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6.5437in"/>
    </style:style>
    <style:style style:name="co12" style:family="table-column">
      <style:table-column-properties fo:break-before="auto" style:column-width="0.9827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1.278in"/>
    </style:style>
    <style:style style:name="co16" style:family="table-column">
      <style:table-column-properties fo:break-before="auto" style:column-width="2.0319in"/>
    </style:style>
    <style:style style:name="co17" style:family="table-column">
      <style:table-column-properties fo:break-before="auto" style:column-width="1.802in"/>
    </style:style>
    <style:style style:name="co18" style:family="table-column">
      <style:table-column-properties fo:break-before="auto" style:column-width="1.8783in"/>
    </style:style>
    <style:style style:name="co19" style:family="table-column">
      <style:table-column-properties fo:break-before="auto" style:column-width="2.2937in"/>
    </style:style>
    <style:style style:name="co20" style:family="table-column">
      <style:table-column-properties fo:break-before="auto" style:column-width="0.7862in"/>
    </style:style>
    <style:style style:name="co21" style:family="table-column">
      <style:table-column-properties fo:break-before="auto" style:column-width="0.7972in"/>
    </style:style>
    <style:style style:name="co22" style:family="table-column">
      <style:table-column-properties fo:break-before="auto" style:column-width="1.2339in"/>
    </style:style>
    <style:style style:name="co23" style:family="table-column">
      <style:table-column-properties fo:break-before="auto" style:column-width="2.0209in"/>
    </style:style>
    <style:style style:name="co24" style:family="table-column">
      <style:table-column-properties fo:break-before="auto" style:column-width="1.4744in"/>
    </style:style>
    <style:style style:name="co25" style:family="table-column">
      <style:table-column-properties fo:break-before="auto" style:column-width="1.6602in"/>
    </style:style>
    <style:style style:name="co26" style:family="table-column">
      <style:table-column-properties fo:break-before="auto" style:column-width="1.6165in"/>
    </style:style>
    <style:style style:name="co27" style:family="table-column">
      <style:table-column-properties fo:break-before="auto" style:column-width="0.7307in"/>
    </style:style>
    <style:style style:name="co28" style:family="table-column">
      <style:table-column-properties fo:break-before="auto" style:column-width="0.5929in"/>
    </style:style>
    <style:style style:name="co29" style:family="table-column">
      <style:table-column-properties fo:break-before="auto" style:column-width="1.0701in"/>
    </style:style>
    <style:style style:name="co30" style:family="table-column">
      <style:table-column-properties fo:break-before="auto" style:column-width="1.3563in"/>
    </style:style>
    <style:style style:name="co31" style:family="table-column">
      <style:table-column-properties fo:break-before="auto" style:column-width="2.870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4346in" fo:break-before="auto" style:use-optimal-row-height="fals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3728in" fo:break-before="auto" style:use-optimal-row-height="false"/>
    </style:style>
    <style:style style:name="ro12" style:family="table-row">
      <style:table-row-properties style:row-height="0.1783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1.0154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3472in" fo:break-before="auto" style:use-optimal-row-height="true"/>
    </style:style>
    <style:style style:name="ro20" style:family="table-row">
      <style:table-row-properties style:row-height="1.0362in" fo:break-before="auto" style:use-optimal-row-height="true"/>
    </style:style>
    <style:style style:name="ro21" style:family="table-row">
      <style:table-row-properties style:row-height="1.6783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5283in" fo:break-before="auto" style:use-optimal-row-height="false"/>
    </style:style>
    <style:style style:name="ro25" style:family="table-row">
      <style:table-row-properties style:row-height="0.4866in" fo:break-before="auto" style:use-optimal-row-height="false"/>
    </style:style>
    <style:style style:name="ro26" style:family="table-row">
      <style:table-row-properties style:row-height="0.7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5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510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6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3" style:family="table-cell" style:parent-style-name="Default">
      <style:table-cell-properties fo:background-color="#cccccc"/>
      <style:text-properties fo:color="#0000ff" fo:font-weight="bold"/>
    </style:style>
    <style:style style:name="ce44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fo:font-size="9pt" fo:font-weight="bold"/>
    </style:style>
    <style:style style:name="ce45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 fo:font-weight="bold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cccccc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4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bold" style:font-name-asian="Tahoma1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ccccc" fo:border="0.0008in solid #000000"/>
    </style:style>
    <style:style style:name="ce5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9" style:family="table-cell" style:parent-style-name="Normal_5f_Sheet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Normal_5f_Sheet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61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6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 fo:margin-left="0in"/>
      <style:text-properties style:font-name="Arial" fo:font-size="10pt" fo:font-weight="normal" style:font-name-asian="Tahoma1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_20_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3" style:family="table-cell" style:parent-style-name="Normal_5f_Sheet1_20_1" style:data-style-name="N15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fo:font-weight="normal" style:font-name-asian="Tahoma1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1"/>
    </style:style>
    <style:style style:name="ce8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1"/>
    </style:style>
    <style:style style:name="ce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1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/>
    </style:style>
    <style:style style:name="ce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9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00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center" fo:margin-left="0in"/>
      <style:text-properties fo:color="#000000" style:font-name="Arial" fo:font-size="10pt" style:font-name-asian="Arial" style:font-size-asian="10pt"/>
    </style:style>
    <style:style style:name="ce10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center" fo:margin-left="0in"/>
      <style:text-properties fo:color="#000000"/>
    </style:style>
    <style:style style:name="ce102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5" style:family="table-cell" style:parent-style-name="Default">
      <style:table-cell-properties fo:background-color="#e6e6ff" fo:border="0.0008in solid #000000"/>
    </style:style>
    <style:style style:name="ce106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center" fo:margin-left="0in"/>
      <style:text-properties fo:font-size="10pt" fo:font-weight="bold"/>
    </style:style>
    <style:style style:name="ce107" style:family="table-cell" style:parent-style-name="Default">
      <style:table-cell-properties style:vertical-align="top"/>
      <style:text-properties fo:font-size="10pt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9" style:family="table-cell" style:parent-style-name="Default">
      <style:table-cell-properties fo:background-color="#e6e6ff" fo:border="0.0008in solid #000000"/>
      <style:text-properties fo:font-size="10pt"/>
    </style:style>
    <style:style style:name="ce110" style:family="table-cell" style:parent-style-name="Default"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3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4" style:family="table-cell" style:parent-style-name="Default">
      <style:table-cell-properties fo:wrap-option="wrap"/>
      <style:text-properties fo:font-size="10pt"/>
    </style:style>
    <style:style style:name="ce115" style:family="table-cell" style:parent-style-name="Default">
      <style:table-cell-properties fo:background-color="#000080"/>
    </style:style>
    <style:style style:name="ce116" style:family="table-cell" style:parent-style-name="Default">
      <style:table-cell-properties fo:background-color="#000080"/>
      <style:text-properties fo:color="#ffffff" fo:font-size="12pt" fo:font-weight="bold"/>
    </style:style>
    <style:style style:name="ce11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ce118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0pt" fo:font-weight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fo:font-size="10pt"/>
    </style:style>
    <style:style style:name="T6" style:family="text">
      <style:text-properties fo:font-size="12pt"/>
    </style:style>
    <style:style style:name="T7" style:family="text">
      <style:text-properties style:font-name="Arial" fo:font-size="10pt"/>
    </style:style>
    <style:style style:name="T8" style:family="text">
      <style:text-properties style:font-name="Arial" fo:font-size="10pt" style:font-size-asian="12pt" style:font-size-complex="6.80000019073486pt"/>
    </style:style>
    <style:style style:name="T9" style:family="text">
      <style:text-properties style:font-name="Arial" style:font-name-asian="Arial"/>
    </style:style>
    <style:style style:name="T10" style:family="text">
      <style:text-properties style:font-name-asian="Lucida Sans Unicode"/>
    </style:style>
    <style:style style:name="T11" style:family="text">
      <style:text-properties fo:font-style="italic"/>
    </style:style>
    <style:style style:name="T12" style:family="text">
      <style:text-properties style:font-name="Arial" fo:font-size="10pt" fo:font-style="italic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ce3"/>
        <table:table-row table:style-name="ro1">
          <table:table-cell table:style-name="ce1">
            <draw:frame table:end-cell-address="Cover.B6" table:end-x="2.2146in" table:end-y="0.0012in" draw:z-index="0" draw:name="Graphics 1" draw:style-name="gr1" draw:text-style-name="P1" svg:width="2.3291in" svg:height="0.9728in" svg:x="1.025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1" table:number-rows-repeated="4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>
          <table:table-cell table:style-name="ce1"/>
          <table:table-cell table:style-name="ce7" office:value-type="string">
            <text:p>FAS TEST CASE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1"/>
          <table:table-cell table:style-name="ce8" office:value-type="string">
            <text:p>Version:</text:p>
          </table:table-cell>
          <table:table-cell table:style-name="ce15"/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/>
          <table:table-cell table:style-name="ce25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7" office:value-type="string">
            <text:p>ECM</text:p>
          </table:table-cell>
          <table:table-cell table:style-name="ce26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</text:p>
          </table:table-cell>
          <table:table-cell table:style-name="ce17" office:value-type="string">
            <text:p>ECM</text:p>
          </table:table-cell>
          <table:table-cell table:style-name="ce26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7" office:value-type="string">
            <text:p>Fast Content Creator</text:p>
          </table:table-cell>
          <table:table-cell table:style-name="ce26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8" table:formula="oooc:=SUM([Configuration.C4:Add_Document.C4])" office:value-type="float" office:value="92">
            <text:p>92</text:p>
          </table:table-cell>
          <table:table-cell table:style-name="ce26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9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7" office:value-type="string">
            <text:p><text:s/>Test is OK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9"/>
          <table:table-cell table:style-name="ce19" office:value-type="string">
            <text:p>Blocked</text:p>
          </table:table-cell>
          <table:table-cell table:style-name="ce27" office:value-type="string">
            <text:p>Could not run the test (another bug is blocking)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9"/>
          <table:table-cell table:style-name="ce19" office:value-type="string">
            <text:p>Failed</text:p>
          </table:table-cell>
          <table:table-cell table:style-name="ce28" office:value-type="string">
            <text:p>Test failed, a bug is entered on it (please add the bug ID)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9"/>
          <table:table-cell table:style-name="ce19" office:value-type="string">
            <text:p>N/A</text:p>
          </table:table-cell>
          <table:table-cell table:style-name="ce28" office:value-type="string">
            <text:p>Test is not possible to run on this version </text:p>
          </table:table-cell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0"/>
          <table:table-cell table:style-name="ce26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9"/>
          <table:table-cell table:style-name="ce21" table:number-columns-repeated="3"/>
          <table:table-cell table:style-name="ce2" table:number-columns-repeated="2"/>
          <table:table-cell table:number-columns-repeated="249"/>
        </table:table-row>
        <table:table-row table:style-name="ro1">
          <table:table-cell/>
          <table:table-cell table:style-name="ce10" office:value-type="string">
            <text:p>Record of change:</text:p>
          </table:table-cell>
          <table:table-cell table:number-columns-repeated="254"/>
        </table:table-row>
        <table:table-row table:style-name="ro3">
          <table:table-cell table:style-name="ce4"/>
          <table:table-cell table:style-name="ce11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locat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8" office:value-type="string">
            <text:p>Reference</text:p>
          </table:table-cell>
          <table:table-cell table:style-name="ce4" table:number-columns-repeated="248"/>
        </table:table-row>
        <table:table-row table:style-name="ro1">
          <table:table-cell table:style-name="ce4"/>
          <table:table-cell table:style-name="ce12" office:value-type="float" office:value="39741">
            <text:p>20-Oct-08</text:p>
          </table:table-cell>
          <table:table-cell table:style-name="ce23" office:value-type="string">
            <text:p>2.1</text:p>
          </table:table-cell>
          <table:table-cell table:style-name="ce29"/>
          <table:table-cell table:style-name="ce31" office:value-type="string">
            <text:p>Update test case based on ECM 2.1</text:p>
          </table:table-cell>
          <table:table-cell table:style-name="ce31" office:value-type="string">
            <text:p>Hanh.Ly</text:p>
          </table:table-cell>
          <table:table-cell table:style-name="ce31"/>
          <table:table-cell table:style-name="ce39"/>
          <table:table-cell table:style-name="ce4" table:number-columns-repeated="248"/>
        </table:table-row>
        <table:table-row table:style-name="ro4">
          <table:table-cell table:style-name="ce4"/>
          <table:table-cell table:style-name="ce13" office:value-type="float" office:value="39744">
            <text:p>23-Oct-08</text:p>
          </table:table-cell>
          <table:table-cell table:style-name="ce23" office:value-type="string">
            <text:p>2.1</text:p>
          </table:table-cell>
          <table:table-cell table:style-name="ce29"/>
          <table:table-cell table:style-name="ce32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1" office:value-type="string">
            <text:p>Hanh.Ly</text:p>
          </table:table-cell>
          <table:table-cell table:style-name="ce34"/>
          <table:table-cell table:style-name="ce39"/>
          <table:table-cell table:style-name="ce4" table:number-columns-repeated="248"/>
        </table:table-row>
        <table:table-row table:style-name="ro5">
          <table:table-cell table:style-name="ce5"/>
          <table:table-cell table:style-name="ce13" office:value-type="float" office:value="39799">
            <text:p>17-Dec-08</text:p>
          </table:table-cell>
          <table:table-cell table:style-name="ce23" office:value-type="string">
            <text:p>2.2</text:p>
          </table:table-cell>
          <table:table-cell table:style-name="ce29"/>
          <table:table-cell table:style-name="ce33" office:value-type="string">
            <text:p>Update test case based on ECM 2.2</text:p>
          </table:table-cell>
          <table:table-cell table:style-name="ce31" office:value-type="string">
            <text:p>Hanh.Ly</text:p>
          </table:table-cell>
          <table:table-cell table:style-name="ce33"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945">
            <text:p>12-May-09</text:p>
          </table:table-cell>
          <table:table-cell table:style-name="ce23"/>
          <table:table-cell table:style-name="ce29"/>
          <table:table-cell table:style-name="ce34" office:value-type="string">
            <text:p>- Add Affect column to comment when one case is not in used at current version with N/A</text:p>
          </table:table-cell>
          <table:table-cell table:style-name="ce31" office:value-type="string">
            <text:p>minh.nguyen</text:p>
          </table:table-cell>
          <table:table-cell table:style-name="ce33"/>
          <table:table-cell table:style-name="ce40"/>
          <table:table-cell table:style-name="ce5" table:number-columns-repeated="248"/>
        </table:table-row>
        <table:table-row table:style-name="ro6">
          <table:table-cell table:style-name="ce5"/>
          <table:table-cell table:style-name="ce14" office:value-type="date" office:date-value="2010-05-14">
            <text:p>14-May-10</text:p>
          </table:table-cell>
          <table:table-cell table:style-name="ce24" office:value-type="string">
            <text:p>2.0.0Beta2</text:p>
          </table:table-cell>
          <table:table-cell table:style-name="ce30"/>
          <table:table-cell table:style-name="ce35" office:value-type="string">
            <text:p>Update Priority for test case</text:p>
          </table:table-cell>
          <table:table-cell table:style-name="ce36" office:value-type="string">
            <text:p>Dung.nguyenthi</text:p>
          </table:table-cell>
          <table:table-cell table:style-name="ce33"/>
          <table:table-cell table:style-name="ce40"/>
          <table:table-cell table:style-name="ce5" table:number-columns-repeated="248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10" table:default-cell-style-name="Default"/>
        <table:table-column table:style-name="co11" table:default-cell-style-name="ce53"/>
        <table:table-column table:style-name="co12" table:default-cell-style-name="ce53"/>
        <table:table-column table:style-name="co12" table:default-cell-style-name="Default"/>
        <table:table-column table:style-name="co13" table:number-columns-repeated="252" table:default-cell-style-name="Default"/>
        <table:table-row table:style-name="ro7">
          <table:table-cell table:style-name="ce41" office:value-type="string" table:number-columns-spanned="2" table:number-rows-spanned="1">
            <text:p><text:span text:style-name="T1">Fast </text:span><text:span text:style-name="T1">Content </text:span><text:span text:style-name="T1">Creator </text:span><text:span text:style-name="T1">Check </text:span><text:span text:style-name="T1">List</text:span></text:p>
            <text:p><text:span text:style-name="T2">Based on </text:span><text:span text:style-name="T2">Product built </text:span><text:span text:style-name="T2">version: DMS </text:span><text:span text:style-name="T2">v2.6</text:span></text:p>
          </table:table-cell>
          <table:covered-table-cell table:style-name="ce46"/>
          <table:table-cell table:style-name="ce46" table:number-columns-repeated="2"/>
          <table:table-cell table:number-columns-repeated="252"/>
        </table:table-row>
        <table:table-row table:style-name="ro8">
          <table:table-cell table:style-name="ce42" office:value-type="string">
            <text:p>Id</text:p>
          </table:table-cell>
          <table:table-cell table:style-name="ce46" office:value-type="string">
            <text:p>Main cases</text:p>
          </table:table-cell>
          <table:table-cell table:style-name="ce46" office:value-type="string">
            <text:p>Priority</text:p>
          </table:table-cell>
          <table:table-cell table:style-name="ce46" office:value-type="string">
            <text:p>Affect</text:p>
          </table:table-cell>
          <table:table-cell table:number-columns-repeated="252"/>
        </table:table-row>
        <table:table-row table:style-name="ro8">
          <table:table-cell table:style-name="ce43" office:value-type="string" table:number-columns-spanned="2" table:number-rows-spanned="1">
            <text:p>Configuration: Configure Fast Content Creator portlet</text:p>
          </table:table-cell>
          <table:covered-table-cell table:style-name="ce47"/>
          <table:table-cell table:style-name="ce54"/>
          <table:table-cell table:style-name="ce47"/>
          <table:table-cell table:number-columns-repeated="252"/>
        </table:table-row>
        <table:table-row table:style-name="ro3">
          <table:table-cell table:style-name="ce44" office:value-type="string">
            <text:p>FAS_01.001</text:p>
          </table:table-cell>
          <table:table-cell table:style-name="ce48" office:value-type="string">
            <text:p>Check when select repository that user does not have at least add right on any of its workspaces while configuring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3">
          <table:table-cell table:style-name="ce45" office:value-type="string">
            <text:p>FAS_01.002</text:p>
          </table:table-cell>
          <table:table-cell table:style-name="ce48" office:value-type="string">
            <text:p>Check when select repository that user has add right on at least one workspace while configuring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03</text:p>
          </table:table-cell>
          <table:table-cell table:style-name="ce48" office:value-type="string">
            <text:p>Check Select location to save form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04</text:p>
          </table:table-cell>
          <table:table-cell table:style-name="ce48" office:value-type="string">
            <text:p>Check templates list when choose root path for Location to save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05</text:p>
          </table:table-cell>
          <table:table-cell table:style-name="ce48" office:value-type="string">
            <text:p>Check templates list when choose Content folder for Location to save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06</text:p>
          </table:table-cell>
          <table:table-cell table:style-name="ce48" office:value-type="string">
            <text:p>Check templates list when choose Document folder for Location to save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07</text:p>
          </table:table-cell>
          <table:table-cell table:style-name="ce48" office:value-type="string">
            <text:p>Check templates list when choose Article for Location to save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08</text:p>
          </table:table-cell>
          <table:table-cell table:style-name="ce48" office:value-type="string">
            <text:p>Check templates list when choose File for Location to save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09</text:p>
          </table:table-cell>
          <table:table-cell table:style-name="ce48" office:value-type="string">
            <text:p>Check templates list when choose Podcast for Location to save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10</text:p>
          </table:table-cell>
          <table:table-cell table:style-name="ce48" office:value-type="string">
            <text:p>Check templates list when choose Sample Node for Location to save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11</text:p>
          </table:table-cell>
          <table:table-cell table:style-name="ce48" office:value-type="string">
            <text:p>Check templates list when choose File Plan for Location to save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12</text:p>
          </table:table-cell>
          <table:table-cell table:style-name="ce48" office:value-type="string">
            <text:p>Check templates list when choose Kofax for Location to save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13</text:p>
          </table:table-cell>
          <table:table-cell table:style-name="ce48" office:value-type="string">
            <text:p>Check templates list when choose uploaded file for Location to save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14</text:p>
          </table:table-cell>
          <table:table-cell table:style-name="ce49" office:value-type="string">
            <text:p>Check Select location to save form while location is being locked by locker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15</text:p>
          </table:table-cell>
          <table:table-cell table:style-name="ce48" office:value-type="string">
            <text:p>Check Select location to save form while location is being locked by user is not locker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9">
          <table:table-cell table:style-name="ce45" office:value-type="string">
            <text:p>FAS_01.016</text:p>
          </table:table-cell>
          <table:table-cell table:style-name="ce48" office:value-type="string">
            <text:p>Check Select location to save form while parent of location is being locked by locker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10">
          <table:table-cell table:style-name="ce45" office:value-type="string">
            <text:p>FAS_01.017</text:p>
          </table:table-cell>
          <table:table-cell table:style-name="ce48" office:value-type="string">
            <text:p>Check Select location to save form while user <text:s/>does not have add node right in selected location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18</text:p>
          </table:table-cell>
          <table:table-cell table:style-name="ce48" office:value-type="string">
            <text:p>Check Select location to save form while node is being 'Check in' status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5" office:value-type="string">
            <text:p>FAS_01.019</text:p>
          </table:table-cell>
          <table:table-cell table:style-name="ce48" office:value-type="string">
            <text:p>Check Select location to save form while parent node is being 'Check in' status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8">
          <table:table-cell table:style-name="ce43" office:value-type="string" table:number-columns-spanned="2" table:number-rows-spanned="1">
            <text:p>Add_Document: Create document after being configured</text:p>
          </table:table-cell>
          <table:covered-table-cell table:style-name="ce43"/>
          <table:table-cell table:style-name="ce43"/>
          <table:table-cell table:style-name="ce47"/>
          <table:table-cell table:style-name="ce56" table:number-columns-repeated="252"/>
        </table:table-row>
        <table:table-row table:style-name="ro11">
          <table:table-cell table:style-name="ce44" office:value-type="string">
            <text:p>FAS_02.001</text:p>
          </table:table-cell>
          <table:table-cell table:style-name="ce50" office:value-type="string">
            <text:p>Create Article document in root path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style-name="ce56" table:number-columns-repeated="253"/>
        </table:table-row>
        <table:table-row table:style-name="ro3">
          <table:table-cell table:style-name="ce45" office:value-type="string">
            <text:p>FAS_02.002</text:p>
          </table:table-cell>
          <table:table-cell table:style-name="ce50" office:value-type="string">
            <text:p>Create Article document in Content folder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03</text:p>
          </table:table-cell>
          <table:table-cell table:style-name="ce50" office:value-type="string">
            <text:p>Create Article document in Document folder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04</text:p>
          </table:table-cell>
          <table:table-cell table:style-name="ce50" office:value-type="string">
            <text:p>Create Article document in Article document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05</text:p>
          </table:table-cell>
          <table:table-cell table:style-name="ce50" office:value-type="string">
            <text:p>Create Article document in File document by Fast Content Creator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06</text:p>
          </table:table-cell>
          <table:table-cell table:style-name="ce50" office:value-type="string">
            <text:p>Create Article document in Podcast document by Fast Content Creator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07</text:p>
          </table:table-cell>
          <table:table-cell table:style-name="ce50" office:value-type="string">
            <text:p>Create Article document in Sample Node document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08</text:p>
          </table:table-cell>
          <table:table-cell table:style-name="ce50" office:value-type="string">
            <text:p>Create Article document in File Plan document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09</text:p>
          </table:table-cell>
          <table:table-cell table:style-name="ce50" office:value-type="string">
            <text:p>Create Article document in Kofax document by Fast Content Creator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10</text:p>
          </table:table-cell>
          <table:table-cell table:style-name="ce50" office:value-type="string">
            <text:p>Create Article document when 'Title' field is blank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11</text:p>
          </table:table-cell>
          <table:table-cell table:style-name="ce50" office:value-type="string">
            <text:p>Create Article document in uploaded file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12</text:p>
          </table:table-cell>
          <table:table-cell table:style-name="ce50" office:value-type="string">
            <text:p>Create File <text:s text:c="2"/>document in root path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13</text:p>
          </table:table-cell>
          <table:table-cell table:style-name="ce50" office:value-type="string">
            <text:p>Create File <text:s text:c="2"/>document in Content folder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14</text:p>
          </table:table-cell>
          <table:table-cell table:style-name="ce50" office:value-type="string">
            <text:p>Create File <text:s text:c="2"/>document in Document folder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15</text:p>
          </table:table-cell>
          <table:table-cell table:style-name="ce50" office:value-type="string">
            <text:p>Create File <text:s text:c="2"/>document in Article document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16</text:p>
          </table:table-cell>
          <table:table-cell table:style-name="ce50" office:value-type="string">
            <text:p>Create File <text:s text:c="2"/>document in File <text:s text:c="2"/>document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17</text:p>
          </table:table-cell>
          <table:table-cell table:style-name="ce50" office:value-type="string">
            <text:p>Create File <text:s text:c="2"/>document in Podcast <text:s text:c="2"/>document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18</text:p>
          </table:table-cell>
          <table:table-cell table:style-name="ce50" office:value-type="string">
            <text:p>Create File <text:s text:c="2"/>document in Sample Node document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19</text:p>
          </table:table-cell>
          <table:table-cell table:style-name="ce50" office:value-type="string">
            <text:p>Create File <text:s text:c="2"/>document in File Plan document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20</text:p>
          </table:table-cell>
          <table:table-cell table:style-name="ce50" office:value-type="string">
            <text:p>Create File <text:s text:c="2"/>document in Kofax document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21</text:p>
          </table:table-cell>
          <table:table-cell table:style-name="ce50" office:value-type="string">
            <text:p>Create File <text:s text:c="2"/>document in uploaded file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22</text:p>
          </table:table-cell>
          <table:table-cell table:style-name="ce50" office:value-type="string">
            <text:p>Create File document when the content is empty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23</text:p>
          </table:table-cell>
          <table:table-cell table:style-name="ce50" office:value-type="string">
            <text:p>Create Podcast document in root path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24</text:p>
          </table:table-cell>
          <table:table-cell table:style-name="ce50" office:value-type="string">
            <text:p>Create Podcast <text:s text:c="2"/>document in Content folder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25</text:p>
          </table:table-cell>
          <table:table-cell table:style-name="ce50" office:value-type="string">
            <text:p>Create Podcast document in Document folder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26</text:p>
          </table:table-cell>
          <table:table-cell table:style-name="ce50" office:value-type="string">
            <text:p>Create Podcast document in Article document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27</text:p>
          </table:table-cell>
          <table:table-cell table:style-name="ce50" office:value-type="string">
            <text:p>Create Podcast document in File <text:s text:c="2"/>document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28</text:p>
          </table:table-cell>
          <table:table-cell table:style-name="ce50" office:value-type="string">
            <text:p>Create Podcast document in Podcast <text:s text:c="2"/>document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29</text:p>
          </table:table-cell>
          <table:table-cell table:style-name="ce50" office:value-type="string">
            <text:p>Create Podcast document in Sample Node document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30</text:p>
          </table:table-cell>
          <table:table-cell table:style-name="ce50" office:value-type="string">
            <text:p>Create Podcast <text:s/>document in File Plan document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31</text:p>
          </table:table-cell>
          <table:table-cell table:style-name="ce50" office:value-type="string">
            <text:p>Create Podcast <text:s/>document in Kofax document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32</text:p>
          </table:table-cell>
          <table:table-cell table:style-name="ce50" office:value-type="string">
            <text:p>Create Podcast document in uploaded file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33</text:p>
          </table:table-cell>
          <table:table-cell table:style-name="ce50" office:value-type="string">
            <text:p>Create Podcast document when the link is empty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34</text:p>
          </table:table-cell>
          <table:table-cell table:style-name="ce50" office:value-type="string">
            <text:p>Create Sample Node document in root path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35</text:p>
          </table:table-cell>
          <table:table-cell table:style-name="ce50" office:value-type="string">
            <text:p>Create Sample Node document in Content folder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36</text:p>
          </table:table-cell>
          <table:table-cell table:style-name="ce50" office:value-type="string">
            <text:p>Create Sample Node document in Document folder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37</text:p>
          </table:table-cell>
          <table:table-cell table:style-name="ce50" office:value-type="string">
            <text:p>Create Sample Node document in Article document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38</text:p>
          </table:table-cell>
          <table:table-cell table:style-name="ce50" office:value-type="string">
            <text:p>Create Sample Node document in File document by Fast Content Creator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39</text:p>
          </table:table-cell>
          <table:table-cell table:style-name="ce50" office:value-type="string">
            <text:p>Create Sample Node document in Podcast document by Fast Content Creator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40</text:p>
          </table:table-cell>
          <table:table-cell table:style-name="ce50" office:value-type="string">
            <text:p>Create Sample Node document in Sample Node document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41</text:p>
          </table:table-cell>
          <table:table-cell table:style-name="ce50" office:value-type="string">
            <text:p>Create Sample Node document in File Plan document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42</text:p>
          </table:table-cell>
          <table:table-cell table:style-name="ce50" office:value-type="string">
            <text:p>Create Sample Node document in Kofax document by Fast Content Creator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43</text:p>
          </table:table-cell>
          <table:table-cell table:style-name="ce50" office:value-type="string">
            <text:p>Create Sample Node document when 'Title' field is blank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44</text:p>
          </table:table-cell>
          <table:table-cell table:style-name="ce50" office:value-type="string">
            <text:p>Create Sample Node document in uploaded file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45</text:p>
          </table:table-cell>
          <table:table-cell table:style-name="ce50" office:value-type="string">
            <text:p>Create File Plan <text:s/>document in root path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46</text:p>
          </table:table-cell>
          <table:table-cell table:style-name="ce50" office:value-type="string">
            <text:p>Create File Plan <text:s/>document in Content folder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47</text:p>
          </table:table-cell>
          <table:table-cell table:style-name="ce50" office:value-type="string">
            <text:p>Create File Plan <text:s/>document in Document folder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48</text:p>
          </table:table-cell>
          <table:table-cell table:style-name="ce50" office:value-type="string">
            <text:p>Create File Plan <text:s/>document in Article document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49</text:p>
          </table:table-cell>
          <table:table-cell table:style-name="ce50" office:value-type="string">
            <text:p>Create File Plan <text:s/>document in File document by Fast Content Creator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50</text:p>
          </table:table-cell>
          <table:table-cell table:style-name="ce50" office:value-type="string">
            <text:p>Create File Plan <text:s/>document in Podcast document by Fast Content Creator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51</text:p>
          </table:table-cell>
          <table:table-cell table:style-name="ce50" office:value-type="string">
            <text:p>Create File Plan <text:s/>document in Sample Node document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52</text:p>
          </table:table-cell>
          <table:table-cell table:style-name="ce50" office:value-type="string">
            <text:p>Create File Plan <text:s/>document in File Plan document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53</text:p>
          </table:table-cell>
          <table:table-cell table:style-name="ce50" office:value-type="string">
            <text:p>Create File Plan <text:s/>document in Kofax document by Fast Content Creator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54</text:p>
          </table:table-cell>
          <table:table-cell table:style-name="ce50" office:value-type="string">
            <text:p>Create Kofax document in root path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55</text:p>
          </table:table-cell>
          <table:table-cell table:style-name="ce50" office:value-type="string">
            <text:p>Create Kofax document in Content folder by Fast Content Creator when input valid data in all required field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56</text:p>
          </table:table-cell>
          <table:table-cell table:style-name="ce50" office:value-type="string">
            <text:p>Create Kofax document in Document folder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57</text:p>
          </table:table-cell>
          <table:table-cell table:style-name="ce50" office:value-type="string">
            <text:p>Create Kofax document in Article document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58</text:p>
          </table:table-cell>
          <table:table-cell table:style-name="ce50" office:value-type="string">
            <text:p>Create Kofax document in File document by Fast Content Creator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59</text:p>
          </table:table-cell>
          <table:table-cell table:style-name="ce50" office:value-type="string">
            <text:p>Create Kofax document in Podcast document by Fast Content Creator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60</text:p>
          </table:table-cell>
          <table:table-cell table:style-name="ce50" office:value-type="string">
            <text:p>Create Kofax document in Sample Node document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61</text:p>
          </table:table-cell>
          <table:table-cell table:style-name="ce50" office:value-type="string">
            <text:p>Create Kofax document in File Plan document by Fast Content Creator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62</text:p>
          </table:table-cell>
          <table:table-cell table:style-name="ce50" office:value-type="string">
            <text:p>Create Kofax document in Kofax document by Fast Content Creator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63</text:p>
          </table:table-cell>
          <table:table-cell table:style-name="ce50" office:value-type="string">
            <text:p>Create document when name field is blank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64</text:p>
          </table:table-cell>
          <table:table-cell table:style-name="ce50" office:value-type="string">
            <text:p>Create document when Name field contain some</text:p>
            <text:p><text:s/>special characters: # % &amp; * ( ) “ ' : ; [ ] {}\! | /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65</text:p>
          </table:table-cell>
          <table:table-cell table:style-name="ce50" office:value-type="string">
            <text:p>Create document by Fast Content Creator when location is deleted 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66</text:p>
          </table:table-cell>
          <table:table-cell table:style-name="ce50" office:value-type="string">
            <text:p>Create document by Fast Content when the location is locked by user is locker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67</text:p>
          </table:table-cell>
          <table:table-cell table:style-name="ce51" office:value-type="string">
            <text:p>Create document by Fast Content when the location is locked by user isn't locker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68</text:p>
          </table:table-cell>
          <table:table-cell table:style-name="ce51" office:value-type="string">
            <text:p>Create document by Fast Content when the parent node of location node is being “lock” statu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3">
          <table:table-cell table:style-name="ce45" office:value-type="string">
            <text:p>FAS_02.069</text:p>
          </table:table-cell>
          <table:table-cell table:style-name="ce51" office:value-type="string">
            <text:p>Create document by Fast Content when user does not have add node right in selected location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70</text:p>
          </table:table-cell>
          <table:table-cell table:style-name="ce51" office:value-type="string">
            <text:p>Create document by Fast Content when location node is in 'check in' statu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71</text:p>
          </table:table-cell>
          <table:table-cell table:style-name="ce51" office:value-type="string">
            <text:p>Create document by Fast Content when parent node of location node is in 'check in' status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72</text:p>
          </table:table-cell>
          <table:table-cell table:style-name="ce52" office:value-type="string">
            <text:p>User put the wrong category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6">
          <table:table-cell table:style-name="ce45" office:value-type="string">
            <text:p>FAS_02.073</text:p>
          </table:table-cell>
          <table:table-cell table:style-name="ce52" office:value-type="string">
            <text:p>Delete category</text:p>
          </table:table-cell>
          <table:table-cell table:style-name="ce55" office:value-type="string">
            <text:p>High</text:p>
          </table:table-cell>
          <table:table-cell table:number-columns-repeated="253"/>
        </table:table-row>
        <table:table-row table:style-name="ro12" table:number-rows-repeated="39">
          <table:table-cell/>
          <table:table-cell table:style-name="Default" table:number-columns-repeated="2"/>
          <table:table-cell table:number-columns-repeated="253"/>
        </table:table-row>
        <table:table-row table:style-name="ro12" table:number-rows-repeated="65400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Configuration" table:style-name="ta1" table:print="false">
        <office:forms form:automatic-focus="false" form:apply-design-mode="false"/>
        <table:table-column table:style-name="co13" table:default-cell-style-name="ce57"/>
        <table:table-column table:style-name="co13" table:default-cell-style-name="ce64"/>
        <table:table-column table:style-name="co14" table:default-cell-style-name="ce75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13" table:number-columns-repeated="248" table:default-cell-style-name="ce57"/>
        <table:table-row table:style-name="ro6">
          <table:table-cell/>
          <table:table-cell table:style-name="ce61" office:value-type="string">
            <text:p>TEST CASE</text:p>
          </table:table-cell>
          <table:table-cell table:style-name="ce68" table:number-columns-repeated="3"/>
          <table:table-cell table:style-name="Default"/>
          <table:table-cell table:style-name="ce68" table:number-columns-repeated="13"/>
          <table:table-cell table:style-name="ce85" table:number-columns-repeated="207"/>
          <table:table-cell table:number-columns-repeated="30"/>
        </table:table-row>
        <table:table-row table:style-name="ro13">
          <table:table-cell/>
          <table:table-cell table:style-name="ce62"/>
          <table:table-cell table:style-name="ce68" table:number-columns-repeated="3"/>
          <table:table-cell table:style-name="Default"/>
          <table:table-cell table:style-name="ce68" table:number-columns-repeated="3"/>
          <table:table-cell table:style-name="ce83"/>
          <table:table-cell table:style-name="ce83" office:value-type="string">
            <text:p>Passed</text:p>
          </table:table-cell>
          <table:table-cell table:style-name="ce83" table:formula="oooc:=COUNTIF([.L$7:.L$1008];[.$K2])" office:value-type="float" office:value="0">
            <text:p>0</text:p>
          </table:table-cell>
          <table:table-cell table:style-name="ce83" table:formula="oooc:=COUNTIF([.M$7:.M$1008];[.$K2])" office:value-type="float" office:value="0">
            <text:p>0</text:p>
          </table:table-cell>
          <table:table-cell table:style-name="ce83" table:formula="oooc:=COUNTIF([.N$7:.N$1008];[.$K2])" office:value-type="float" office:value="0">
            <text:p>0</text:p>
          </table:table-cell>
          <table:table-cell table:style-name="ce83" table:formula="oooc:=COUNTIF([.O$7:.O$1008];[.$K2])" office:value-type="float" office:value="0">
            <text:p>0</text:p>
          </table:table-cell>
          <table:table-cell table:style-name="ce68" table:number-columns-repeated="4"/>
          <table:table-cell table:style-name="ce85" table:number-columns-repeated="207"/>
          <table:table-cell table:number-columns-repeated="30"/>
        </table:table-row>
        <table:table-row table:style-name="ro14">
          <table:table-cell/>
          <table:table-cell table:style-name="ce63" office:value-type="string">
            <text:p>Function list</text:p>
          </table:table-cell>
          <table:table-cell table:style-name="ce69" office:value-type="string" table:number-columns-spanned="3" table:number-rows-spanned="1">
            <text:p>Configuration for Fast Content Creator portlet</text:p>
          </table:table-cell>
          <table:covered-table-cell table:number-columns-repeated="2" table:style-name="ce69"/>
          <table:table-cell table:style-name="Default"/>
          <table:table-cell table:style-name="ce81" table:number-columns-repeated="3"/>
          <table:table-cell table:style-name="ce83"/>
          <table:table-cell table:style-name="ce83" office:value-type="string">
            <text:p>Failed</text:p>
          </table:table-cell>
          <table:table-cell table:style-name="ce83" table:formula="oooc:=COUNTIF([.L$7:.L$1008];[.$K3])" office:value-type="float" office:value="0">
            <text:p>0</text:p>
          </table:table-cell>
          <table:table-cell table:style-name="ce83" table:formula="oooc:=COUNTIF([.M$7:.M$1008];[.$K3])" office:value-type="float" office:value="0">
            <text:p>0</text:p>
          </table:table-cell>
          <table:table-cell table:style-name="ce83" table:formula="oooc:=COUNTIF([.N$7:.N$1008];[.$K3])" office:value-type="float" office:value="0">
            <text:p>0</text:p>
          </table:table-cell>
          <table:table-cell table:style-name="ce83" table:formula="oooc:=COUNTIF([.O$7:.O$1008];[.$K3])" office:value-type="float" office:value="0">
            <text:p>0</text:p>
          </table:table-cell>
          <table:table-cell table:style-name="ce81" table:number-columns-repeated="4"/>
          <table:table-cell table:style-name="ce85" table:number-columns-repeated="207"/>
          <table:table-cell table:number-columns-repeated="30"/>
        </table:table-row>
        <table:table-row table:style-name="ro3">
          <table:table-cell/>
          <table:table-cell table:style-name="ce63" office:value-type="string">
            <text:p>Total main cases:</text:p>
          </table:table-cell>
          <table:table-cell table:style-name="ce69" table:formula="oooc:=MAX([.A7:.A994])" office:value-type="float" office:value="19" table:number-columns-spanned="3" table:number-rows-spanned="1">
            <text:p>19</text:p>
          </table:table-cell>
          <table:covered-table-cell table:number-columns-repeated="2" table:style-name="ce76"/>
          <table:table-cell table:style-name="Default"/>
          <table:table-cell table:style-name="ce81" table:number-columns-repeated="3"/>
          <table:table-cell table:style-name="ce83"/>
          <table:table-cell table:style-name="ce83" office:value-type="string">
            <text:p>Blocked</text:p>
          </table:table-cell>
          <table:table-cell table:style-name="ce83" table:formula="oooc:=COUNTIF([.L$7:.L$1008];[.$K4])" office:value-type="float" office:value="0">
            <text:p>0</text:p>
          </table:table-cell>
          <table:table-cell table:style-name="ce83" table:formula="oooc:=COUNTIF([.M$7:.M$1008];[.$K4])" office:value-type="float" office:value="0">
            <text:p>0</text:p>
          </table:table-cell>
          <table:table-cell table:style-name="ce83" table:formula="oooc:=COUNTIF([.N$7:.N$1008];[.$K4])" office:value-type="float" office:value="0">
            <text:p>0</text:p>
          </table:table-cell>
          <table:table-cell table:style-name="ce83" table:formula="oooc:=COUNTIF([.O$7:.O$1008];[.$K4])" office:value-type="float" office:value="0">
            <text:p>0</text:p>
          </table:table-cell>
          <table:table-cell table:style-name="ce81" table:number-columns-repeated="4"/>
          <table:table-cell table:style-name="ce85" table:number-columns-repeated="207"/>
          <table:table-cell table:number-columns-repeated="30"/>
        </table:table-row>
        <table:table-row table:style-name="ro13">
          <table:table-cell table:number-columns-repeated="2"/>
          <table:table-cell table:style-name="ce70"/>
          <table:table-cell table:style-name="ce77" table:number-columns-repeated="6"/>
          <table:table-cell table:style-name="ce84"/>
          <table:table-cell table:style-name="ce84" office:value-type="string">
            <text:p>Untested</text:p>
          </table:table-cell>
          <table:table-cell table:style-name="ce83" table:formula="oooc:=COUNTIF([.L$7:.L$1008];[.$K5])" office:value-type="float" office:value="0">
            <text:p>0</text:p>
          </table:table-cell>
          <table:table-cell table:style-name="ce83" table:formula="oooc:=COUNTIF([.M$7:.M$1008];[.$K5])" office:value-type="float" office:value="0">
            <text:p>0</text:p>
          </table:table-cell>
          <table:table-cell table:style-name="ce83" table:formula="oooc:=COUNTIF([.N$7:.N$1008];[.$K5])" office:value-type="float" office:value="0">
            <text:p>0</text:p>
          </table:table-cell>
          <table:table-cell table:style-name="ce83" table:formula="oooc:=COUNTIF([.O$7:.O$1008];[.$K5])" office:value-type="float" office:value="0">
            <text:p>0</text:p>
          </table:table-cell>
          <table:table-cell table:style-name="ce77" table:number-columns-repeated="4"/>
          <table:table-cell table:style-name="ce85" table:number-columns-repeated="207"/>
          <table:table-cell table:number-columns-repeated="30"/>
        </table:table-row>
        <table:table-row table:style-name="ro3">
          <table:table-cell table:style-name="ce58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78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9"/>
          <table:table-cell table:style-name="ce86" table:number-columns-repeated="218"/>
          <table:table-cell table:style-name="ce87" table:number-columns-repeated="6"/>
          <table:table-cell table:style-name="ce88" table:number-columns-repeated="13"/>
        </table:table-row>
        <table:table-row table:style-name="ro15">
          <table:table-cell table:style-name="ce59" office:value-type="float" office:value="1">
            <text:p>001</text:p>
          </table:table-cell>
          <table:table-cell table:style-name="ce66" office:value-type="string">
            <text:p>FAS_01</text:p>
          </table:table-cell>
          <table:table-cell table:style-name="ce72" office:value-type="float" office:value="1">
            <text:p>001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when select repository that user does not have at least add right on any of its workspaces while configuring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 </text:p>
            <text:p>- Set right on those workspaces for some users</text:p>
            <text:p/>
          </table:table-cell>
          <table:table-cell table:style-name="ce80" office:value-type="string">
            <text:p>- New repository is added successfully</text:p>
            <text:p/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6">
          <table:table-cell table:style-name="ce60" table:formula="oooc:=IF(MID([.F8];6;1)&gt;MID([.F7];6;1);&quot;&quot;;MAX([.A$7:.A7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8];6;1)&gt;MID([.F7];6;1);[.C7];[.C7]+1)" office:value-type="float" office:value="1">
            <text:p>001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when select repository that user does not have at least add right on any of its workspaces while configuring</text:p>
          </table:table-cell>
          <table:table-cell table:style-name="ce80" office:value-type="string">
            <text:p>Step 2: Show form to configure fast content creator portlet</text:p>
          </table:table-cell>
          <table:table-cell table:style-name="ce80" office:value-type="string">
            <text:p>- Login by user who does not have at least Add right on added repository</text:p>
            <text:p>- Go to Fast Content Creator and change to Edit mode</text:p>
          </table:table-cell>
          <table:table-cell table:style-name="ce80" office:value-type="string">
            <text:p>- Configuration form is displayed</text:p>
            <text:p>- In Select Repository: Added repository above is not displayed to be select. Can not select repository to configure Fast content Creator if user does not have at least Add right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5">
          <table:table-cell table:style-name="ce60" table:formula="oooc:=IF(MID([.F9];6;1)&gt;MID([.F8];6;1);&quot;&quot;;MAX([.A$7:.A8])+1)" office:value-type="float" office:value="2">
            <text:p>002</text:p>
          </table:table-cell>
          <table:table-cell table:style-name="ce66" office:value-type="string">
            <text:p>FAS_01</text:p>
          </table:table-cell>
          <table:table-cell table:style-name="ce73" table:formula="oooc:=IF(MID([.F9];6;1)&gt;MID([.F8];6;1);[.C8];[.C8]+1)" office:value-type="float" office:value="2">
            <text:p>002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when select repository that user has add right on at least one workspace while configuring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  <text:p>- Set right on those workspaces for some users</text:p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10];6;1)&gt;MID([.F9];6;1);&quot;&quot;;MAX([.A$7:.A9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10];6;1)&gt;MID([.F9];6;1);[.C9];[.C9]+1)" office:value-type="float" office:value="2">
            <text:p>002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when select repository that user has add right on at least one workspace while configuring</text:p>
          </table:table-cell>
          <table:table-cell table:style-name="ce80" office:value-type="string">
            <text:p>Step 2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11];6;1)&gt;MID([.F10];6;1);&quot;&quot;;MAX([.A$7:.A10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11];6;1)&gt;MID([.F10];6;1);[.C10];[.C10]+1)" office:value-type="float" office:value="2">
            <text:p>002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when select repository that user has add right on at least one workspace while configuring</text:p>
          </table:table-cell>
          <table:table-cell table:style-name="ce55" office:value-type="string">
            <text:p>Step 3: Check displaying workspaces list to configure</text:p>
          </table:table-cell>
          <table:table-cell table:style-name="ce55" office:value-type="string">
            <text:p>Check <text:span text:style-name="T3">Select </text:span><text:span text:style-name="T3">Workspace</text:span> field</text:p>
          </table:table-cell>
          <table:table-cell table:style-name="ce55" office:value-type="string">
            <text:p>Only workspaces of selected repository that logged user has at least Add right can be liste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12];6;1)&gt;MID([.F11];6;1);&quot;&quot;;MAX([.A$7:.A11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12];6;1)&gt;MID([.F11];6;1);[.C11];[.C11]+1)" office:value-type="float" office:value="2">
            <text:p>002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when select repository that user has add right on at least one workspace while configuring</text:p>
          </table:table-cell>
          <table:table-cell table:style-name="ce55" office:value-type="string">
            <text:p>Step 4: Check Location to save as default</text:p>
          </table:table-cell>
          <table:table-cell table:style-name="ce55" office:value-type="string">
            <text:p>Check <text:span text:style-name="T3">Location to </text:span><text:span text:style-name="T3">save </text:span><text:span text:style-name="T4">field</text:span></text:p>
          </table:table-cell>
          <table:table-cell table:style-name="ce55" office:value-type="string">
            <text:p>By default root path is selecte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13];6;1)&gt;MID([.F12];6;1);&quot;&quot;;MAX([.A$7:.A12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13];6;1)&gt;MID([.F12];6;1);[.C12];[.C12]+1)" office:value-type="float" office:value="2">
            <text:p>002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when select repository that user has add right on at least one workspace while configuring</text:p>
          </table:table-cell>
          <table:table-cell table:style-name="ce55" office:value-type="string">
            <text:p>Step 5: Check template list</text:p>
          </table:table-cell>
          <table:table-cell table:style-name="ce55" office:value-type="string">
            <text:p>Check <text:span text:style-name="T3">Select </text:span><text:span text:style-name="T3">template</text:span> field</text:p>
          </table:table-cell>
          <table:table-cell table:style-name="ce55" office:value-type="string">
            <text:p>With <text:span text:style-name="T3">Location to </text:span><text:span text:style-name="T3">save</text:span> is root, all document templates are liste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5">
          <table:table-cell table:style-name="ce60" table:formula="oooc:=IF(MID([.F14];6;1)&gt;MID([.F13];6;1);&quot;&quot;;MAX([.A$7:.A13])+1)" office:value-type="float" office:value="3">
            <text:p>003</text:p>
          </table:table-cell>
          <table:table-cell table:style-name="ce66" office:value-type="string">
            <text:p>FAS_01</text:p>
          </table:table-cell>
          <table:table-cell table:style-name="ce73" table:formula="oooc:=IF(MID([.F14];6;1)&gt;MID([.F13];6;1);[.C13];[.C13]+1)" office:value-type="float" office:value="3">
            <text:p>003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Select location to save form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  <text:p>- Set right on those workspaces for some users</text:p>
            <text:p/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15];6;1)&gt;MID([.F14];6;1);&quot;&quot;;MAX([.A$7:.A14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15];6;1)&gt;MID([.F14];6;1);[.C14];[.C14]+1)" office:value-type="float" office:value="3">
            <text:p>003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5">
          <table:table-cell table:style-name="ce60" table:formula="oooc:=IF(MID([.F16];6;1)&gt;MID([.F15];6;1);&quot;&quot;;MAX([.A$7:.A15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16];6;1)&gt;MID([.F15];6;1);[.C15];[.C15]+1)" office:value-type="float" office:value="3">
            <text:p>003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</text:p>
          </table:table-cell>
          <table:table-cell table:style-name="ce55" office:value-type="string">
            <text:p>Step 3: Show form to configure Fast Content Creator portlet</text:p>
          </table:table-cell>
          <table:table-cell table:style-name="ce55" office:value-type="string">
            <text:p>- Go go Fast Content Creator by user who has at least add right on workspace of above repository</text:p>
            <text:p>- Switch to edit mode</text:p>
          </table:table-cell>
          <table:table-cell table:style-name="ce55" office:value-type="string">
            <text:p>Edit Fast Content Creator portlet form is shown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6">
          <table:table-cell table:style-name="ce60" table:formula="oooc:=IF(MID([.F17];6;1)&gt;MID([.F16];6;1);&quot;&quot;;MAX([.A$7:.A16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17];6;1)&gt;MID([.F16];6;1);[.C16];[.C16]+1)" office:value-type="float" office:value="3">
            <text:p>003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</text:p>
          </table:table-cell>
          <table:table-cell table:style-name="ce55" office:value-type="string">
            <text:p>Step 4: Show Select Location to save form</text:p>
          </table:table-cell>
          <table:table-cell table:style-name="ce55" office:value-type="string">
            <text:p>- Select new repository </text:p>
            <text:p>- Select workspace </text:p>
            <text:p>- Click Select Path icon in <text:span text:style-name="T3">Location to </text:span><text:span text:style-name="T3">save</text:span> field</text:p>
          </table:table-cell>
          <table:table-cell table:style-name="ce55" office:value-type="string">
            <text:p>Select location form appears:</text:p>
            <text:p>- Selected workspace is selected as default, can not be changed</text:p>
            <text:p>- By default added nodes at step 3 are listed as node tree in both left and right pane with a functional icon for each node in right pane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6">
          <table:table-cell table:style-name="ce60" table:formula="oooc:=IF(MID([.F18];6;1)&gt;MID([.F17];6;1);&quot;&quot;;MAX([.A$7:.A17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18];6;1)&gt;MID([.F17];6;1);[.C17];[.C17]+1)" office:value-type="float" office:value="3">
            <text:p>003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</text:p>
          </table:table-cell>
          <table:table-cell table:style-name="ce55" office:value-type="string">
            <text:p>Step 5: Check showing sub node when select node from left pane of Select location form</text:p>
          </table:table-cell>
          <table:table-cell table:style-name="ce55" office:value-type="string">
            <text:p>Select one node from left pane</text:p>
          </table:table-cell>
          <table:table-cell table:style-name="ce55" office:value-type="string">
            <text:p>- Selected node from left pane is expanded with its sub nodes</text:p>
            <text:p>- Its sub nodes also are listed in right pane with functional icon to select or right pane will be blank if there's no sub node in selected node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4">
          <table:table-cell table:style-name="ce60" table:formula="oooc:=IF(MID([.F19];6;1)&gt;MID([.F18];6;1);&quot;&quot;;MAX([.A$7:.A18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19];6;1)&gt;MID([.F18];6;1);[.C18];[.C18]+1)" office:value-type="float" office:value="3">
            <text:p>003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</text:p>
          </table:table-cell>
          <table:table-cell table:style-name="ce55" office:value-type="string">
            <text:p>Step 6: Check selecting node to be the Location to save</text:p>
          </table:table-cell>
          <table:table-cell table:style-name="ce55" office:value-type="string">
            <text:p>Click <text:span text:style-name="T3">Add Root </text:span><text:span text:style-name="T3">Node</text:span> icon or click corresponding icon in left pane</text:p>
          </table:table-cell>
          <table:table-cell table:style-name="ce55" office:value-type="string">
            <text:p>The path to selected node will be added in <text:span text:style-name="T3">Location to save</text:span> fiel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4">
          <table:table-cell table:style-name="ce60" table:formula="oooc:=IF(MID([.F20];6;1)&gt;MID([.F19];6;1);&quot;&quot;;MAX([.A$7:.A19])+1)" office:value-type="float" office:value="4">
            <text:p>004</text:p>
          </table:table-cell>
          <table:table-cell table:style-name="ce66" office:value-type="string">
            <text:p>FAS_01</text:p>
          </table:table-cell>
          <table:table-cell table:style-name="ce73" table:formula="oooc:=IF(MID([.F20];6;1)&gt;MID([.F19];6;1);[.C19];[.C19]+1)" office:value-type="float" office:value="4">
            <text:p>004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templates list when choose root path for Location to save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21];6;1)&gt;MID([.F20];6;1);&quot;&quot;;MAX([.A$7:.A20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21];6;1)&gt;MID([.F20];6;1);[.C20];[.C20]+1)" office:value-type="float" office:value="4">
            <text:p>004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root path for Location to save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22];6;1)&gt;MID([.F21];6;1);&quot;&quot;;MAX([.A$7:.A21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22];6;1)&gt;MID([.F21];6;1);[.C21];[.C21]+1)" office:value-type="float" office:value="4">
            <text:p>004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root path for Location to save</text:p>
          </table:table-cell>
          <table:table-cell table:style-name="ce80" office:value-type="string">
            <text:p>Step 3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23];6;1)&gt;MID([.F22];6;1);&quot;&quot;;MAX([.A$7:.A22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23];6;1)&gt;MID([.F22];6;1);[.C22];[.C22]+1)" office:value-type="float" office:value="4">
            <text:p>004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root path for Location to save</text:p>
          </table:table-cell>
          <table:table-cell table:style-name="ce80" office:value-type="string">
            <text:p>Step 4: Check templates list when choose root path for Location to save</text:p>
          </table:table-cell>
          <table:table-cell table:style-name="ce80" office:value-type="string">
            <text:p>Click Select Path icon then select a root path</text:p>
          </table:table-cell>
          <table:table-cell table:style-name="ce55" office:value-type="string">
            <text:p>- Path of selected root is added into Location to save field</text:p>
            <text:p>- All document types are displayed in list of Template fiel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4">
          <table:table-cell table:style-name="ce60" table:formula="oooc:=IF(MID([.F24];6;1)&gt;MID([.F23];6;1);&quot;&quot;;MAX([.A$7:.A23])+1)" office:value-type="float" office:value="5">
            <text:p>005</text:p>
          </table:table-cell>
          <table:table-cell table:style-name="ce66" office:value-type="string">
            <text:p>FAS_01</text:p>
          </table:table-cell>
          <table:table-cell table:style-name="ce73" table:formula="oooc:=IF(MID([.F24];6;1)&gt;MID([.F23];6;1);[.C23];[.C23]+1)" office:value-type="float" office:value="5">
            <text:p>005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templates list when choose Content folder for Location to save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  <text:p/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25];6;1)&gt;MID([.F24];6;1);&quot;&quot;;MAX([.A$7:.A24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25];6;1)&gt;MID([.F24];6;1);[.C24];[.C24]+1)" office:value-type="float" office:value="5">
            <text:p>005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Content folder for Location to save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26];6;1)&gt;MID([.F25];6;1);&quot;&quot;;MAX([.A$7:.A25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26];6;1)&gt;MID([.F25];6;1);[.C25];[.C25]+1)" office:value-type="float" office:value="5">
            <text:p>005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Content folder for Location to save</text:p>
          </table:table-cell>
          <table:table-cell table:style-name="ce80" office:value-type="string">
            <text:p>Step 3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27];6;1)&gt;MID([.F26];6;1);&quot;&quot;;MAX([.A$7:.A26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27];6;1)&gt;MID([.F26];6;1);[.C26];[.C26]+1)" office:value-type="float" office:value="5">
            <text:p>005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Content folder for Location to save</text:p>
          </table:table-cell>
          <table:table-cell table:style-name="ce80" office:value-type="string">
            <text:p>Step 4: Check templates list when choose Content folder for Location to save</text:p>
          </table:table-cell>
          <table:table-cell table:style-name="ce80" office:value-type="string">
            <text:p>Click Select Path icon then select a Content folder</text:p>
          </table:table-cell>
          <table:table-cell table:style-name="ce55" office:value-type="string">
            <text:p>- Path of selected content folder is added into Location to save field</text:p>
            <text:p>- All document types are displayed in list of Template fiel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4">
          <table:table-cell table:style-name="ce60" table:formula="oooc:=IF(MID([.F28];6;1)&gt;MID([.F27];6;1);&quot;&quot;;MAX([.A$7:.A27])+1)" office:value-type="float" office:value="6">
            <text:p>006</text:p>
          </table:table-cell>
          <table:table-cell table:style-name="ce66" office:value-type="string">
            <text:p>FAS_01</text:p>
          </table:table-cell>
          <table:table-cell table:style-name="ce73" table:formula="oooc:=IF(MID([.F28];6;1)&gt;MID([.F27];6;1);[.C27];[.C27]+1)" office:value-type="float" office:value="6">
            <text:p>006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templates list when choose Document folder for Location to save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  <text:p/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29];6;1)&gt;MID([.F28];6;1);&quot;&quot;;MAX([.A$7:.A28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29];6;1)&gt;MID([.F28];6;1);[.C28];[.C28]+1)" office:value-type="float" office:value="6">
            <text:p>006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Document folder for Location to save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30];6;1)&gt;MID([.F29];6;1);&quot;&quot;;MAX([.A$7:.A29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30];6;1)&gt;MID([.F29];6;1);[.C29];[.C29]+1)" office:value-type="float" office:value="6">
            <text:p>006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Document folder for Location to save</text:p>
          </table:table-cell>
          <table:table-cell table:style-name="ce80" office:value-type="string">
            <text:p>Step 3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31];6;1)&gt;MID([.F30];6;1);&quot;&quot;;MAX([.A$7:.A30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31];6;1)&gt;MID([.F30];6;1);[.C30];[.C30]+1)" office:value-type="float" office:value="6">
            <text:p>006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Document folder for Location to save</text:p>
          </table:table-cell>
          <table:table-cell table:style-name="ce80" office:value-type="string">
            <text:p>Step 4: Check templates list when choose Document folder for Location to save</text:p>
          </table:table-cell>
          <table:table-cell table:style-name="ce80" office:value-type="string">
            <text:p>Click Select Path icon then select a Document folder</text:p>
          </table:table-cell>
          <table:table-cell table:style-name="ce55" office:value-type="string">
            <text:p>- Path of selected document folder is added into Location to save field</text:p>
            <text:p>- Only Podcast, File, File Plan are listed in Template fiel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4">
          <table:table-cell table:style-name="ce60" table:formula="oooc:=IF(MID([.F32];6;1)&gt;MID([.F31];6;1);&quot;&quot;;MAX([.A$7:.A31])+1)" office:value-type="float" office:value="7">
            <text:p>007</text:p>
          </table:table-cell>
          <table:table-cell table:style-name="ce66" office:value-type="string">
            <text:p>FAS_01</text:p>
          </table:table-cell>
          <table:table-cell table:style-name="ce73" table:formula="oooc:=IF(MID([.F32];6;1)&gt;MID([.F31];6;1);[.C31];[.C31]+1)" office:value-type="float" office:value="7">
            <text:p>007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templates list when choose Article for Location to save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  <text:p/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33];6;1)&gt;MID([.F32];6;1);&quot;&quot;;MAX([.A$7:.A32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33];6;1)&gt;MID([.F32];6;1);[.C32];[.C32]+1)" office:value-type="float" office:value="7">
            <text:p>007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Article for Location to save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34];6;1)&gt;MID([.F33];6;1);&quot;&quot;;MAX([.A$7:.A33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34];6;1)&gt;MID([.F33];6;1);[.C33];[.C33]+1)" office:value-type="float" office:value="7">
            <text:p>007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Article for Location to save</text:p>
          </table:table-cell>
          <table:table-cell table:style-name="ce80" office:value-type="string">
            <text:p>Step 3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35];6;1)&gt;MID([.F34];6;1);&quot;&quot;;MAX([.A$7:.A34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35];6;1)&gt;MID([.F34];6;1);[.C34];[.C34]+1)" office:value-type="float" office:value="7">
            <text:p>007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Article for Location to save</text:p>
          </table:table-cell>
          <table:table-cell table:style-name="ce55" office:value-type="string">
            <text:p>Step 4: Check templates list when choose Article for Location to save</text:p>
          </table:table-cell>
          <table:table-cell table:style-name="ce80" office:value-type="string">
            <text:p>Click Select Path icon then select an Article </text:p>
          </table:table-cell>
          <table:table-cell table:style-name="ce55" office:value-type="string">
            <text:p>- Path of selected Article is added into Location to save field</text:p>
            <text:p>- Only Podcast &amp; File are listed in Template fiel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4">
          <table:table-cell table:style-name="ce60" table:formula="oooc:=IF(MID([.F36];6;1)&gt;MID([.F35];6;1);&quot;&quot;;MAX([.A$7:.A35])+1)" office:value-type="float" office:value="8">
            <text:p>008</text:p>
          </table:table-cell>
          <table:table-cell table:style-name="ce66" office:value-type="string">
            <text:p>FAS_01</text:p>
          </table:table-cell>
          <table:table-cell table:style-name="ce73" table:formula="oooc:=IF(MID([.F36];6;1)&gt;MID([.F35];6;1);[.C35];[.C35]+1)" office:value-type="float" office:value="8">
            <text:p>008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templates list when choose File for Location to save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37];6;1)&gt;MID([.F36];6;1);&quot;&quot;;MAX([.A$7:.A36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37];6;1)&gt;MID([.F36];6;1);[.C36];[.C36]+1)" office:value-type="float" office:value="8">
            <text:p>008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File for Location to save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38];6;1)&gt;MID([.F37];6;1);&quot;&quot;;MAX([.A$7:.A37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38];6;1)&gt;MID([.F37];6;1);[.C37];[.C37]+1)" office:value-type="float" office:value="8">
            <text:p>008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File for Location to save</text:p>
          </table:table-cell>
          <table:table-cell table:style-name="ce80" office:value-type="string">
            <text:p>Step 3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39];6;1)&gt;MID([.F38];6;1);&quot;&quot;;MAX([.A$7:.A38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39];6;1)&gt;MID([.F38];6;1);[.C38];[.C38]+1)" office:value-type="float" office:value="8">
            <text:p>008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File for Location to save</text:p>
          </table:table-cell>
          <table:table-cell table:style-name="ce55" office:value-type="string">
            <text:p>Step 4: Check templates list when choose File for Location to save</text:p>
          </table:table-cell>
          <table:table-cell table:style-name="ce80" office:value-type="string">
            <text:p>Click Select Path icon then select File document</text:p>
          </table:table-cell>
          <table:table-cell table:style-name="ce55" office:value-type="string">
            <text:p>- Path of selected File is added into Location to save field</text:p>
            <text:p>- All document types are displayed in list of Template fiel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4">
          <table:table-cell table:style-name="ce60" table:formula="oooc:=IF(MID([.F40];6;1)&gt;MID([.F39];6;1);&quot;&quot;;MAX([.A$7:.A39])+1)" office:value-type="float" office:value="9">
            <text:p>009</text:p>
          </table:table-cell>
          <table:table-cell table:style-name="ce66" office:value-type="string">
            <text:p>FAS_01</text:p>
          </table:table-cell>
          <table:table-cell table:style-name="ce73" table:formula="oooc:=IF(MID([.F40];6;1)&gt;MID([.F39];6;1);[.C39];[.C39]+1)" office:value-type="float" office:value="9">
            <text:p>009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templates list when choose Podcast for Location to save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  <text:p/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41];6;1)&gt;MID([.F40];6;1);&quot;&quot;;MAX([.A$7:.A40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41];6;1)&gt;MID([.F40];6;1);[.C40];[.C40]+1)" office:value-type="float" office:value="9">
            <text:p>009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Podcast for Location to save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42];6;1)&gt;MID([.F41];6;1);&quot;&quot;;MAX([.A$7:.A41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42];6;1)&gt;MID([.F41];6;1);[.C41];[.C41]+1)" office:value-type="float" office:value="9">
            <text:p>009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Podcast for Location to save</text:p>
          </table:table-cell>
          <table:table-cell table:style-name="ce80" office:value-type="string">
            <text:p>Step 3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43];6;1)&gt;MID([.F42];6;1);&quot;&quot;;MAX([.A$7:.A42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43];6;1)&gt;MID([.F42];6;1);[.C42];[.C42]+1)" office:value-type="float" office:value="9">
            <text:p>009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Podcast for Location to save</text:p>
          </table:table-cell>
          <table:table-cell table:style-name="ce55" office:value-type="string">
            <text:p>Step 4: Check templates list when choose Podcast for Location to save</text:p>
          </table:table-cell>
          <table:table-cell table:style-name="ce80" office:value-type="string">
            <text:p>Click Select Path icon then select Podcast document</text:p>
          </table:table-cell>
          <table:table-cell table:style-name="ce55" office:value-type="string">
            <text:p>- Path of selected Podcast is added into Location to save field</text:p>
            <text:p>- All document types are displayed in list of Template fiel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4">
          <table:table-cell table:style-name="ce60" table:formula="oooc:=IF(MID([.F44];6;1)&gt;MID([.F43];6;1);&quot;&quot;;MAX([.A$7:.A43])+1)" office:value-type="float" office:value="10">
            <text:p>010</text:p>
          </table:table-cell>
          <table:table-cell table:style-name="ce66" office:value-type="string">
            <text:p>FAS_01</text:p>
          </table:table-cell>
          <table:table-cell table:style-name="ce73" table:formula="oooc:=IF(MID([.F44];6;1)&gt;MID([.F43];6;1);[.C43];[.C43]+1)" office:value-type="float" office:value="10">
            <text:p>010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templates list when choose Sample Node for Location to save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  <text:p/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45];6;1)&gt;MID([.F44];6;1);&quot;&quot;;MAX([.A$7:.A44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45];6;1)&gt;MID([.F44];6;1);[.C44];[.C44]+1)" office:value-type="float" office:value="10">
            <text:p>010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Sample Node for Location to save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46];6;1)&gt;MID([.F45];6;1);&quot;&quot;;MAX([.A$7:.A45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46];6;1)&gt;MID([.F45];6;1);[.C45];[.C45]+1)" office:value-type="float" office:value="10">
            <text:p>010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Sample Node for Location to save</text:p>
          </table:table-cell>
          <table:table-cell table:style-name="ce80" office:value-type="string">
            <text:p>Step 3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47];6;1)&gt;MID([.F46];6;1);&quot;&quot;;MAX([.A$7:.A46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47];6;1)&gt;MID([.F46];6;1);[.C46];[.C46]+1)" office:value-type="float" office:value="10">
            <text:p>010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Sample Node for Location to save</text:p>
          </table:table-cell>
          <table:table-cell table:style-name="ce55" office:value-type="string">
            <text:p>Step 4: Check templates list when choose Sample Node for Location to save</text:p>
          </table:table-cell>
          <table:table-cell table:style-name="ce80" office:value-type="string">
            <text:p>Click Select Path icon then select Sample Node document</text:p>
          </table:table-cell>
          <table:table-cell table:style-name="ce55" office:value-type="string">
            <text:p>- Path of selected Sample node is added into Location to save field</text:p>
            <text:p>- Only Podcast &amp; File are listed in Template fiel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4">
          <table:table-cell table:style-name="ce60" table:formula="oooc:=IF(MID([.F48];6;1)&gt;MID([.F47];6;1);&quot;&quot;;MAX([.A$7:.A47])+1)" office:value-type="float" office:value="11">
            <text:p>011</text:p>
          </table:table-cell>
          <table:table-cell table:style-name="ce66" office:value-type="string">
            <text:p>FAS_01</text:p>
          </table:table-cell>
          <table:table-cell table:style-name="ce73" table:formula="oooc:=IF(MID([.F48];6;1)&gt;MID([.F47];6;1);[.C47];[.C47]+1)" office:value-type="float" office:value="11">
            <text:p>011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templates list when choose File Plan for Location to save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  <text:p/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49];6;1)&gt;MID([.F48];6;1);&quot;&quot;;MAX([.A$7:.A48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49];6;1)&gt;MID([.F48];6;1);[.C48];[.C48]+1)" office:value-type="float" office:value="11">
            <text:p>011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File Plan for Location to save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50];6;1)&gt;MID([.F49];6;1);&quot;&quot;;MAX([.A$7:.A49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50];6;1)&gt;MID([.F49];6;1);[.C49];[.C49]+1)" office:value-type="float" office:value="11">
            <text:p>011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File Plan for Location to save</text:p>
          </table:table-cell>
          <table:table-cell table:style-name="ce80" office:value-type="string">
            <text:p>Step 3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51];6;1)&gt;MID([.F50];6;1);&quot;&quot;;MAX([.A$7:.A50])+1)" office:value-type="float" office:value="12">
            <text:p>012</text:p>
          </table:table-cell>
          <table:table-cell table:style-name="ce66" office:value-type="string">
            <text:p>FAS_01</text:p>
          </table:table-cell>
          <table:table-cell table:style-name="ce73" table:formula="oooc:=IF(MID([.F51];6;1)&gt;MID([.F50];6;1);[.C50];[.C50]+1)" office:value-type="float" office:value="12">
            <text:p>012</text:p>
          </table:table-cell>
          <table:table-cell table:style-name="ce55" office:value-type="string">
            <text:p>DMS\Fast Content Creator\Configure</text:p>
          </table:table-cell>
          <table:table-cell table:number-columns-repeated="2" table:style-name="ce55" office:value-type="string">
            <text:p>Check templates list when choose File Plan for Location to save</text:p>
          </table:table-cell>
          <table:table-cell table:style-name="ce80" office:value-type="string">
            <text:p>Click Select Path icon then select an File Plan document</text:p>
          </table:table-cell>
          <table:table-cell table:style-name="ce55" office:value-type="string">
            <text:p>- Path of selected File Plan is added into Location to save field</text:p>
            <text:p>- Only Podcast, File &amp; File Plan are listed in Template fiel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4">
          <table:table-cell table:style-name="ce60" table:formula="oooc:=IF(MID([.F52];6;1)&gt;MID([.F51];6;1);&quot;&quot;;MAX([.A$7:.A51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52];6;1)&gt;MID([.F51];6;1);[.C51];[.C51]+1)" office:value-type="float" office:value="12">
            <text:p>012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templates list when choose Kofax for Location to save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  <text:p/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53];6;1)&gt;MID([.F52];6;1);&quot;&quot;;MAX([.A$7:.A52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53];6;1)&gt;MID([.F52];6;1);[.C52];[.C52]+1)" office:value-type="float" office:value="12">
            <text:p>012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Kofax for Location to save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54];6;1)&gt;MID([.F53];6;1);&quot;&quot;;MAX([.A$7:.A53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54];6;1)&gt;MID([.F53];6;1);[.C53];[.C53]+1)" office:value-type="float" office:value="12">
            <text:p>012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Kofax for Location to save</text:p>
          </table:table-cell>
          <table:table-cell table:style-name="ce80" office:value-type="string">
            <text:p>Step 3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55];6;1)&gt;MID([.F54];6;1);&quot;&quot;;MAX([.A$7:.A54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55];6;1)&gt;MID([.F54];6;1);[.C54];[.C54]+1)" office:value-type="float" office:value="12">
            <text:p>012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Kofax for Location to save</text:p>
          </table:table-cell>
          <table:table-cell table:style-name="ce55" office:value-type="string">
            <text:p>Step 4: Check templates list when choose Kofax for Location to save</text:p>
          </table:table-cell>
          <table:table-cell table:style-name="ce80" office:value-type="string">
            <text:p>Click Select Path icon then select Kofax document</text:p>
          </table:table-cell>
          <table:table-cell table:style-name="ce55" office:value-type="string">
            <text:p>- Path of selected Kofax is added into Location to save field</text:p>
            <text:p>- All document types are displayed in list of Template fiel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4">
          <table:table-cell table:style-name="ce60" table:formula="oooc:=IF(MID([.F56];6;1)&gt;MID([.F55];6;1);&quot;&quot;;MAX([.A$7:.A55])+1)" office:value-type="float" office:value="13">
            <text:p>013</text:p>
          </table:table-cell>
          <table:table-cell table:style-name="ce66" office:value-type="string">
            <text:p>FAS_01</text:p>
          </table:table-cell>
          <table:table-cell table:style-name="ce73" table:formula="oooc:=IF(MID([.F56];6;1)&gt;MID([.F55];6;1);[.C55];[.C55]+1)" office:value-type="float" office:value="13">
            <text:p>013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templates list when choose uploaded file for Location to save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57];6;1)&gt;MID([.F56];6;1);&quot;&quot;;MAX([.A$7:.A56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57];6;1)&gt;MID([.F56];6;1);[.C56];[.C56]+1)" office:value-type="float" office:value="13">
            <text:p>013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uploaded file for Location to save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58];6;1)&gt;MID([.F57];6;1);&quot;&quot;;MAX([.A$7:.A57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58];6;1)&gt;MID([.F57];6;1);[.C57];[.C57]+1)" office:value-type="float" office:value="13">
            <text:p>013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uploaded file for Location to save</text:p>
          </table:table-cell>
          <table:table-cell table:style-name="ce80" office:value-type="string">
            <text:p>Step 3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59];6;1)&gt;MID([.F58];6;1);&quot;&quot;;MAX([.A$7:.A58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59];6;1)&gt;MID([.F58];6;1);[.C58];[.C58]+1)" office:value-type="float" office:value="13">
            <text:p>013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templates list when choose uploaded file for Location to save</text:p>
          </table:table-cell>
          <table:table-cell table:style-name="ce55" office:value-type="string">
            <text:p>Step 4: Check templates list when choose uploaded file for Location to save</text:p>
          </table:table-cell>
          <table:table-cell table:style-name="ce80" office:value-type="string">
            <text:p>Click Select Path icon then select an uploaded file</text:p>
          </table:table-cell>
          <table:table-cell table:style-name="ce55" office:value-type="string">
            <text:p>- Path of selected uploaded file is added into Location to save field</text:p>
            <text:p>- All document types are displayed in list of Template fiel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4">
          <table:table-cell table:style-name="ce60" table:formula="oooc:=IF(MID([.F60];6;1)&gt;MID([.F59];6;1);&quot;&quot;;MAX([.A$7:.A59])+1)" office:value-type="float" office:value="14">
            <text:p>014</text:p>
          </table:table-cell>
          <table:table-cell table:style-name="ce66" office:value-type="string">
            <text:p>FAS_01</text:p>
          </table:table-cell>
          <table:table-cell table:style-name="ce73" table:formula="oooc:=IF(MID([.F60];6;1)&gt;MID([.F59];6;1);[.C59];[.C59]+1)" office:value-type="float" office:value="14">
            <text:p>014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Select location to save form while location is being locked by locker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  <text:p/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6">
          <table:table-cell table:style-name="ce60" table:formula="oooc:=IF(MID([.F61];6;1)&gt;MID([.F60];6;1);&quot;&quot;;MAX([.A$7:.A60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61];6;1)&gt;MID([.F60];6;1);[.C60];[.C60]+1)" office:value-type="float" office:value="14">
            <text:p>014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location is being locked by locker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/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4">
          <table:table-cell table:style-name="ce60" table:formula="oooc:=IF(MID([.F62];6;1)&gt;MID([.F61];6;1);&quot;&quot;;MAX([.A$7:.A61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62];6;1)&gt;MID([.F61];6;1);[.C61];[.C61]+1)" office:value-type="float" office:value="14">
            <text:p>014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location is being locked by locker</text:p>
          </table:table-cell>
          <table:table-cell table:style-name="ce55" office:value-type="string">
            <text:p>Step 3: Lock a node</text:p>
          </table:table-cell>
          <table:table-cell table:style-name="ce55" office:value-type="string">
            <text:p>- Right click on node that created at step 2 and select 'Lock'</text:p>
          </table:table-cell>
          <table:table-cell table:style-name="ce55" office:value-type="string">
            <text:p>- Node is locked</text:p>
            <text:p>- 'Lock' icon become 'Unlock'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7">
          <table:table-cell table:style-name="ce60" table:formula="oooc:=IF(MID([.F63];6;1)&gt;MID([.F62];6;1);&quot;&quot;;MAX([.A$7:.A62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63];6;1)&gt;MID([.F62];6;1);[.C62];[.C62]+1)" office:value-type="float" office:value="14">
            <text:p>014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location is being locked by locker</text:p>
          </table:table-cell>
          <table:table-cell table:style-name="ce80" office:value-type="string">
            <text:p>Step 4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6">
          <table:table-cell table:style-name="ce60" table:formula="oooc:=IF(MID([.F64];6;1)&gt;MID([.F63];6;1);&quot;&quot;;MAX([.A$7:.A63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64];6;1)&gt;MID([.F63];6;1);[.C63];[.C63]+1)" office:value-type="float" office:value="14">
            <text:p>014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location is being locked by locker</text:p>
          </table:table-cell>
          <table:table-cell table:style-name="ce55" office:value-type="string">
            <text:p>Step 5: Show Select Location to save form</text:p>
          </table:table-cell>
          <table:table-cell table:style-name="ce55" office:value-type="string">
            <text:p>- Select new repository </text:p>
            <text:p>- Select workspace </text:p>
            <text:p>- Click Select Path icon in <text:span text:style-name="T3">Location to </text:span><text:span text:style-name="T3">save</text:span> field</text:p>
          </table:table-cell>
          <table:table-cell table:style-name="ce55" office:value-type="string">
            <text:p>Select location form appears:</text:p>
            <text:p>- Selected workspace is selected as default, can not be changed</text:p>
            <text:p>- By default added nodes at step 3 are listed as node tree in both left and right pane with a functional icon for each node in right pane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65];6;1)&gt;MID([.F64];6;1);&quot;&quot;;MAX([.A$7:.A64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65];6;1)&gt;MID([.F64];6;1);[.C64];[.C64]+1)" office:value-type="float" office:value="14">
            <text:p>014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location is being locked by locker</text:p>
          </table:table-cell>
          <table:table-cell table:style-name="ce55" office:value-type="string">
            <text:p>Step 6: Check selecting node to be the Location to save</text:p>
          </table:table-cell>
          <table:table-cell table:style-name="ce55" office:value-type="string">
            <text:p>Click <text:span text:style-name="T3">Add Root </text:span><text:span text:style-name="T3">Node</text:span> icon or click corresponding icon in left pane on locked node at step 3</text:p>
          </table:table-cell>
          <table:table-cell table:style-name="ce55" office:value-type="string">
            <text:p>The path to selected node will be added in <text:span text:style-name="T3">Location to save</text:span> fiel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66];6;1)&gt;MID([.F65];6;1);&quot;&quot;;MAX([.A$7:.A65])+1)" office:value-type="float" office:value="15">
            <text:p>015</text:p>
          </table:table-cell>
          <table:table-cell table:style-name="ce66" office:value-type="string">
            <text:p>FAS_01</text:p>
          </table:table-cell>
          <table:table-cell table:style-name="ce73" table:formula="oooc:=IF(MID([.F66];6;1)&gt;MID([.F65];6;1);[.C65];[.C65]+1)" office:value-type="float" office:value="15">
            <text:p>015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Select location to save form while location is being locked by user is not locker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6">
          <table:table-cell table:style-name="ce60" table:formula="oooc:=IF(MID([.F67];6;1)&gt;MID([.F66];6;1);&quot;&quot;;MAX([.A$7:.A66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67];6;1)&gt;MID([.F66];6;1);[.C66];[.C66]+1)" office:value-type="float" office:value="15">
            <text:p>015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location is being locked by user is not locker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/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4">
          <table:table-cell table:style-name="ce60" table:formula="oooc:=IF(MID([.F68];6;1)&gt;MID([.F67];6;1);&quot;&quot;;MAX([.A$7:.A67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68];6;1)&gt;MID([.F67];6;1);[.C67];[.C67]+1)" office:value-type="float" office:value="15">
            <text:p>015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location is being locked by user is not locker</text:p>
          </table:table-cell>
          <table:table-cell table:style-name="ce55" office:value-type="string">
            <text:p>Step 3: Lock a node</text:p>
          </table:table-cell>
          <table:table-cell table:style-name="ce55" office:value-type="string">
            <text:p>- Right click on node that created at step 2 and select 'Lock'</text:p>
          </table:table-cell>
          <table:table-cell table:style-name="ce55" office:value-type="string">
            <text:p>- Node is locked</text:p>
            <text:p>- 'Lock' icon become 'unlock'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9">
          <table:table-cell table:style-name="ce60" table:formula="oooc:=IF(MID([.F69];6;1)&gt;MID([.F68];6;1);&quot;&quot;;MAX([.A$7:.A68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69];6;1)&gt;MID([.F68];6;1);[.C68];[.C68]+1)" office:value-type="float" office:value="15">
            <text:p>015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location is being locked by user is not locker</text:p>
          </table:table-cell>
          <table:table-cell table:style-name="ce80" office:value-type="string">
            <text:p>Step 4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User didn't lock node at step 3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6">
          <table:table-cell table:style-name="ce60" table:formula="oooc:=IF(MID([.F70];6;1)&gt;MID([.F69];6;1);&quot;&quot;;MAX([.A$7:.A69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70];6;1)&gt;MID([.F69];6;1);[.C69];[.C69]+1)" office:value-type="float" office:value="15">
            <text:p>015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location is being locked by user is not locker</text:p>
          </table:table-cell>
          <table:table-cell table:style-name="ce55" office:value-type="string">
            <text:p>Step 5: Show Select Location to save form</text:p>
          </table:table-cell>
          <table:table-cell table:style-name="ce55" office:value-type="string">
            <text:p>- Select new repository </text:p>
            <text:p>- Select workspace </text:p>
            <text:p>- Click Select Path icon in <text:span text:style-name="T3">Location to </text:span><text:span text:style-name="T3">save</text:span> field</text:p>
          </table:table-cell>
          <table:table-cell table:style-name="ce55" office:value-type="string">
            <text:p>Select location form appears:</text:p>
            <text:p>- Selected workspace is selected as default, can not be changed</text:p>
            <text:p>- By default added nodes at step 3 are listed as node tree in both left and right pane with a functional icon for each node in right pane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20">
          <table:table-cell table:style-name="ce60" table:formula="oooc:=IF(MID([.F71];6;1)&gt;MID([.F70];6;1);&quot;&quot;;MAX([.A$7:.A70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71];6;1)&gt;MID([.F70];6;1);[.C70];[.C70]+1)" office:value-type="float" office:value="15">
            <text:p>015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location is being locked by user is not locker</text:p>
          </table:table-cell>
          <table:table-cell table:style-name="ce55" office:value-type="string">
            <text:p>Step 6: Check selecting node to be the Location to save</text:p>
          </table:table-cell>
          <table:table-cell table:style-name="ce55" office:value-type="string">
            <text:p>Click <text:span text:style-name="T3">Add Root </text:span><text:span text:style-name="T3">Node</text:span> icon or click corresponding icon in left pane on locked node at step 2</text:p>
          </table:table-cell>
          <table:table-cell table:style-name="ce55" office:value-type="string">
            <text:p>- The path to selected node will be added in <text:span text:style-name="T3">Location to save</text:span> field</text:p>
            <text:p><text:span text:style-name="T5">- When create </text:span><text:span text:style-name="T5">document, show </text:span><text:span text:style-name="T5">message</text:span><text:span text:style-name="T6"> </text:span><text:span text:style-name="T7">“</text:span><text:span text:style-name="T8">Node '/...' </text:span><text:span text:style-name="T8">is locked. Unlock </text:span><text:span text:style-name="T8">this node before </text:span><text:span text:style-name="T8">create documents. </text:span><text:span text:style-name="T7">”</text:span>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72];6;1)&gt;MID([.F71];6;1);&quot;&quot;;MAX([.A$7:.A71])+1)" office:value-type="float" office:value="16">
            <text:p>016</text:p>
          </table:table-cell>
          <table:table-cell table:style-name="ce66" office:value-type="string">
            <text:p>FAS_01</text:p>
          </table:table-cell>
          <table:table-cell table:style-name="ce73" table:formula="oooc:=IF(MID([.F72];6;1)&gt;MID([.F71];6;1);[.C71];[.C71]+1)" office:value-type="float" office:value="16">
            <text:p>016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Select location to save form while parent of location is being locked by locker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  <text:p/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6">
          <table:table-cell table:style-name="ce60" table:formula="oooc:=IF(MID([.F73];6;1)&gt;MID([.F72];6;1);&quot;&quot;;MAX([.A$7:.A72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73];6;1)&gt;MID([.F72];6;1);[.C72];[.C72]+1)" office:value-type="float" office:value="16">
            <text:p>016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parent of location is being locked by locker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/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5">
          <table:table-cell table:style-name="ce60" table:formula="oooc:=IF(MID([.F74];6;1)&gt;MID([.F73];6;1);&quot;&quot;;MAX([.A$7:.A73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74];6;1)&gt;MID([.F73];6;1);[.C73];[.C73]+1)" office:value-type="float" office:value="16">
            <text:p>016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parent of location is being locked by locker</text:p>
          </table:table-cell>
          <table:table-cell table:style-name="ce55" office:value-type="string">
            <text:p>Step 3: Lock a node</text:p>
          </table:table-cell>
          <table:table-cell table:style-name="ce82" office:value-type="string">
            <text:p>- Select a node</text:p>
            <text:p>- Create child node for parent node above</text:p>
            <text:p>- Right click on parent node and select 'Lock'</text:p>
          </table:table-cell>
          <table:table-cell table:style-name="ce55" office:value-type="string">
            <text:p>- Parent node is locked</text:p>
            <text:p>- 'Lock' icon become 'unlock'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7">
          <table:table-cell table:style-name="ce60" table:formula="oooc:=IF(MID([.F75];6;1)&gt;MID([.F74];6;1);&quot;&quot;;MAX([.A$7:.A74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75];6;1)&gt;MID([.F74];6;1);[.C74];[.C74]+1)" office:value-type="float" office:value="16">
            <text:p>016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parent of location is being locked by locker</text:p>
          </table:table-cell>
          <table:table-cell table:style-name="ce80" office:value-type="string">
            <text:p>Step 4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6">
          <table:table-cell table:style-name="ce60" table:formula="oooc:=IF(MID([.F76];6;1)&gt;MID([.F75];6;1);&quot;&quot;;MAX([.A$7:.A75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76];6;1)&gt;MID([.F75];6;1);[.C75];[.C75]+1)" office:value-type="float" office:value="16">
            <text:p>016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parent of location is being locked by locker</text:p>
          </table:table-cell>
          <table:table-cell table:style-name="ce55" office:value-type="string">
            <text:p>Step 5: Show Select Location to save form</text:p>
          </table:table-cell>
          <table:table-cell table:style-name="ce55" office:value-type="string">
            <text:p>- Select new repository </text:p>
            <text:p>- Select workspace </text:p>
            <text:p>- Click Select Path icon in <text:span text:style-name="T3">Location to </text:span><text:span text:style-name="T3">save</text:span> field</text:p>
          </table:table-cell>
          <table:table-cell table:style-name="ce55" office:value-type="string">
            <text:p>Select location form appears:</text:p>
            <text:p>- Selected workspace is selected as default, can not be changed</text:p>
            <text:p>- By default added nodes at step 3 are listed as node tree in both left and right pane with a functional icon for each node in right pane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77];6;1)&gt;MID([.F76];6;1);&quot;&quot;;MAX([.A$7:.A76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77];6;1)&gt;MID([.F76];6;1);[.C76];[.C76]+1)" office:value-type="float" office:value="16">
            <text:p>016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parent of location is being locked by locker</text:p>
          </table:table-cell>
          <table:table-cell table:style-name="ce55" office:value-type="string">
            <text:p>Step 6: Check selecting node to be the Location to save</text:p>
          </table:table-cell>
          <table:table-cell table:style-name="ce55" office:value-type="string">
            <text:p>Click <text:span text:style-name="T3">Add Root </text:span><text:span text:style-name="T3">Node</text:span> icon or click corresponding icon in left pane on locked node at step 2</text:p>
          </table:table-cell>
          <table:table-cell table:style-name="ce55" office:value-type="string">
            <text:p>The path to selected node will be added in <text:span text:style-name="T3">Location to save</text:span> field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78];6;1)&gt;MID([.F77];6;1);&quot;&quot;;MAX([.A$7:.A77])+1)" office:value-type="float" office:value="17">
            <text:p>017</text:p>
          </table:table-cell>
          <table:table-cell table:style-name="ce66" office:value-type="string">
            <text:p>FAS_01</text:p>
          </table:table-cell>
          <table:table-cell table:style-name="ce73" table:formula="oooc:=IF(MID([.F78];6;1)&gt;MID([.F77];6;1);[.C77];[.C77]+1)" office:value-type="float" office:value="17">
            <text:p>017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Select location to save form while user <text:s/>does not have add node right in selected location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6">
          <table:table-cell table:style-name="ce60" table:formula="oooc:=IF(MID([.F79];6;1)&gt;MID([.F78];6;1);&quot;&quot;;MAX([.A$7:.A78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79];6;1)&gt;MID([.F78];6;1);[.C78];[.C78]+1)" office:value-type="float" office:value="17">
            <text:p>017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user <text:s/>does not have add node right in selected location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/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80];6;1)&gt;MID([.F79];6;1);&quot;&quot;;MAX([.A$7:.A79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80];6;1)&gt;MID([.F79];6;1);[.C79];[.C79]+1)" office:value-type="float" office:value="17">
            <text:p>017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user <text:s/>does not have add node right in selected location</text:p>
          </table:table-cell>
          <table:table-cell table:style-name="ce80" office:value-type="string">
            <text:p>Step 3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6">
          <table:table-cell table:style-name="ce60" table:formula="oooc:=IF(MID([.F81];6;1)&gt;MID([.F80];6;1);&quot;&quot;;MAX([.A$7:.A80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81];6;1)&gt;MID([.F80];6;1);[.C80];[.C80]+1)" office:value-type="float" office:value="17">
            <text:p>017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user <text:s/>does not have add node right in selected location</text:p>
          </table:table-cell>
          <table:table-cell table:style-name="ce55" office:value-type="string">
            <text:p>Step 4: Show Select Location to save form</text:p>
          </table:table-cell>
          <table:table-cell table:style-name="ce55" office:value-type="string">
            <text:p>- Select new repository </text:p>
            <text:p>- Select workspace </text:p>
            <text:p>- Click Select Path icon in <text:span text:style-name="T3">Location to </text:span><text:span text:style-name="T3">save</text:span> field</text:p>
          </table:table-cell>
          <table:table-cell table:style-name="ce55" office:value-type="string">
            <text:p>Select location form appears:</text:p>
            <text:p>- Selected workspace is selected as default, can not be changed</text:p>
            <text:p>- By default added nodes at step 2 are listed as node tree in both left and right pane with a functional icon for each node in right pane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5">
          <table:table-cell table:style-name="ce60" table:formula="oooc:=IF(MID([.F82];6;1)&gt;MID([.F81];6;1);&quot;&quot;;MAX([.A$7:.A81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82];6;1)&gt;MID([.F81];6;1);[.C81];[.C81]+1)" office:value-type="float" office:value="17">
            <text:p>017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user <text:s/>does not have add node right in selected location</text:p>
          </table:table-cell>
          <table:table-cell table:style-name="ce55" office:value-type="string">
            <text:p>Step 5: Check selecting node to be the Location to save</text:p>
          </table:table-cell>
          <table:table-cell table:style-name="ce55" office:value-type="string">
            <text:p>Click <text:span text:style-name="T3">Add Root </text:span><text:span text:style-name="T3">Node</text:span> icon or click corresponding icon in left pane on node that user does not have <text:span text:style-name="T3">Add</text:span> node right</text:p>
          </table:table-cell>
          <table:table-cell table:style-name="ce55" office:value-type="string">
            <text:p>- The path to selected node will be added in <text:span text:style-name="T3">Location to save</text:span> field</text:p>
            <text:p><text:span text:style-name="T5">- When create </text:span><text:span text:style-name="T5">document, show </text:span><text:span text:style-name="T5">message </text:span><text:span text:style-name="T7">“</text:span><text:span text:style-name="T8">Access </text:span><text:span text:style-name="T8">denied! You haven't </text:span><text:span text:style-name="T8">got add permission </text:span><text:span text:style-name="T8">at '/...' </text:span><text:span text:style-name="T7">”</text:span>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4">
          <table:table-cell table:style-name="ce60" table:formula="oooc:=IF(MID([.F83];6;1)&gt;MID([.F82];6;1);&quot;&quot;;MAX([.A$7:.A82])+1)" office:value-type="float" office:value="18">
            <text:p>018</text:p>
          </table:table-cell>
          <table:table-cell table:style-name="ce66" office:value-type="string">
            <text:p>FAS_01</text:p>
          </table:table-cell>
          <table:table-cell table:style-name="ce73" table:formula="oooc:=IF(MID([.F83];6;1)&gt;MID([.F82];6;1);[.C82];[.C82]+1)" office:value-type="float" office:value="18">
            <text:p>018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Select location to save form while node is being 'Check in' status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6">
          <table:table-cell table:style-name="ce60" table:formula="oooc:=IF(MID([.F84];6;1)&gt;MID([.F83];6;1);&quot;&quot;;MAX([.A$7:.A83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84];6;1)&gt;MID([.F83];6;1);[.C83];[.C83]+1)" office:value-type="float" office:value="18">
            <text:p>018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node is being 'Check in' status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/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7">
          <table:table-cell table:style-name="ce60" table:formula="oooc:=IF(MID([.F85];6;1)&gt;MID([.F84];6;1);&quot;&quot;;MAX([.A$7:.A84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85];6;1)&gt;MID([.F84];6;1);[.C84];[.C84]+1)" office:value-type="float" office:value="18">
            <text:p>018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node is being 'Check in' status</text:p>
          </table:table-cell>
          <table:table-cell table:style-name="ce55" office:value-type="string">
            <text:p>Step 3: Create version for node</text:p>
          </table:table-cell>
          <table:table-cell table:style-name="ce55" office:value-type="string">
            <text:p>- Select 1 node that created at step 2</text:p>
            <text:p>- Activate version for this node</text:p>
            <text:p>- Right click on node and select 'Check in'</text:p>
          </table:table-cell>
          <table:table-cell table:style-name="ce55" office:value-type="string">
            <text:p>Node is in 'Check in' status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7">
          <table:table-cell table:style-name="ce60" table:formula="oooc:=IF(MID([.F86];6;1)&gt;MID([.F85];6;1);&quot;&quot;;MAX([.A$7:.A85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86];6;1)&gt;MID([.F85];6;1);[.C85];[.C85]+1)" office:value-type="float" office:value="18">
            <text:p>018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node is being 'Check in' status</text:p>
          </table:table-cell>
          <table:table-cell table:style-name="ce80" office:value-type="string">
            <text:p>Step 4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6">
          <table:table-cell table:style-name="ce60" table:formula="oooc:=IF(MID([.F87];6;1)&gt;MID([.F86];6;1);&quot;&quot;;MAX([.A$7:.A86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87];6;1)&gt;MID([.F86];6;1);[.C86];[.C86]+1)" office:value-type="float" office:value="18">
            <text:p>018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node is being 'Check in' status</text:p>
          </table:table-cell>
          <table:table-cell table:style-name="ce55" office:value-type="string">
            <text:p>Step 5: Show Select Location to save form</text:p>
          </table:table-cell>
          <table:table-cell table:style-name="ce55" office:value-type="string">
            <text:p>- Select new repository </text:p>
            <text:p>- Select workspace </text:p>
            <text:p>- Click Select Path icon in <text:span text:style-name="T3">Location to </text:span><text:span text:style-name="T3">save</text:span> field</text:p>
          </table:table-cell>
          <table:table-cell table:style-name="ce55" office:value-type="string">
            <text:p>Select location form appears:</text:p>
            <text:p>- Selected workspace is selected as default, can not be changed</text:p>
            <text:p>- By default added nodes at step 3 are listed as node tree in both left and right pane with a functional icon for each node in right pane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5">
          <table:table-cell table:style-name="ce60" table:formula="oooc:=IF(MID([.F88];6;1)&gt;MID([.F87];6;1);&quot;&quot;;MAX([.A$7:.A87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88];6;1)&gt;MID([.F87];6;1);[.C87];[.C87]+1)" office:value-type="float" office:value="18">
            <text:p>018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node is being 'Check in' status</text:p>
          </table:table-cell>
          <table:table-cell table:style-name="ce55" office:value-type="string">
            <text:p>Step 6: Check selecting node to be the Location to save</text:p>
          </table:table-cell>
          <table:table-cell table:style-name="ce55" office:value-type="string">
            <text:p>Click <text:span text:style-name="T3">Add Root </text:span><text:span text:style-name="T3">Node</text:span> icon or click corresponding icon in left pane on node is in 'Check in' status</text:p>
          </table:table-cell>
          <table:table-cell table:style-name="ce55" office:value-type="string">
            <text:p>- The path to selected node will be added in <text:span text:style-name="T3">Location to save</text:span> field</text:p>
            <text:p>- When create document, show message “Need to checkout current node before add new node ”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8">
          <table:table-cell table:style-name="ce60" table:formula="oooc:=IF(MID([.F89];6;1)&gt;MID([.F88];6;1);&quot;&quot;;MAX([.A$7:.A88])+1)" office:value-type="float" office:value="19">
            <text:p>019</text:p>
          </table:table-cell>
          <table:table-cell table:style-name="ce66" office:value-type="string">
            <text:p>FAS_01</text:p>
          </table:table-cell>
          <table:table-cell table:style-name="ce73" table:formula="oooc:=IF(MID([.F89];6;1)&gt;MID([.F88];6;1);[.C88];[.C88]+1)" office:value-type="float" office:value="19">
            <text:p>019</text:p>
          </table:table-cell>
          <table:table-cell table:style-name="ce55" office:value-type="string">
            <text:p>DMS\Fast Content Creator\Configure</text:p>
          </table:table-cell>
          <table:table-cell table:style-name="ce48" office:value-type="string">
            <text:p>Check Select location to save form while parent node is being 'Check in' status</text:p>
          </table:table-cell>
          <table:table-cell table:style-name="ce80" office:value-type="string">
            <text:p>Step 1: Add repository</text:p>
          </table:table-cell>
          <table:table-cell table:style-name="ce80" office:value-type="string">
            <text:p>- Add new repository, with some workspaces</text:p>
            <text:p/>
          </table:table-cell>
          <table:table-cell table:style-name="ce80" office:value-type="string">
            <text:p>New repository is added successfully</text:p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6">
          <table:table-cell table:style-name="ce60" table:formula="oooc:=IF(MID([.F90];6;1)&gt;MID([.F89];6;1);&quot;&quot;;MAX([.A$7:.A89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90];6;1)&gt;MID([.F89];6;1);[.C89];[.C89]+1)" office:value-type="float" office:value="19">
            <text:p>019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parent node is being 'Check in' status</text:p>
          </table:table-cell>
          <table:table-cell table:style-name="ce55" office:value-type="string">
            <text:p>Step 2: Add drive for new repository</text:p>
          </table:table-cell>
          <table:table-cell table:style-name="ce55" office:value-type="string">
            <text:p>- Add new drive for new repository</text:p>
            <text:p>- Add some nodes on added drive (folders, document, uploaded file)</text:p>
          </table:table-cell>
          <table:table-cell table:style-name="ce80" office:value-type="string">
            <text:p>- Add drive &amp; nodes successfully</text:p>
            <text:p>- New added drive is displayed in File Explorer in that repository when login by user has at least read right on workspace contains that drive of above repository</text:p>
            <text:p/>
          </table:table-cell>
          <table:table-cell table:style-name="ce80" office:value-type="string">
            <text:p>High</text:p>
          </table:table-cell>
          <table:table-cell table:style-name="ce80" table:number-columns-repeated="10"/>
          <table:table-cell table:number-columns-repeated="237"/>
        </table:table-row>
        <table:table-row table:style-name="ro16">
          <table:table-cell table:style-name="ce60" table:formula="oooc:=IF(MID([.F91];6;1)&gt;MID([.F90];6;1);&quot;&quot;;MAX([.A$7:.A90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91];6;1)&gt;MID([.F90];6;1);[.C90];[.C90]+1)" office:value-type="float" office:value="19">
            <text:p>019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parent node is being 'Check in' status</text:p>
          </table:table-cell>
          <table:table-cell table:style-name="ce55" office:value-type="string">
            <text:p>Step 3: Create version for node</text:p>
          </table:table-cell>
          <table:table-cell table:style-name="ce82" office:value-type="string">
            <text:p>- Select a node</text:p>
            <text:p>- Create child node for parent node above</text:p>
            <text:p>- Activate version for parent node</text:p>
            <text:p>- Right click on parent node and select 'Check in'</text:p>
          </table:table-cell>
          <table:table-cell table:style-name="ce55" office:value-type="string">
            <text:p>Parent node is in 'Check in' status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7">
          <table:table-cell table:style-name="ce60" table:formula="oooc:=IF(MID([.F92];6;1)&gt;MID([.F91];6;1);&quot;&quot;;MAX([.A$7:.A91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92];6;1)&gt;MID([.F91];6;1);[.C91];[.C91]+1)" office:value-type="float" office:value="19">
            <text:p>019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parent node is being 'Check in' status</text:p>
          </table:table-cell>
          <table:table-cell table:style-name="ce80" office:value-type="string">
            <text:p>Step 4: Show form to configure fast content creator portlet</text:p>
          </table:table-cell>
          <table:table-cell table:style-name="ce80" office:value-type="string">
            <text:p>- Login by user who has Add right on at least one workspace of added repository</text:p>
            <text:p>- Go to Fast Content Creator and change to Edit mode</text:p>
          </table:table-cell>
          <table:table-cell table:style-name="ce55" office:value-type="string">
            <text:p>- Configuration form is displayed </text:p>
            <text:p>- In Select Repository: added repository above is displayed in list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6">
          <table:table-cell table:style-name="ce60" table:formula="oooc:=IF(MID([.F93];6;1)&gt;MID([.F92];6;1);&quot;&quot;;MAX([.A$7:.A92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93];6;1)&gt;MID([.F92];6;1);[.C92];[.C92]+1)" office:value-type="float" office:value="19">
            <text:p>019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parent node is being 'Check in' status</text:p>
          </table:table-cell>
          <table:table-cell table:style-name="ce55" office:value-type="string">
            <text:p>Step 5: Show Select Location to save form</text:p>
          </table:table-cell>
          <table:table-cell table:style-name="ce55" office:value-type="string">
            <text:p>- Select new repository </text:p>
            <text:p>- Select workspace </text:p>
            <text:p>- Click Select Path icon in <text:span text:style-name="T3">Location to </text:span><text:span text:style-name="T3">save</text:span> field</text:p>
          </table:table-cell>
          <table:table-cell table:style-name="ce55" office:value-type="string">
            <text:p>Select location form appears:</text:p>
            <text:p>- Selected workspace is selected as default, can not be changed</text:p>
            <text:p>- By default added nodes at step 3 are listed as node tree in both left and right pane with a functional icon for each node in right pane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5">
          <table:table-cell table:style-name="ce60" table:formula="oooc:=IF(MID([.F94];6;1)&gt;MID([.F93];6;1);&quot;&quot;;MAX([.A$7:.A93])+1)">
            <text:p/>
          </table:table-cell>
          <table:table-cell table:style-name="ce66" office:value-type="string">
            <text:p>FAS_01</text:p>
          </table:table-cell>
          <table:table-cell table:style-name="ce73" table:formula="oooc:=IF(MID([.F94];6;1)&gt;MID([.F93];6;1);[.C93];[.C93]+1)" office:value-type="float" office:value="19">
            <text:p>019</text:p>
          </table:table-cell>
          <table:table-cell table:style-name="ce55" office:value-type="string">
            <text:p>DMS\Fast Content Creator\Configure</text:p>
          </table:table-cell>
          <table:table-cell table:style-name="ce55" office:value-type="string">
            <text:p>Check Select location to save form while parent node is being 'Check in' status</text:p>
          </table:table-cell>
          <table:table-cell table:style-name="ce55" office:value-type="string">
            <text:p>Step 6: Check selecting node to be the Location to save</text:p>
          </table:table-cell>
          <table:table-cell table:style-name="ce55" office:value-type="string">
            <text:p>Click <text:span text:style-name="T3">Add Root </text:span><text:span text:style-name="T3">Node</text:span> icon or click corresponding icon in left pane on node is in 'Check in' status</text:p>
          </table:table-cell>
          <table:table-cell table:style-name="ce55" office:value-type="string">
            <text:p>- The path to selected node will be added in <text:span text:style-name="T3">Location to save</text:span> field</text:p>
            <text:p>- When create document, show message “Need to checkout current node before add new node ”</text:p>
          </table:table-cell>
          <table:table-cell table:style-name="ce80" office:value-type="string">
            <text:p>High</text:p>
          </table:table-cell>
          <table:table-cell table:style-name="ce55" table:number-columns-repeated="10"/>
          <table:table-cell table:number-columns-repeated="237"/>
        </table:table-row>
        <table:table-row table:style-name="ro12" table:number-rows-repeated="69">
          <table:table-cell/>
          <table:table-cell table:style-name="ce67"/>
          <table:table-cell table:style-name="ce74"/>
          <table:table-cell table:style-name="ce79" table:number-columns-repeated="16"/>
          <table:table-cell table:number-columns-repeated="237"/>
        </table:table-row>
        <table:table-row table:style-name="ro12" table:number-rows-repeated="65372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Add_Document" table:style-name="ta1" table:print="false">
        <table:table-column table:style-name="co20" table:default-cell-style-name="Default"/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13" table:number-columns-repeated="216" table:default-cell-style-name="ce57"/>
        <table:table-column table:style-name="co13" table:number-columns-repeated="32" table:default-cell-style-name="Default"/>
        <table:table-row table:style-name="ro6">
          <table:table-cell/>
          <table:table-cell table:style-name="ce61" office:value-type="string">
            <text:p>TEST CASE</text:p>
          </table:table-cell>
          <table:table-cell table:style-name="ce68" table:number-columns-repeated="3"/>
          <table:table-cell table:style-name="Default"/>
          <table:table-cell table:style-name="ce68" table:number-columns-repeated="3"/>
          <table:table-cell table:style-name="ce85" table:number-columns-repeated="198"/>
          <table:table-cell table:style-name="Default" table:number-columns-repeated="17"/>
          <table:table-cell table:number-columns-repeated="32"/>
        </table:table-row>
        <table:table-row table:style-name="ro13">
          <table:table-cell/>
          <table:table-cell table:style-name="ce62"/>
          <table:table-cell table:style-name="ce68" table:number-columns-repeated="3"/>
          <table:table-cell table:style-name="Default"/>
          <table:table-cell table:style-name="ce68" table:number-columns-repeated="3"/>
          <table:table-cell table:style-name="ce83"/>
          <table:table-cell table:style-name="ce83" office:value-type="string">
            <text:p>Passed</text:p>
          </table:table-cell>
          <table:table-cell table:style-name="ce83" table:formula="oooc:=COUNTIF([.L$7:.L$1008];[.$K2])" office:value-type="float" office:value="0">
            <text:p>0</text:p>
          </table:table-cell>
          <table:table-cell table:style-name="ce83" table:formula="oooc:=COUNTIF([.M$7:.M$1008];[.$K2])" office:value-type="float" office:value="0">
            <text:p>0</text:p>
          </table:table-cell>
          <table:table-cell table:style-name="ce83" table:formula="oooc:=COUNTIF([.N$7:.N$1008];[.$K2])" office:value-type="float" office:value="0">
            <text:p>0</text:p>
          </table:table-cell>
          <table:table-cell table:style-name="ce83" table:formula="oooc:=COUNTIF([.O$7:.O$1008];[.$K2])" office:value-type="float" office:value="0">
            <text:p>0</text:p>
          </table:table-cell>
          <table:table-cell table:style-name="ce85" table:number-columns-repeated="192"/>
          <table:table-cell table:style-name="Default" table:number-columns-repeated="17"/>
          <table:table-cell table:number-columns-repeated="32"/>
        </table:table-row>
        <table:table-row table:style-name="ro14">
          <table:table-cell/>
          <table:table-cell table:style-name="ce63" office:value-type="string">
            <text:p>Function list</text:p>
          </table:table-cell>
          <table:table-cell table:style-name="ce69" office:value-type="string" table:number-columns-spanned="3" table:number-rows-spanned="1">
            <text:p>Create document in Fast Content Creator</text:p>
          </table:table-cell>
          <table:covered-table-cell table:number-columns-repeated="2" table:style-name="ce69"/>
          <table:table-cell table:style-name="Default"/>
          <table:table-cell table:style-name="ce81" table:number-columns-repeated="3"/>
          <table:table-cell table:style-name="ce83"/>
          <table:table-cell table:style-name="ce83" office:value-type="string">
            <text:p>Failed</text:p>
          </table:table-cell>
          <table:table-cell table:style-name="ce83" table:formula="oooc:=COUNTIF([.L$7:.L$1008];[.$K3])" office:value-type="float" office:value="0">
            <text:p>0</text:p>
          </table:table-cell>
          <table:table-cell table:style-name="ce83" table:formula="oooc:=COUNTIF([.M$7:.M$1008];[.$K3])" office:value-type="float" office:value="0">
            <text:p>0</text:p>
          </table:table-cell>
          <table:table-cell table:style-name="ce83" table:formula="oooc:=COUNTIF([.N$7:.N$1008];[.$K3])" office:value-type="float" office:value="0">
            <text:p>0</text:p>
          </table:table-cell>
          <table:table-cell table:style-name="ce83" table:formula="oooc:=COUNTIF([.O$7:.O$1008];[.$K3])" office:value-type="float" office:value="0">
            <text:p>0</text:p>
          </table:table-cell>
          <table:table-cell table:style-name="ce85" table:number-columns-repeated="192"/>
          <table:table-cell table:style-name="Default" table:number-columns-repeated="17"/>
          <table:table-cell table:number-columns-repeated="32"/>
        </table:table-row>
        <table:table-row table:style-name="ro3">
          <table:table-cell/>
          <table:table-cell table:style-name="ce63" office:value-type="string">
            <text:p>Total main cases:</text:p>
          </table:table-cell>
          <table:table-cell table:style-name="ce69" table:formula="oooc:=MAX([.A7:.A995])" office:value-type="float" office:value="73" table:number-columns-spanned="3" table:number-rows-spanned="1">
            <text:p>73</text:p>
          </table:table-cell>
          <table:covered-table-cell table:number-columns-repeated="2" table:style-name="ce76"/>
          <table:table-cell table:style-name="Default"/>
          <table:table-cell table:style-name="ce81" table:number-columns-repeated="3"/>
          <table:table-cell table:style-name="ce83"/>
          <table:table-cell table:style-name="ce83" office:value-type="string">
            <text:p>Blocked</text:p>
          </table:table-cell>
          <table:table-cell table:style-name="ce83" table:formula="oooc:=COUNTIF([.L$7:.L$1008];[.$K4])" office:value-type="float" office:value="0">
            <text:p>0</text:p>
          </table:table-cell>
          <table:table-cell table:style-name="ce83" table:formula="oooc:=COUNTIF([.M$7:.M$1008];[.$K4])" office:value-type="float" office:value="0">
            <text:p>0</text:p>
          </table:table-cell>
          <table:table-cell table:style-name="ce83" table:formula="oooc:=COUNTIF([.N$7:.N$1008];[.$K4])" office:value-type="float" office:value="0">
            <text:p>0</text:p>
          </table:table-cell>
          <table:table-cell table:style-name="ce83" table:formula="oooc:=COUNTIF([.O$7:.O$1008];[.$K4])" office:value-type="float" office:value="0">
            <text:p>0</text:p>
          </table:table-cell>
          <table:table-cell table:style-name="ce85" table:number-columns-repeated="192"/>
          <table:table-cell table:style-name="Default" table:number-columns-repeated="17"/>
          <table:table-cell table:number-columns-repeated="32"/>
        </table:table-row>
        <table:table-row table:style-name="ro13">
          <table:table-cell table:number-columns-repeated="2"/>
          <table:table-cell table:style-name="ce70"/>
          <table:table-cell table:style-name="ce77" table:number-columns-repeated="6"/>
          <table:table-cell table:style-name="ce84"/>
          <table:table-cell table:style-name="ce84" office:value-type="string">
            <text:p>Untested</text:p>
          </table:table-cell>
          <table:table-cell table:style-name="ce83" table:formula="oooc:=COUNTIF([.L$7:.L$1008];[.$K5])" office:value-type="float" office:value="0">
            <text:p>0</text:p>
          </table:table-cell>
          <table:table-cell table:style-name="ce83" table:formula="oooc:=COUNTIF([.M$7:.M$1008];[.$K5])" office:value-type="float" office:value="0">
            <text:p>0</text:p>
          </table:table-cell>
          <table:table-cell table:style-name="ce83" table:formula="oooc:=COUNTIF([.N$7:.N$1008];[.$K5])" office:value-type="float" office:value="0">
            <text:p>0</text:p>
          </table:table-cell>
          <table:table-cell table:style-name="ce83" table:formula="oooc:=COUNTIF([.O$7:.O$1008];[.$K5])" office:value-type="float" office:value="0">
            <text:p>0</text:p>
          </table:table-cell>
          <table:table-cell table:style-name="ce85" table:number-columns-repeated="192"/>
          <table:table-cell table:style-name="Default" table:number-columns-repeated="17"/>
          <table:table-cell table:number-columns-repeated="32"/>
        </table:table-row>
        <table:table-row table:style-name="ro3">
          <table:table-cell table:style-name="ce58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78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Affect</text:p>
          </table:table-cell>
          <table:table-cell table:style-name="ce78" table:number-columns-repeated="9"/>
          <table:table-cell table:style-name="ce86" table:number-columns-repeated="218"/>
          <table:table-cell table:style-name="ce87" table:number-columns-repeated="6"/>
          <table:table-cell table:style-name="ce88" table:number-columns-repeated="13"/>
        </table:table-row>
        <table:table-row table:style-name="ro18">
          <table:table-cell table:style-name="ce59" office:value-type="float" office:value="1">
            <text:p>001</text:p>
          </table:table-cell>
          <table:table-cell table:style-name="ce89" office:value-type="string">
            <text:p>FAS_02</text:p>
          </table:table-cell>
          <table:table-cell table:style-name="ce72" office:value-type="float" office:value="1">
            <text:p>001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Article document in root path by Fast Content Creator when input valid data in all required fields</text:p>
          </table:table-cell>
          <table:table-cell table:style-name="ce94" office:value-type="string">
            <text:p>Step 1: Open form to configuration</text:p>
          </table:table-cell>
          <table:table-cell table:style-name="ce94" office:value-type="string">
            <text:p>- Go to Fast Content Creator</text:p>
            <text:p>- Switch to 'Edit' mode </text:p>
          </table:table-cell>
          <table:table-cell table:style-name="ce94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style-name="ce100" table:number-columns-repeated="209"/>
          <table:table-cell table:style-name="ce101" table:number-columns-repeated="6"/>
          <table:table-cell table:style-name="ce102" table:number-columns-repeated="15"/>
          <table:table-cell table:number-columns-repeated="17"/>
        </table:table-row>
        <table:table-row table:style-name="ro18">
          <table:table-cell table:style-name="ce60" table:formula="oooc:=IF(MID([.F8];6;1)&gt;MID([.F7];6;1);&quot;&quot;;MAX([.A$7:.A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8];6;1)&gt;MID([.F7];6;1);[.C7];[.C7]+1)" office:value-type="float" office:value="1">
            <text:p>00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root path by Fast Content Creator when input valid data in all required fields</text:p>
          </table:table-cell>
          <table:table-cell table:style-name="ce94" office:value-type="string">
            <text:p>Step 2: Select the location to store document</text:p>
          </table:table-cell>
          <table:table-cell table:style-name="ce94" office:value-type="string">
            <text:p><text:span text:style-name="T9">- Select repository</text:span></text:p>
            <text:p><text:span text:style-name="T9">- Select workspace</text:span></text:p>
            <text:p><text:span text:style-name="T9">- Select root path <text:s/></text:span><text:span text:style-name="T9">to store document</text:span></text:p>
          </table:table-cell>
          <table:table-cell table:style-name="ce94" office:value-type="string">
            <text:p>Location to store document is selected</text:p>
          </table:table-cell>
          <table:table-cell table:style-name="ce94" office:value-type="string">
            <text:p>High</text:p>
          </table:table-cell>
          <table:table-cell table:style-name="ce100" table:number-columns-repeated="209"/>
          <table:table-cell table:style-name="ce101" table:number-columns-repeated="6"/>
          <table:table-cell table:style-name="ce102" table:number-columns-repeated="15"/>
          <table:table-cell table:number-columns-repeated="17"/>
        </table:table-row>
        <table:table-row table:style-name="ro18">
          <table:table-cell table:style-name="ce60" table:formula="oooc:=IF(MID([.F9];6;1)&gt;MID([.F8];6;1);&quot;&quot;;MAX([.A$7:.A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9];6;1)&gt;MID([.F8];6;1);[.C8];[.C8]+1)" office:value-type="float" office:value="1">
            <text:p>00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root path by Fast Content Creator when input valid data in all required fields</text:p>
          </table:table-cell>
          <table:table-cell table:style-name="ce94" office:value-type="string">
            <text:p>Step 3: Select type of document</text:p>
          </table:table-cell>
          <table:table-cell table:style-name="ce94" office:value-type="string">
            <text:p>Select type: Article</text:p>
          </table:table-cell>
          <table:table-cell table:style-name="ce94" office:value-type="string">
            <text:p>Type of Article document is selected</text:p>
          </table:table-cell>
          <table:table-cell table:style-name="ce94" office:value-type="string">
            <text:p>High</text:p>
          </table:table-cell>
          <table:table-cell table:style-name="ce100" table:number-columns-repeated="209"/>
          <table:table-cell table:style-name="ce101" table:number-columns-repeated="6"/>
          <table:table-cell table:style-name="ce102" table:number-columns-repeated="15"/>
          <table:table-cell table:number-columns-repeated="17"/>
        </table:table-row>
        <table:table-row table:style-name="ro18">
          <table:table-cell table:style-name="ce60" table:formula="oooc:=IF(MID([.F10];6;1)&gt;MID([.F9];6;1);&quot;&quot;;MAX([.A$7:.A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0];6;1)&gt;MID([.F9];6;1);[.C9];[.C9]+1)" office:value-type="float" office:value="1">
            <text:p>00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root path by Fast Content Creator when input valid data in all required fields</text:p>
          </table:table-cell>
          <table:table-cell table:style-name="ce94" office:value-type="string">
            <text:p>Step 4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style-name="ce100" table:number-columns-repeated="209"/>
          <table:table-cell table:style-name="ce101" table:number-columns-repeated="6"/>
          <table:table-cell table:style-name="ce102" table:number-columns-repeated="15"/>
          <table:table-cell table:number-columns-repeated="17"/>
        </table:table-row>
        <table:table-row table:style-name="ro18">
          <table:table-cell table:style-name="ce60" table:formula="oooc:=IF(MID([.F11];6;1)&gt;MID([.F10];6;1);&quot;&quot;;MAX([.A$7:.A1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1];6;1)&gt;MID([.F10];6;1);[.C10];[.C10]+1)" office:value-type="float" office:value="1">
            <text:p>00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root path by Fast Content Creator when input valid data in all required fields</text:p>
          </table:table-cell>
          <table:table-cell table:style-name="ce94" office:value-type="string">
            <text:p>Step 5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style-name="ce100" table:number-columns-repeated="209"/>
          <table:table-cell table:style-name="ce101" table:number-columns-repeated="6"/>
          <table:table-cell table:style-name="ce102" table:number-columns-repeated="15"/>
          <table:table-cell table:number-columns-repeated="17"/>
        </table:table-row>
        <table:table-row table:style-name="ro18">
          <table:table-cell table:style-name="ce60" table:formula="oooc:=IF(MID([.F12];6;1)&gt;MID([.F11];6;1);&quot;&quot;;MAX([.A$7:.A1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2];6;1)&gt;MID([.F11];6;1);[.C11];[.C11]+1)" office:value-type="float" office:value="1">
            <text:p>00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root path by Fast Content Creator when input valid data in all required fields</text:p>
          </table:table-cell>
          <table:table-cell table:style-name="ce94" office:value-type="string">
            <text:p>Step 6: Create Article <text:s/>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' location successfully.”</text:p>
          </table:table-cell>
          <table:table-cell table:style-name="ce94" office:value-type="string">
            <text:p>High</text:p>
          </table:table-cell>
          <table:table-cell table:style-name="ce100" table:number-columns-repeated="209"/>
          <table:table-cell table:style-name="ce101" table:number-columns-repeated="6"/>
          <table:table-cell table:style-name="ce102" table:number-columns-repeated="15"/>
          <table:table-cell table:number-columns-repeated="17"/>
        </table:table-row>
        <table:table-row table:style-name="ro15">
          <table:table-cell table:style-name="ce60" table:formula="oooc:=IF(MID([.F13];6;1)&gt;MID([.F12];6;1);&quot;&quot;;MAX([.A$7:.A12])+1)" office:value-type="float" office:value="2">
            <text:p>002</text:p>
          </table:table-cell>
          <table:table-cell table:style-name="ce89" office:value-type="string">
            <text:p>FAS_02</text:p>
          </table:table-cell>
          <table:table-cell table:style-name="ce72" table:formula="oooc:=IF(MID([.F13];6;1)&gt;MID([.F12];6;1);[.C12];[.C12]+1)" office:value-type="float" office:value="2">
            <text:p>002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Article document in Content folder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Content folder</text:p>
          </table:table-cell>
          <table:table-cell table:style-name="ce94" office:value-type="string">
            <text:p>- Content folder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4];6;1)&gt;MID([.F13];6;1);&quot;&quot;;MAX([.A$7:.A1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4];6;1)&gt;MID([.F13];6;1);[.C13];[.C13]+1)" office:value-type="float" office:value="2">
            <text:p>00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Content folder by Fast Content Creator when input valid data in all required fields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5];6;1)&gt;MID([.F14];6;1);&quot;&quot;;MAX([.A$7:.A1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5];6;1)&gt;MID([.F14];6;1);[.C14];[.C14]+1)" office:value-type="float" office:value="2">
            <text:p>00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Content folder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Content folder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6];6;1)&gt;MID([.F15];6;1);&quot;&quot;;MAX([.A$7:.A1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6];6;1)&gt;MID([.F15];6;1);[.C15];[.C15]+1)" office:value-type="float" office:value="2">
            <text:p>00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Content folder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Article</text:p>
          </table:table-cell>
          <table:table-cell table:style-name="ce94" office:value-type="string">
            <text:p>Type of Articl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7];6;1)&gt;MID([.F16];6;1);&quot;&quot;;MAX([.A$7:.A1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7];6;1)&gt;MID([.F16];6;1);[.C16];[.C16]+1)" office:value-type="float" office:value="2">
            <text:p>00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Content folder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8];6;1)&gt;MID([.F17];6;1);&quot;&quot;;MAX([.A$7:.A1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8];6;1)&gt;MID([.F17];6;1);[.C17];[.C17]+1)" office:value-type="float" office:value="2">
            <text:p>00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Content folder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9];6;1)&gt;MID([.F18];6;1);&quot;&quot;;MAX([.A$7:.A1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9];6;1)&gt;MID([.F18];6;1);[.C18];[.C18]+1)" office:value-type="float" office:value="2">
            <text:p>00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Content folder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0];6;1)&gt;MID([.F19];6;1);&quot;&quot;;MAX([.A$7:.A19])+1)" office:value-type="float" office:value="3">
            <text:p>003</text:p>
          </table:table-cell>
          <table:table-cell table:style-name="ce89" office:value-type="string">
            <text:p>FAS_02</text:p>
          </table:table-cell>
          <table:table-cell table:style-name="ce72" table:formula="oooc:=IF(MID([.F20];6;1)&gt;MID([.F19];6;1);[.C19];[.C19]+1)" office:value-type="float" office:value="3">
            <text:p>003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Article document in Document folder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Document folder</text:p>
          </table:table-cell>
          <table:table-cell table:style-name="ce94" office:value-type="string">
            <text:p>- Document folder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1];6;1)&gt;MID([.F20];6;1);&quot;&quot;;MAX([.A$7:.A2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1];6;1)&gt;MID([.F20];6;1);[.C20];[.C20]+1)" office:value-type="float" office:value="3">
            <text:p>00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Document folder by Fast Content Creator 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2];6;1)&gt;MID([.F21];6;1);&quot;&quot;;MAX([.A$7:.A2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2];6;1)&gt;MID([.F21];6;1);[.C21];[.C21]+1)" office:value-type="float" office:value="3">
            <text:p>00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Document folder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Document folder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3];6;1)&gt;MID([.F22];6;1);&quot;&quot;;MAX([.A$7:.A2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3];6;1)&gt;MID([.F22];6;1);[.C22];[.C22]+1)" office:value-type="float" office:value="3">
            <text:p>00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Document folder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Article</text:p>
          </table:table-cell>
          <table:table-cell table:style-name="ce94" office:value-type="string">
            <text:p>You can not see type of Article document in the <text:s/>template lis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4];6;1)&gt;MID([.F23];6;1);&quot;&quot;;MAX([.A$7:.A23])+1)" office:value-type="float" office:value="4">
            <text:p>004</text:p>
          </table:table-cell>
          <table:table-cell table:style-name="ce89" office:value-type="string">
            <text:p>FAS_02</text:p>
          </table:table-cell>
          <table:table-cell table:style-name="ce72" table:formula="oooc:=IF(MID([.F24];6;1)&gt;MID([.F23];6;1);[.C23];[.C23]+1)" office:value-type="float" office:value="4">
            <text:p>004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Article document in Article document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Article</text:p>
          </table:table-cell>
          <table:table-cell table:style-name="ce94" office:value-type="string">
            <text:p>- Article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5];6;1)&gt;MID([.F24];6;1);&quot;&quot;;MAX([.A$7:.A2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5];6;1)&gt;MID([.F24];6;1);[.C24];[.C24]+1)" office:value-type="float" office:value="4">
            <text:p>00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Article document by Fast Content Creator 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6];6;1)&gt;MID([.F25];6;1);&quot;&quot;;MAX([.A$7:.A2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6];6;1)&gt;MID([.F25];6;1);[.C25];[.C25]+1)" office:value-type="float" office:value="4">
            <text:p>00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Article document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Articl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7];6;1)&gt;MID([.F26];6;1);&quot;&quot;;MAX([.A$7:.A2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7];6;1)&gt;MID([.F26];6;1);[.C26];[.C26]+1)" office:value-type="float" office:value="4">
            <text:p>00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Article document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Article</text:p>
          </table:table-cell>
          <table:table-cell table:style-name="ce94" office:value-type="string">
            <text:p>You can not see type of Article document in the <text:s/>template lis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8];6;1)&gt;MID([.F27];6;1);&quot;&quot;;MAX([.A$7:.A27])+1)" office:value-type="float" office:value="5">
            <text:p>005</text:p>
          </table:table-cell>
          <table:table-cell table:style-name="ce89" office:value-type="string">
            <text:p>FAS_02</text:p>
          </table:table-cell>
          <table:table-cell table:style-name="ce72" table:formula="oooc:=IF(MID([.F28];6;1)&gt;MID([.F27];6;1);[.C27];[.C27]+1)" office:value-type="float" office:value="5">
            <text:p>005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Article document in File document by Fast Content Creator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File document</text:p>
          </table:table-cell>
          <table:table-cell table:style-name="ce94" office:value-type="string">
            <text:p>- File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9];6;1)&gt;MID([.F28];6;1);&quot;&quot;;MAX([.A$7:.A2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9];6;1)&gt;MID([.F28];6;1);[.C28];[.C28]+1)" office:value-type="float" office:value="5">
            <text:p>00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File document by Fast Content Creator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0];6;1)&gt;MID([.F29];6;1);&quot;&quot;;MAX([.A$7:.A2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0];6;1)&gt;MID([.F29];6;1);[.C29];[.C29]+1)" office:value-type="float" office:value="5">
            <text:p>00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File document by Fast Content Creator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File document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1];6;1)&gt;MID([.F30];6;1);&quot;&quot;;MAX([.A$7:.A3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1];6;1)&gt;MID([.F30];6;1);[.C30];[.C30]+1)" office:value-type="float" office:value="5">
            <text:p>00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File document by Fast Content Creator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Article</text:p>
          </table:table-cell>
          <table:table-cell table:style-name="ce94" office:value-type="string">
            <text:p>Type of Articl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2];6;1)&gt;MID([.F31];6;1);&quot;&quot;;MAX([.A$7:.A3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2];6;1)&gt;MID([.F31];6;1);[.C31];[.C31]+1)" office:value-type="float" office:value="5">
            <text:p>00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File document by Fast Content Creator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3];6;1)&gt;MID([.F32];6;1);&quot;&quot;;MAX([.A$7:.A3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3];6;1)&gt;MID([.F32];6;1);[.C32];[.C32]+1)" office:value-type="float" office:value="5">
            <text:p>00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File document by Fast Content Creator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4];6;1)&gt;MID([.F33];6;1);&quot;&quot;;MAX([.A$7:.A3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4];6;1)&gt;MID([.F33];6;1);[.C33];[.C33]+1)" office:value-type="float" office:value="5">
            <text:p>00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File document by Fast Content Creator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5];6;1)&gt;MID([.F34];6;1);&quot;&quot;;MAX([.A$7:.A34])+1)" office:value-type="float" office:value="6">
            <text:p>006</text:p>
          </table:table-cell>
          <table:table-cell table:style-name="ce89" office:value-type="string">
            <text:p>FAS_02</text:p>
          </table:table-cell>
          <table:table-cell table:style-name="ce72" table:formula="oooc:=IF(MID([.F35];6;1)&gt;MID([.F34];6;1);[.C34];[.C34]+1)" office:value-type="float" office:value="6">
            <text:p>006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Article document in Podcast document by Fast Content Creator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Podcast document</text:p>
          </table:table-cell>
          <table:table-cell table:style-name="ce94" office:value-type="string">
            <text:p>- Podcast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6];6;1)&gt;MID([.F35];6;1);&quot;&quot;;MAX([.A$7:.A3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6];6;1)&gt;MID([.F35];6;1);[.C35];[.C35]+1)" office:value-type="float" office:value="6">
            <text:p>00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Podcast document by Fast Content Creator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7];6;1)&gt;MID([.F36];6;1);&quot;&quot;;MAX([.A$7:.A3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7];6;1)&gt;MID([.F36];6;1);[.C36];[.C36]+1)" office:value-type="float" office:value="6">
            <text:p>00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Podcast document by Fast Content Creator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Podcast document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8];6;1)&gt;MID([.F37];6;1);&quot;&quot;;MAX([.A$7:.A3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8];6;1)&gt;MID([.F37];6;1);[.C37];[.C37]+1)" office:value-type="float" office:value="6">
            <text:p>00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Podcast document by Fast Content Creator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Article</text:p>
          </table:table-cell>
          <table:table-cell table:style-name="ce94" office:value-type="string">
            <text:p>Type of Articl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9];6;1)&gt;MID([.F38];6;1);&quot;&quot;;MAX([.A$7:.A3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9];6;1)&gt;MID([.F38];6;1);[.C38];[.C38]+1)" office:value-type="float" office:value="6">
            <text:p>00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Podcast document by Fast Content Creator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0];6;1)&gt;MID([.F39];6;1);&quot;&quot;;MAX([.A$7:.A3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0];6;1)&gt;MID([.F39];6;1);[.C39];[.C39]+1)" office:value-type="float" office:value="6">
            <text:p>00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Podcast document by Fast Content Creator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1];6;1)&gt;MID([.F40];6;1);&quot;&quot;;MAX([.A$7:.A4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1];6;1)&gt;MID([.F40];6;1);[.C40];[.C40]+1)" office:value-type="float" office:value="6">
            <text:p>00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Podcast document by Fast Content Creator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2];6;1)&gt;MID([.F41];6;1);&quot;&quot;;MAX([.A$7:.A41])+1)" office:value-type="float" office:value="7">
            <text:p>007</text:p>
          </table:table-cell>
          <table:table-cell table:style-name="ce89" office:value-type="string">
            <text:p>FAS_02</text:p>
          </table:table-cell>
          <table:table-cell table:style-name="ce72" table:formula="oooc:=IF(MID([.F42];6;1)&gt;MID([.F41];6;1);[.C41];[.C41]+1)" office:value-type="float" office:value="7">
            <text:p>007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Article document in Sample Node document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Sample Node</text:p>
          </table:table-cell>
          <table:table-cell table:style-name="ce94" office:value-type="string">
            <text:p>- Sample Node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3];6;1)&gt;MID([.F42];6;1);&quot;&quot;;MAX([.A$7:.A4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3];6;1)&gt;MID([.F42];6;1);[.C42];[.C42]+1)" office:value-type="float" office:value="7">
            <text:p>00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Sample Node document by Fast Content Creator 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4];6;1)&gt;MID([.F43];6;1);&quot;&quot;;MAX([.A$7:.A4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4];6;1)&gt;MID([.F43];6;1);[.C43];[.C43]+1)" office:value-type="float" office:value="7">
            <text:p>00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Sample Node document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Sample Nod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5];6;1)&gt;MID([.F44];6;1);&quot;&quot;;MAX([.A$7:.A4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5];6;1)&gt;MID([.F44];6;1);[.C44];[.C44]+1)" office:value-type="float" office:value="7">
            <text:p>00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Sample Node document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Article</text:p>
          </table:table-cell>
          <table:table-cell table:style-name="ce94" office:value-type="string">
            <text:p>You can not see type of Article document in the <text:s/>template lis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6];6;1)&gt;MID([.F45];6;1);&quot;&quot;;MAX([.A$7:.A45])+1)" office:value-type="float" office:value="8">
            <text:p>008</text:p>
          </table:table-cell>
          <table:table-cell table:style-name="ce89" office:value-type="string">
            <text:p>FAS_02</text:p>
          </table:table-cell>
          <table:table-cell table:style-name="ce72" table:formula="oooc:=IF(MID([.F46];6;1)&gt;MID([.F45];6;1);[.C45];[.C45]+1)" office:value-type="float" office:value="8">
            <text:p>008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Article document in File Plan document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File Plan</text:p>
          </table:table-cell>
          <table:table-cell table:style-name="ce94" office:value-type="string">
            <text:p>- File Plan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7];6;1)&gt;MID([.F46];6;1);&quot;&quot;;MAX([.A$7:.A4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7];6;1)&gt;MID([.F46];6;1);[.C46];[.C46]+1)" office:value-type="float" office:value="8">
            <text:p>00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File Plan document by Fast Content Creator 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8];6;1)&gt;MID([.F47];6;1);&quot;&quot;;MAX([.A$7:.A4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8];6;1)&gt;MID([.F47];6;1);[.C47];[.C47]+1)" office:value-type="float" office:value="8">
            <text:p>00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File Plan document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File Plan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9];6;1)&gt;MID([.F48];6;1);&quot;&quot;;MAX([.A$7:.A4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9];6;1)&gt;MID([.F48];6;1);[.C48];[.C48]+1)" office:value-type="float" office:value="8">
            <text:p>00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File Plan document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Article</text:p>
          </table:table-cell>
          <table:table-cell table:style-name="ce94" office:value-type="string">
            <text:p>You can not see type of Article document in the <text:s/>template lis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50];6;1)&gt;MID([.F49];6;1);&quot;&quot;;MAX([.A$7:.A49])+1)" office:value-type="float" office:value="9">
            <text:p>009</text:p>
          </table:table-cell>
          <table:table-cell table:style-name="ce89" office:value-type="string">
            <text:p>FAS_02</text:p>
          </table:table-cell>
          <table:table-cell table:style-name="ce72" table:formula="oooc:=IF(MID([.F50];6;1)&gt;MID([.F49];6;1);[.C49];[.C49]+1)" office:value-type="float" office:value="9">
            <text:p>009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Article document in Kofax document by Fast Content Creator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Kofax document</text:p>
          </table:table-cell>
          <table:table-cell table:style-name="ce94" office:value-type="string">
            <text:p>- Kofax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51];6;1)&gt;MID([.F50];6;1);&quot;&quot;;MAX([.A$7:.A5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51];6;1)&gt;MID([.F50];6;1);[.C50];[.C50]+1)" office:value-type="float" office:value="9">
            <text:p>00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Kofax document by Fast Content Creator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52];6;1)&gt;MID([.F51];6;1);&quot;&quot;;MAX([.A$7:.A5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52];6;1)&gt;MID([.F51];6;1);[.C51];[.C51]+1)" office:value-type="float" office:value="9">
            <text:p>00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Kofax document by Fast Content Creator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Kofax document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53];6;1)&gt;MID([.F52];6;1);&quot;&quot;;MAX([.A$7:.A5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53];6;1)&gt;MID([.F52];6;1);[.C52];[.C52]+1)" office:value-type="float" office:value="9">
            <text:p>00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Kofax document by Fast Content Creator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Article</text:p>
          </table:table-cell>
          <table:table-cell table:style-name="ce94" office:value-type="string">
            <text:p>Type of Articl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54];6;1)&gt;MID([.F53];6;1);&quot;&quot;;MAX([.A$7:.A5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54];6;1)&gt;MID([.F53];6;1);[.C53];[.C53]+1)" office:value-type="float" office:value="9">
            <text:p>00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Kofax document by Fast Content Creator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55];6;1)&gt;MID([.F54];6;1);&quot;&quot;;MAX([.A$7:.A5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55];6;1)&gt;MID([.F54];6;1);[.C54];[.C54]+1)" office:value-type="float" office:value="9">
            <text:p>00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Kofax document by Fast Content Creator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56];6;1)&gt;MID([.F55];6;1);&quot;&quot;;MAX([.A$7:.A5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56];6;1)&gt;MID([.F55];6;1);[.C55];[.C55]+1)" office:value-type="float" office:value="9">
            <text:p>00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Kofax document by Fast Content Creator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57];6;1)&gt;MID([.F56];6;1);&quot;&quot;;MAX([.A$7:.A56])+1)" office:value-type="float" office:value="10">
            <text:p>010</text:p>
          </table:table-cell>
          <table:table-cell table:style-name="ce89" office:value-type="string">
            <text:p>FAS_02</text:p>
          </table:table-cell>
          <table:table-cell table:style-name="ce72" table:formula="oooc:=IF(MID([.F57];6;1)&gt;MID([.F56];6;1);[.C56];[.C56]+1)" office:value-type="float" office:value="10">
            <text:p>010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Article document when 'Title' field is blank</text:p>
          </table:table-cell>
          <table:table-cell table:style-name="ce94" office:value-type="string">
            <text:p>Step 1: Open form to configuration</text:p>
          </table:table-cell>
          <table:table-cell table:style-name="ce94" office:value-type="string">
            <text:p>- Go to Fast Content Creator</text:p>
            <text:p>- Switch to 'Edit' mode </text:p>
          </table:table-cell>
          <table:table-cell table:style-name="ce94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58];6;1)&gt;MID([.F57];6;1);&quot;&quot;;MAX([.A$7:.A5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58];6;1)&gt;MID([.F57];6;1);[.C57];[.C57]+1)" office:value-type="float" office:value="10">
            <text:p>01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when 'Title' field is blank</text:p>
          </table:table-cell>
          <table:table-cell table:style-name="ce94" office:value-type="string">
            <text:p>Step 2: Select the location to store document</text:p>
          </table:table-cell>
          <table:table-cell table:style-name="ce94" office:value-type="string">
            <text:p><text:span text:style-name="T9">- Select repository</text:span></text:p>
            <text:p><text:span text:style-name="T9">- Select workspace</text:span></text:p>
            <text:p><text:span text:style-name="T9">- Select root path <text:s/></text:span><text:span text:style-name="T9">to store document</text:span></text:p>
          </table:table-cell>
          <table:table-cell table:style-name="ce94" office:value-type="string">
            <text:p>Location to stor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3">
          <table:table-cell table:style-name="ce60" table:formula="oooc:=IF(MID([.F59];6;1)&gt;MID([.F58];6;1);&quot;&quot;;MAX([.A$7:.A5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59];6;1)&gt;MID([.F58];6;1);[.C58];[.C58]+1)" office:value-type="float" office:value="10">
            <text:p>01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when 'Title' field is blank</text:p>
          </table:table-cell>
          <table:table-cell table:style-name="ce94" office:value-type="string">
            <text:p>Step 3: Select type of document</text:p>
          </table:table-cell>
          <table:table-cell table:style-name="ce94" office:value-type="string">
            <text:p>Select type: Article</text:p>
          </table:table-cell>
          <table:table-cell table:style-name="ce94" office:value-type="string">
            <text:p>Type of Articl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60];6;1)&gt;MID([.F59];6;1);&quot;&quot;;MAX([.A$7:.A5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60];6;1)&gt;MID([.F59];6;1);[.C59];[.C59]+1)" office:value-type="float" office:value="10">
            <text:p>01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when 'Title' field is blank</text:p>
          </table:table-cell>
          <table:table-cell table:style-name="ce94" office:value-type="string">
            <text:p>Step 4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3">
          <table:table-cell table:style-name="ce60" table:formula="oooc:=IF(MID([.F61];6;1)&gt;MID([.F60];6;1);&quot;&quot;;MAX([.A$7:.A6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61];6;1)&gt;MID([.F60];6;1);[.C60];[.C60]+1)" office:value-type="float" office:value="10">
            <text:p>01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when 'Title' field is blank</text:p>
          </table:table-cell>
          <table:table-cell table:style-name="ce94" office:value-type="string">
            <text:p>Step 5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62];6;1)&gt;MID([.F61];6;1);&quot;&quot;;MAX([.A$7:.A6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62];6;1)&gt;MID([.F61];6;1);[.C61];[.C61]+1)" office:value-type="float" office:value="10">
            <text:p>01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when 'Title' field is blank</text:p>
          </table:table-cell>
          <table:table-cell table:style-name="ce94" office:value-type="string">
            <text:p>Step 6: Create document</text:p>
          </table:table-cell>
          <table:table-cell table:style-name="ce94" office:value-type="string">
            <text:p>- Fill data in required fields except 'Name' field</text:p>
            <text:p>- Click Save button</text:p>
            <text:p/>
          </table:table-cell>
          <table:table-cell table:style-name="ce94" office:value-type="string">
            <text:p>Show message “The field 'title' is required. Please enter your value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63];6;1)&gt;MID([.F62];6;1);&quot;&quot;;MAX([.A$7:.A62])+1)" office:value-type="float" office:value="11">
            <text:p>011</text:p>
          </table:table-cell>
          <table:table-cell table:style-name="ce89" office:value-type="string">
            <text:p>FAS_02</text:p>
          </table:table-cell>
          <table:table-cell table:style-name="ce72" table:formula="oooc:=IF(MID([.F63];6;1)&gt;MID([.F62];6;1);[.C62];[.C62]+1)" office:value-type="float" office:value="11">
            <text:p>011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Article document in uploaded file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Upload a file</text:p>
          </table:table-cell>
          <table:table-cell table:style-name="ce94" office:value-type="string">
            <text:p>File is upload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64];6;1)&gt;MID([.F63];6;1);&quot;&quot;;MAX([.A$7:.A6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64];6;1)&gt;MID([.F63];6;1);[.C63];[.C63]+1)" office:value-type="float" office:value="11">
            <text:p>01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uploaded file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65];6;1)&gt;MID([.F64];6;1);&quot;&quot;;MAX([.A$7:.A6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65];6;1)&gt;MID([.F64];6;1);[.C64];[.C64]+1)" office:value-type="float" office:value="11">
            <text:p>01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uploaded file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uploaded fil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66];6;1)&gt;MID([.F65];6;1);&quot;&quot;;MAX([.A$7:.A6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66];6;1)&gt;MID([.F65];6;1);[.C65];[.C65]+1)" office:value-type="float" office:value="11">
            <text:p>01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uploaded file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Article</text:p>
          </table:table-cell>
          <table:table-cell table:style-name="ce94" office:value-type="string">
            <text:p>Type of Articl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67];6;1)&gt;MID([.F66];6;1);&quot;&quot;;MAX([.A$7:.A6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67];6;1)&gt;MID([.F66];6;1);[.C66];[.C66]+1)" office:value-type="float" office:value="11">
            <text:p>01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uploaded file by Fast Content Creator 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68];6;1)&gt;MID([.F67];6;1);&quot;&quot;;MAX([.A$7:.A6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68];6;1)&gt;MID([.F67];6;1);[.C67];[.C67]+1)" office:value-type="float" office:value="11">
            <text:p>01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uploaded file by Fast Content Creator 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69];6;1)&gt;MID([.F68];6;1);&quot;&quot;;MAX([.A$7:.A6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69];6;1)&gt;MID([.F68];6;1);[.C68];[.C68]+1)" office:value-type="float" office:value="11">
            <text:p>01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Article document in uploaded file by Fast Content Creator 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70];6;1)&gt;MID([.F69];6;1);&quot;&quot;;MAX([.A$7:.A69])+1)" office:value-type="float" office:value="12">
            <text:p>012</text:p>
          </table:table-cell>
          <table:table-cell table:style-name="ce89" office:value-type="string">
            <text:p>FAS_02</text:p>
          </table:table-cell>
          <table:table-cell table:style-name="ce72" table:formula="oooc:=IF(MID([.F70];6;1)&gt;MID([.F69];6;1);[.C69];[.C69]+1)" office:value-type="float" office:value="12">
            <text:p>012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document in root path by Fast Content Creator when input valid data in all required fields</text:p>
          </table:table-cell>
          <table:table-cell table:style-name="ce94" office:value-type="string">
            <text:p>Step 1: Open form to configuration</text:p>
          </table:table-cell>
          <table:table-cell table:style-name="ce94" office:value-type="string">
            <text:p>- Go to Fast Content Creator</text:p>
            <text:p>- Switch to 'Edit' mode </text:p>
          </table:table-cell>
          <table:table-cell table:style-name="ce94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71];6;1)&gt;MID([.F70];6;1);&quot;&quot;;MAX([.A$7:.A7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71];6;1)&gt;MID([.F70];6;1);[.C70];[.C70]+1)" office:value-type="float" office:value="12">
            <text:p>01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root path by Fast Content Creator when input valid data in all required fields</text:p>
          </table:table-cell>
          <table:table-cell table:style-name="ce94" office:value-type="string">
            <text:p>Step 2: Select the location to store document</text:p>
          </table:table-cell>
          <table:table-cell table:style-name="ce94" office:value-type="string">
            <text:p><text:span text:style-name="T9">- Select repository</text:span></text:p>
            <text:p><text:span text:style-name="T9">- Select workspace</text:span></text:p>
            <text:p><text:span text:style-name="T9">- Select root path <text:s/></text:span><text:span text:style-name="T9">to store document</text:span></text:p>
          </table:table-cell>
          <table:table-cell table:style-name="ce94" office:value-type="string">
            <text:p>Location to stor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72];6;1)&gt;MID([.F71];6;1);&quot;&quot;;MAX([.A$7:.A7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72];6;1)&gt;MID([.F71];6;1);[.C71];[.C71]+1)" office:value-type="float" office:value="12">
            <text:p>01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root path by Fast Content Creator when input valid data in all required fields</text:p>
          </table:table-cell>
          <table:table-cell table:style-name="ce94" office:value-type="string">
            <text:p>Step 3: Select type of document</text:p>
          </table:table-cell>
          <table:table-cell table:style-name="ce94" office:value-type="string">
            <text:p>Select type: File <text:s/></text:p>
          </table:table-cell>
          <table:table-cell table:style-name="ce94" office:value-type="string">
            <text:p>Type of File <text:s text:c="2"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73];6;1)&gt;MID([.F72];6;1);&quot;&quot;;MAX([.A$7:.A7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73];6;1)&gt;MID([.F72];6;1);[.C72];[.C72]+1)" office:value-type="float" office:value="12">
            <text:p>01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root path by Fast Content Creator when input valid data in all required fields</text:p>
          </table:table-cell>
          <table:table-cell table:style-name="ce94" office:value-type="string">
            <text:p>Step 4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74];6;1)&gt;MID([.F73];6;1);&quot;&quot;;MAX([.A$7:.A7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74];6;1)&gt;MID([.F73];6;1);[.C73];[.C73]+1)" office:value-type="float" office:value="12">
            <text:p>01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root path by Fast Content Creator when input valid data in all required fields</text:p>
          </table:table-cell>
          <table:table-cell table:style-name="ce94" office:value-type="string">
            <text:p>Step 5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75];6;1)&gt;MID([.F74];6;1);&quot;&quot;;MAX([.A$7:.A7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75];6;1)&gt;MID([.F74];6;1);[.C74];[.C74]+1)" office:value-type="float" office:value="12">
            <text:p>01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root path by Fast Content Creator when input valid data in all required fields</text:p>
          </table:table-cell>
          <table:table-cell table:style-name="ce94" office:value-type="string">
            <text:p>Step 6: Create File <text:s text:c="3"/>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76];6;1)&gt;MID([.F75];6;1);&quot;&quot;;MAX([.A$7:.A75])+1)" office:value-type="float" office:value="13">
            <text:p>013</text:p>
          </table:table-cell>
          <table:table-cell table:style-name="ce89" office:value-type="string">
            <text:p>FAS_02</text:p>
          </table:table-cell>
          <table:table-cell table:style-name="ce72" table:formula="oooc:=IF(MID([.F76];6;1)&gt;MID([.F75];6;1);[.C75];[.C75]+1)" office:value-type="float" office:value="13">
            <text:p>013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document in Content folder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Content folder</text:p>
          </table:table-cell>
          <table:table-cell table:style-name="ce94" office:value-type="string">
            <text:p>- Content folder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77];6;1)&gt;MID([.F76];6;1);&quot;&quot;;MAX([.A$7:.A7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77];6;1)&gt;MID([.F76];6;1);[.C76];[.C76]+1)" office:value-type="float" office:value="13">
            <text:p>01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Content folder by Fast Content Creator when input valid data in all required fields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78];6;1)&gt;MID([.F77];6;1);&quot;&quot;;MAX([.A$7:.A7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78];6;1)&gt;MID([.F77];6;1);[.C77];[.C77]+1)" office:value-type="float" office:value="13">
            <text:p>01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Content folder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Content folder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79];6;1)&gt;MID([.F78];6;1);&quot;&quot;;MAX([.A$7:.A7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79];6;1)&gt;MID([.F78];6;1);[.C78];[.C78]+1)" office:value-type="float" office:value="13">
            <text:p>01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Content folder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<text:s/></text:p>
          </table:table-cell>
          <table:table-cell table:style-name="ce94" office:value-type="string">
            <text:p>Type of File <text:s text:c="2"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80];6;1)&gt;MID([.F79];6;1);&quot;&quot;;MAX([.A$7:.A7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80];6;1)&gt;MID([.F79];6;1);[.C79];[.C79]+1)" office:value-type="float" office:value="13">
            <text:p>01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Content folder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81];6;1)&gt;MID([.F80];6;1);&quot;&quot;;MAX([.A$7:.A8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81];6;1)&gt;MID([.F80];6;1);[.C80];[.C80]+1)" office:value-type="float" office:value="13">
            <text:p>01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Content folder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82];6;1)&gt;MID([.F81];6;1);&quot;&quot;;MAX([.A$7:.A8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82];6;1)&gt;MID([.F81];6;1);[.C81];[.C81]+1)" office:value-type="float" office:value="13">
            <text:p>01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Content folder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83];6;1)&gt;MID([.F82];6;1);&quot;&quot;;MAX([.A$7:.A82])+1)" office:value-type="float" office:value="14">
            <text:p>014</text:p>
          </table:table-cell>
          <table:table-cell table:style-name="ce89" office:value-type="string">
            <text:p>FAS_02</text:p>
          </table:table-cell>
          <table:table-cell table:style-name="ce72" table:formula="oooc:=IF(MID([.F83];6;1)&gt;MID([.F82];6;1);[.C82];[.C82]+1)" office:value-type="float" office:value="14">
            <text:p>014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document in Document folder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Document folder</text:p>
          </table:table-cell>
          <table:table-cell table:style-name="ce94" office:value-type="string">
            <text:p>- Document folder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84];6;1)&gt;MID([.F83];6;1);&quot;&quot;;MAX([.A$7:.A8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84];6;1)&gt;MID([.F83];6;1);[.C83];[.C83]+1)" office:value-type="float" office:value="14">
            <text:p>01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Document folder by Fast Content Creator 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85];6;1)&gt;MID([.F84];6;1);&quot;&quot;;MAX([.A$7:.A8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85];6;1)&gt;MID([.F84];6;1);[.C84];[.C84]+1)" office:value-type="float" office:value="14">
            <text:p>01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Document folder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Document folder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86];6;1)&gt;MID([.F85];6;1);&quot;&quot;;MAX([.A$7:.A8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86];6;1)&gt;MID([.F85];6;1);[.C85];[.C85]+1)" office:value-type="float" office:value="14">
            <text:p>01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Document folder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<text:s/></text:p>
          </table:table-cell>
          <table:table-cell table:style-name="ce94" office:value-type="string">
            <text:p>Type of File <text:s text:c="2"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87];6;1)&gt;MID([.F86];6;1);&quot;&quot;;MAX([.A$7:.A8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87];6;1)&gt;MID([.F86];6;1);[.C86];[.C86]+1)" office:value-type="float" office:value="14">
            <text:p>01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Document folder by Fast Content Creator 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88];6;1)&gt;MID([.F87];6;1);&quot;&quot;;MAX([.A$7:.A8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88];6;1)&gt;MID([.F87];6;1);[.C87];[.C87]+1)" office:value-type="float" office:value="14">
            <text:p>01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Document folder by Fast Content Creator 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89];6;1)&gt;MID([.F88];6;1);&quot;&quot;;MAX([.A$7:.A8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89];6;1)&gt;MID([.F88];6;1);[.C88];[.C88]+1)" office:value-type="float" office:value="14">
            <text:p>01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Document folder by Fast Content Creator 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90];6;1)&gt;MID([.F89];6;1);&quot;&quot;;MAX([.A$7:.A89])+1)" office:value-type="float" office:value="15">
            <text:p>015</text:p>
          </table:table-cell>
          <table:table-cell table:style-name="ce89" office:value-type="string">
            <text:p>FAS_02</text:p>
          </table:table-cell>
          <table:table-cell table:style-name="ce72" table:formula="oooc:=IF(MID([.F90];6;1)&gt;MID([.F89];6;1);[.C89];[.C89]+1)" office:value-type="float" office:value="15">
            <text:p>015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document in Article document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Article document</text:p>
          </table:table-cell>
          <table:table-cell table:style-name="ce94" office:value-type="string">
            <text:p>- Article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91];6;1)&gt;MID([.F90];6;1);&quot;&quot;;MAX([.A$7:.A9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91];6;1)&gt;MID([.F90];6;1);[.C90];[.C90]+1)" office:value-type="float" office:value="15">
            <text:p>01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Article document by Fast Content Creator when input valid data in all required fields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92];6;1)&gt;MID([.F91];6;1);&quot;&quot;;MAX([.A$7:.A9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92];6;1)&gt;MID([.F91];6;1);[.C91];[.C91]+1)" office:value-type="float" office:value="15">
            <text:p>01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Article document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Articl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93];6;1)&gt;MID([.F92];6;1);&quot;&quot;;MAX([.A$7:.A9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93];6;1)&gt;MID([.F92];6;1);[.C92];[.C92]+1)" office:value-type="float" office:value="15">
            <text:p>01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Article document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<text:s/></text:p>
          </table:table-cell>
          <table:table-cell table:style-name="ce94" office:value-type="string">
            <text:p>Type of File <text:s text:c="2"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94];6;1)&gt;MID([.F93];6;1);&quot;&quot;;MAX([.A$7:.A9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94];6;1)&gt;MID([.F93];6;1);[.C93];[.C93]+1)" office:value-type="float" office:value="15">
            <text:p>01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Article document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95];6;1)&gt;MID([.F94];6;1);&quot;&quot;;MAX([.A$7:.A9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95];6;1)&gt;MID([.F94];6;1);[.C94];[.C94]+1)" office:value-type="float" office:value="15">
            <text:p>01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Article document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96];6;1)&gt;MID([.F95];6;1);&quot;&quot;;MAX([.A$7:.A9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96];6;1)&gt;MID([.F95];6;1);[.C95];[.C95]+1)" office:value-type="float" office:value="15">
            <text:p>01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Article document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97];6;1)&gt;MID([.F96];6;1);&quot;&quot;;MAX([.A$7:.A96])+1)" office:value-type="float" office:value="16">
            <text:p>016</text:p>
          </table:table-cell>
          <table:table-cell table:style-name="ce89" office:value-type="string">
            <text:p>FAS_02</text:p>
          </table:table-cell>
          <table:table-cell table:style-name="ce72" table:formula="oooc:=IF(MID([.F97];6;1)&gt;MID([.F96];6;1);[.C96];[.C96]+1)" office:value-type="float" office:value="16">
            <text:p>016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document in File <text:s text:c="2"/>document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File <text:s text:c="2"/>document</text:p>
          </table:table-cell>
          <table:table-cell table:style-name="ce94" office:value-type="string">
            <text:p>- File <text:s text:c="2"/>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98];6;1)&gt;MID([.F97];6;1);&quot;&quot;;MAX([.A$7:.A9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98];6;1)&gt;MID([.F97];6;1);[.C97];[.C97]+1)" office:value-type="float" office:value="16">
            <text:p>01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File <text:s text:c="2"/>document by Fast Content Creator when input valid data in all required fields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99];6;1)&gt;MID([.F98];6;1);&quot;&quot;;MAX([.A$7:.A9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99];6;1)&gt;MID([.F98];6;1);[.C98];[.C98]+1)" office:value-type="float" office:value="16">
            <text:p>01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File <text:s text:c="2"/>document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File <text:s text:c="2"/>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00];6;1)&gt;MID([.F99];6;1);&quot;&quot;;MAX([.A$7:.A9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00];6;1)&gt;MID([.F99];6;1);[.C99];[.C99]+1)" office:value-type="float" office:value="16">
            <text:p>01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File <text:s text:c="2"/>document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<text:s/></text:p>
          </table:table-cell>
          <table:table-cell table:style-name="ce94" office:value-type="string">
            <text:p>Type of File <text:s text:c="2"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01];6;1)&gt;MID([.F100];6;1);&quot;&quot;;MAX([.A$7:.A10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01];6;1)&gt;MID([.F100];6;1);[.C100];[.C100]+1)" office:value-type="float" office:value="16">
            <text:p>01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File <text:s text:c="2"/>document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02];6;1)&gt;MID([.F101];6;1);&quot;&quot;;MAX([.A$7:.A10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02];6;1)&gt;MID([.F101];6;1);[.C101];[.C101]+1)" office:value-type="float" office:value="16">
            <text:p>01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File <text:s text:c="2"/>document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03];6;1)&gt;MID([.F102];6;1);&quot;&quot;;MAX([.A$7:.A10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03];6;1)&gt;MID([.F102];6;1);[.C102];[.C102]+1)" office:value-type="float" office:value="16">
            <text:p>01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File <text:s text:c="2"/>document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04];6;1)&gt;MID([.F103];6;1);&quot;&quot;;MAX([.A$7:.A103])+1)" office:value-type="float" office:value="17">
            <text:p>017</text:p>
          </table:table-cell>
          <table:table-cell table:style-name="ce89" office:value-type="string">
            <text:p>FAS_02</text:p>
          </table:table-cell>
          <table:table-cell table:style-name="ce72" table:formula="oooc:=IF(MID([.F104];6;1)&gt;MID([.F103];6;1);[.C103];[.C103]+1)" office:value-type="float" office:value="17">
            <text:p>017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document in Podcast document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Podcast <text:s text:c="2"/>document</text:p>
          </table:table-cell>
          <table:table-cell table:style-name="ce94" office:value-type="string">
            <text:p>- Podcast <text:s text:c="2"/>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05];6;1)&gt;MID([.F104];6;1);&quot;&quot;;MAX([.A$7:.A10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05];6;1)&gt;MID([.F104];6;1);[.C104];[.C104]+1)" office:value-type="float" office:value="17">
            <text:p>01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Podcast document by Fast Content Creator when input valid data in all required fields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06];6;1)&gt;MID([.F105];6;1);&quot;&quot;;MAX([.A$7:.A10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06];6;1)&gt;MID([.F105];6;1);[.C105];[.C105]+1)" office:value-type="float" office:value="17">
            <text:p>01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Podcast document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Podcast <text:s text:c="2"/>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07];6;1)&gt;MID([.F106];6;1);&quot;&quot;;MAX([.A$7:.A10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07];6;1)&gt;MID([.F106];6;1);[.C106];[.C106]+1)" office:value-type="float" office:value="17">
            <text:p>01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Podcast document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<text:s/></text:p>
          </table:table-cell>
          <table:table-cell table:style-name="ce94" office:value-type="string">
            <text:p>Type of File <text:s text:c="2"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08];6;1)&gt;MID([.F107];6;1);&quot;&quot;;MAX([.A$7:.A10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08];6;1)&gt;MID([.F107];6;1);[.C107];[.C107]+1)" office:value-type="float" office:value="17">
            <text:p>01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Podcast document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09];6;1)&gt;MID([.F108];6;1);&quot;&quot;;MAX([.A$7:.A10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09];6;1)&gt;MID([.F108];6;1);[.C108];[.C108]+1)" office:value-type="float" office:value="17">
            <text:p>01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Podcast document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10];6;1)&gt;MID([.F109];6;1);&quot;&quot;;MAX([.A$7:.A10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10];6;1)&gt;MID([.F109];6;1);[.C109];[.C109]+1)" office:value-type="float" office:value="17">
            <text:p>01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Podcast document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11];6;1)&gt;MID([.F110];6;1);&quot;&quot;;MAX([.A$7:.A110])+1)" office:value-type="float" office:value="18">
            <text:p>018</text:p>
          </table:table-cell>
          <table:table-cell table:style-name="ce89" office:value-type="string">
            <text:p>FAS_02</text:p>
          </table:table-cell>
          <table:table-cell table:style-name="ce72" table:formula="oooc:=IF(MID([.F111];6;1)&gt;MID([.F110];6;1);[.C110];[.C110]+1)" office:value-type="float" office:value="18">
            <text:p>018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document in Sample Node document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Sample Node document</text:p>
          </table:table-cell>
          <table:table-cell table:style-name="ce94" office:value-type="string">
            <text:p>- Sample Node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12];6;1)&gt;MID([.F111];6;1);&quot;&quot;;MAX([.A$7:.A11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12];6;1)&gt;MID([.F111];6;1);[.C111];[.C111]+1)" office:value-type="float" office:value="18">
            <text:p>01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Sample Node document by Fast Content Creator when input valid data in all required fields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13];6;1)&gt;MID([.F112];6;1);&quot;&quot;;MAX([.A$7:.A11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13];6;1)&gt;MID([.F112];6;1);[.C112];[.C112]+1)" office:value-type="float" office:value="18">
            <text:p>01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Sample Node document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Sample Nod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14];6;1)&gt;MID([.F113];6;1);&quot;&quot;;MAX([.A$7:.A11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14];6;1)&gt;MID([.F113];6;1);[.C113];[.C113]+1)" office:value-type="float" office:value="18">
            <text:p>01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Sample Node document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<text:s/></text:p>
          </table:table-cell>
          <table:table-cell table:style-name="ce94" office:value-type="string">
            <text:p>Type of File <text:s text:c="2"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15];6;1)&gt;MID([.F114];6;1);&quot;&quot;;MAX([.A$7:.A11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15];6;1)&gt;MID([.F114];6;1);[.C114];[.C114]+1)" office:value-type="float" office:value="18">
            <text:p>01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Sample Node document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16];6;1)&gt;MID([.F115];6;1);&quot;&quot;;MAX([.A$7:.A11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16];6;1)&gt;MID([.F115];6;1);[.C115];[.C115]+1)" office:value-type="float" office:value="18">
            <text:p>01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Sample Node document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17];6;1)&gt;MID([.F116];6;1);&quot;&quot;;MAX([.A$7:.A11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17];6;1)&gt;MID([.F116];6;1);[.C116];[.C116]+1)" office:value-type="float" office:value="18">
            <text:p>01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Sample Node document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18];6;1)&gt;MID([.F117];6;1);&quot;&quot;;MAX([.A$7:.A117])+1)" office:value-type="float" office:value="19">
            <text:p>019</text:p>
          </table:table-cell>
          <table:table-cell table:style-name="ce89" office:value-type="string">
            <text:p>FAS_02</text:p>
          </table:table-cell>
          <table:table-cell table:style-name="ce72" table:formula="oooc:=IF(MID([.F118];6;1)&gt;MID([.F117];6;1);[.C117];[.C117]+1)" office:value-type="float" office:value="19">
            <text:p>019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document in File Plan document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File Plan document</text:p>
          </table:table-cell>
          <table:table-cell table:style-name="ce94" office:value-type="string">
            <text:p>- File Plan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19];6;1)&gt;MID([.F118];6;1);&quot;&quot;;MAX([.A$7:.A11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19];6;1)&gt;MID([.F118];6;1);[.C118];[.C118]+1)" office:value-type="float" office:value="19">
            <text:p>01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File Plan document by Fast Content Creator when input valid data in all required fields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20];6;1)&gt;MID([.F119];6;1);&quot;&quot;;MAX([.A$7:.A11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20];6;1)&gt;MID([.F119];6;1);[.C119];[.C119]+1)" office:value-type="float" office:value="19">
            <text:p>01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File Plan document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File Plan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21];6;1)&gt;MID([.F120];6;1);&quot;&quot;;MAX([.A$7:.A12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21];6;1)&gt;MID([.F120];6;1);[.C120];[.C120]+1)" office:value-type="float" office:value="19">
            <text:p>01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File Plan document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<text:s/></text:p>
          </table:table-cell>
          <table:table-cell table:style-name="ce94" office:value-type="string">
            <text:p>Type of File <text:s text:c="2"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22];6;1)&gt;MID([.F121];6;1);&quot;&quot;;MAX([.A$7:.A12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22];6;1)&gt;MID([.F121];6;1);[.C121];[.C121]+1)" office:value-type="float" office:value="19">
            <text:p>01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File Plan document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23];6;1)&gt;MID([.F122];6;1);&quot;&quot;;MAX([.A$7:.A12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23];6;1)&gt;MID([.F122];6;1);[.C122];[.C122]+1)" office:value-type="float" office:value="19">
            <text:p>01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File Plan document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24];6;1)&gt;MID([.F123];6;1);&quot;&quot;;MAX([.A$7:.A12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24];6;1)&gt;MID([.F123];6;1);[.C123];[.C123]+1)" office:value-type="float" office:value="19">
            <text:p>01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File Plan document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25];6;1)&gt;MID([.F124];6;1);&quot;&quot;;MAX([.A$7:.A124])+1)" office:value-type="float" office:value="20">
            <text:p>020</text:p>
          </table:table-cell>
          <table:table-cell table:style-name="ce89" office:value-type="string">
            <text:p>FAS_02</text:p>
          </table:table-cell>
          <table:table-cell table:style-name="ce72" table:formula="oooc:=IF(MID([.F125];6;1)&gt;MID([.F124];6;1);[.C124];[.C124]+1)" office:value-type="float" office:value="20">
            <text:p>020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document in Kofax document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Kofax document</text:p>
          </table:table-cell>
          <table:table-cell table:style-name="ce94" office:value-type="string">
            <text:p>- Kofax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26];6;1)&gt;MID([.F125];6;1);&quot;&quot;;MAX([.A$7:.A12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26];6;1)&gt;MID([.F125];6;1);[.C125];[.C125]+1)" office:value-type="float" office:value="20">
            <text:p>02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Kofax document by Fast Content Creator when input valid data in all required fields</text:p>
          </table:table-cell>
          <table:table-cell table:style-name="ce94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27];6;1)&gt;MID([.F126];6;1);&quot;&quot;;MAX([.A$7:.A12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27];6;1)&gt;MID([.F126];6;1);[.C126];[.C126]+1)" office:value-type="float" office:value="20">
            <text:p>02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Kofax document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Kofax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28];6;1)&gt;MID([.F127];6;1);&quot;&quot;;MAX([.A$7:.A12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28];6;1)&gt;MID([.F127];6;1);[.C127];[.C127]+1)" office:value-type="float" office:value="20">
            <text:p>02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Kofax document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<text:s/></text:p>
          </table:table-cell>
          <table:table-cell table:style-name="ce94" office:value-type="string">
            <text:p>Type of File <text:s text:c="2"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29];6;1)&gt;MID([.F128];6;1);&quot;&quot;;MAX([.A$7:.A12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29];6;1)&gt;MID([.F128];6;1);[.C128];[.C128]+1)" office:value-type="float" office:value="20">
            <text:p>02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Kofax document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30];6;1)&gt;MID([.F129];6;1);&quot;&quot;;MAX([.A$7:.A12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30];6;1)&gt;MID([.F129];6;1);[.C129];[.C129]+1)" office:value-type="float" office:value="20">
            <text:p>02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Kofax document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31];6;1)&gt;MID([.F130];6;1);&quot;&quot;;MAX([.A$7:.A13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31];6;1)&gt;MID([.F130];6;1);[.C130];[.C130]+1)" office:value-type="float" office:value="20">
            <text:p>02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Kofax document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132];6;1)&gt;MID([.F131];6;1);&quot;&quot;;MAX([.A$7:.A131])+1)" office:value-type="float" office:value="21">
            <text:p>021</text:p>
          </table:table-cell>
          <table:table-cell table:style-name="ce89" office:value-type="string">
            <text:p>FAS_02</text:p>
          </table:table-cell>
          <table:table-cell table:style-name="ce72" table:formula="oooc:=IF(MID([.F132];6;1)&gt;MID([.F131];6;1);[.C131];[.C131]+1)" office:value-type="float" office:value="21">
            <text:p>021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document in uploaded file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Upload a file</text:p>
          </table:table-cell>
          <table:table-cell table:style-name="ce94" office:value-type="string">
            <text:p>File is upload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33];6;1)&gt;MID([.F132];6;1);&quot;&quot;;MAX([.A$7:.A13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33];6;1)&gt;MID([.F132];6;1);[.C132];[.C132]+1)" office:value-type="float" office:value="21">
            <text:p>02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uploaded file by Fast Content Creator </text:p>
          </table:table-cell>
          <table:table-cell table:style-name="ce95" office:value-type="string">
            <text:p>Step 2: Open form to config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134];6;1)&gt;MID([.F133];6;1);&quot;&quot;;MAX([.A$7:.A13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34];6;1)&gt;MID([.F133];6;1);[.C133];[.C133]+1)" office:value-type="float" office:value="21">
            <text:p>02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uploaded file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uploaded fil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135];6;1)&gt;MID([.F134];6;1);&quot;&quot;;MAX([.A$7:.A13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35];6;1)&gt;MID([.F134];6;1);[.C134];[.C134]+1)" office:value-type="float" office:value="21">
            <text:p>02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uploaded file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<text:s/></text:p>
          </table:table-cell>
          <table:table-cell table:style-name="ce94" office:value-type="string">
            <text:p>Type of File <text:s text:c="2"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136];6;1)&gt;MID([.F135];6;1);&quot;&quot;;MAX([.A$7:.A13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36];6;1)&gt;MID([.F135];6;1);[.C135];[.C135]+1)" office:value-type="float" office:value="21">
            <text:p>02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uploaded file by Fast Content Creator 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137];6;1)&gt;MID([.F136];6;1);&quot;&quot;;MAX([.A$7:.A13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37];6;1)&gt;MID([.F136];6;1);[.C136];[.C136]+1)" office:value-type="float" office:value="21">
            <text:p>02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uploaded file by Fast Content Creator 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38];6;1)&gt;MID([.F137];6;1);&quot;&quot;;MAX([.A$7:.A13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38];6;1)&gt;MID([.F137];6;1);[.C137];[.C137]+1)" office:value-type="float" office:value="21">
            <text:p>02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in uploaded file by Fast Content Creator 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139];6;1)&gt;MID([.F138];6;1);&quot;&quot;;MAX([.A$7:.A138])+1)" office:value-type="float" office:value="22">
            <text:p>022</text:p>
          </table:table-cell>
          <table:table-cell table:style-name="ce89" office:value-type="string">
            <text:p>FAS_02</text:p>
          </table:table-cell>
          <table:table-cell table:style-name="ce72" table:formula="oooc:=IF(MID([.F139];6;1)&gt;MID([.F138];6;1);[.C138];[.C138]+1)" office:value-type="float" office:value="22">
            <text:p>022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document when the content is empty</text:p>
          </table:table-cell>
          <table:table-cell table:style-name="ce94" office:value-type="string">
            <text:p>Step 1: Open form to configuration</text:p>
          </table:table-cell>
          <table:table-cell table:style-name="ce94" office:value-type="string">
            <text:p>- Go to Fast Content Creator</text:p>
            <text:p>- Switch to 'Edit' mode </text:p>
          </table:table-cell>
          <table:table-cell table:style-name="ce94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40];6;1)&gt;MID([.F139];6;1);&quot;&quot;;MAX([.A$7:.A13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40];6;1)&gt;MID([.F139];6;1);[.C139];[.C139]+1)" office:value-type="float" office:value="22">
            <text:p>02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when the content is empty</text:p>
          </table:table-cell>
          <table:table-cell table:style-name="ce94" office:value-type="string">
            <text:p>Step 2: Select the location to store document</text:p>
          </table:table-cell>
          <table:table-cell table:style-name="ce94" office:value-type="string">
            <text:p><text:span text:style-name="T9">- Select repository</text:span></text:p>
            <text:p><text:span text:style-name="T9">- Select workspace</text:span></text:p>
            <text:p><text:span text:style-name="T9">- Select root path <text:s/></text:span><text:span text:style-name="T9">to store document</text:span></text:p>
          </table:table-cell>
          <table:table-cell table:style-name="ce94" office:value-type="string">
            <text:p>Location to stor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3">
          <table:table-cell table:style-name="ce60" table:formula="oooc:=IF(MID([.F141];6;1)&gt;MID([.F140];6;1);&quot;&quot;;MAX([.A$7:.A14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41];6;1)&gt;MID([.F140];6;1);[.C140];[.C140]+1)" office:value-type="float" office:value="22">
            <text:p>02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when the content is empty</text:p>
          </table:table-cell>
          <table:table-cell table:style-name="ce94" office:value-type="string">
            <text:p>Step 3: Select type of document</text:p>
          </table:table-cell>
          <table:table-cell table:style-name="ce94" office:value-type="string">
            <text:p>Select type: File <text:s/></text:p>
          </table:table-cell>
          <table:table-cell table:style-name="ce94" office:value-type="string">
            <text:p>Type of Fil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142];6;1)&gt;MID([.F141];6;1);&quot;&quot;;MAX([.A$7:.A14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42];6;1)&gt;MID([.F141];6;1);[.C141];[.C141]+1)" office:value-type="float" office:value="22">
            <text:p>02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when the content is empty</text:p>
          </table:table-cell>
          <table:table-cell table:style-name="ce94" office:value-type="string">
            <text:p>Step 4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3">
          <table:table-cell table:style-name="ce60" table:formula="oooc:=IF(MID([.F143];6;1)&gt;MID([.F142];6;1);&quot;&quot;;MAX([.A$7:.A14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43];6;1)&gt;MID([.F142];6;1);[.C142];[.C142]+1)" office:value-type="float" office:value="22">
            <text:p>02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when the content is empty</text:p>
          </table:table-cell>
          <table:table-cell table:style-name="ce94" office:value-type="string">
            <text:p>Step 5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44];6;1)&gt;MID([.F143];6;1);&quot;&quot;;MAX([.A$7:.A14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44];6;1)&gt;MID([.F143];6;1);[.C143];[.C143]+1)" office:value-type="float" office:value="22">
            <text:p>02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document when the content is empty</text:p>
          </table:table-cell>
          <table:table-cell table:style-name="ce94" office:value-type="string">
            <text:p>Step 6: Create document</text:p>
          </table:table-cell>
          <table:table-cell table:style-name="ce94" office:value-type="string">
            <text:p>- Do not fill data in 'Content' field</text:p>
            <text:p>- Click Save button</text:p>
            <text:p/>
          </table:table-cell>
          <table:table-cell table:style-name="ce94" office:value-type="string">
            <text:p>Show message “Type value into field 'Content' please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45];6;1)&gt;MID([.F144];6;1);&quot;&quot;;MAX([.A$7:.A144])+1)" office:value-type="float" office:value="23">
            <text:p>023</text:p>
          </table:table-cell>
          <table:table-cell table:style-name="ce89" office:value-type="string">
            <text:p>FAS_02</text:p>
          </table:table-cell>
          <table:table-cell table:style-name="ce72" table:formula="oooc:=IF(MID([.F145];6;1)&gt;MID([.F144];6;1);[.C144];[.C144]+1)" office:value-type="float" office:value="23">
            <text:p>023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Podcast document in root path by Fast Content Creator when input valid data in all required fields</text:p>
          </table:table-cell>
          <table:table-cell table:style-name="ce94" office:value-type="string">
            <text:p>Step 1: Open form to configuration</text:p>
          </table:table-cell>
          <table:table-cell table:style-name="ce94" office:value-type="string">
            <text:p>- Go to Fast Content Creator</text:p>
            <text:p>- Switch to 'Edit' mode </text:p>
          </table:table-cell>
          <table:table-cell table:style-name="ce94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46];6;1)&gt;MID([.F145];6;1);&quot;&quot;;MAX([.A$7:.A14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46];6;1)&gt;MID([.F145];6;1);[.C145];[.C145]+1)" office:value-type="float" office:value="23">
            <text:p>02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root path by Fast Content Creator when input valid data in all required fields</text:p>
          </table:table-cell>
          <table:table-cell table:style-name="ce94" office:value-type="string">
            <text:p>Step 2: Select the location to store document</text:p>
          </table:table-cell>
          <table:table-cell table:style-name="ce94" office:value-type="string">
            <text:p><text:span text:style-name="T9">- Select repository</text:span></text:p>
            <text:p><text:span text:style-name="T9">- Select workspace</text:span></text:p>
            <text:p><text:span text:style-name="T9">- Select root path <text:s/></text:span><text:span text:style-name="T9">to store document</text:span></text:p>
          </table:table-cell>
          <table:table-cell table:style-name="ce94" office:value-type="string">
            <text:p>Location to stor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47];6;1)&gt;MID([.F146];6;1);&quot;&quot;;MAX([.A$7:.A14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47];6;1)&gt;MID([.F146];6;1);[.C146];[.C146]+1)" office:value-type="float" office:value="23">
            <text:p>02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root path by Fast Content Creator when input valid data in all required fields</text:p>
          </table:table-cell>
          <table:table-cell table:style-name="ce94" office:value-type="string">
            <text:p>Step 3: Select type of document</text:p>
          </table:table-cell>
          <table:table-cell table:style-name="ce94" office:value-type="string">
            <text:p>Select type: Podcast</text:p>
          </table:table-cell>
          <table:table-cell table:style-name="ce94" office:value-type="string">
            <text:p>Type of Podcast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48];6;1)&gt;MID([.F147];6;1);&quot;&quot;;MAX([.A$7:.A14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48];6;1)&gt;MID([.F147];6;1);[.C147];[.C147]+1)" office:value-type="float" office:value="23">
            <text:p>02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root path by Fast Content Creator when input valid data in all required fields</text:p>
          </table:table-cell>
          <table:table-cell table:style-name="ce94" office:value-type="string">
            <text:p>Step 4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49];6;1)&gt;MID([.F148];6;1);&quot;&quot;;MAX([.A$7:.A14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49];6;1)&gt;MID([.F148];6;1);[.C148];[.C148]+1)" office:value-type="float" office:value="23">
            <text:p>02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root path by Fast Content Creator when input valid data in all required fields</text:p>
          </table:table-cell>
          <table:table-cell table:style-name="ce94" office:value-type="string">
            <text:p>Step 5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50];6;1)&gt;MID([.F149];6;1);&quot;&quot;;MAX([.A$7:.A14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50];6;1)&gt;MID([.F149];6;1);[.C149];[.C149]+1)" office:value-type="float" office:value="23">
            <text:p>02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root path by Fast Content Creator when input valid data in all required fields</text:p>
          </table:table-cell>
          <table:table-cell table:style-name="ce94" office:value-type="string">
            <text:p>Step 6: Create File <text:s text:c="3"/>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51];6;1)&gt;MID([.F150];6;1);&quot;&quot;;MAX([.A$7:.A150])+1)" office:value-type="float" office:value="24">
            <text:p>024</text:p>
          </table:table-cell>
          <table:table-cell table:style-name="ce89" office:value-type="string">
            <text:p>FAS_02</text:p>
          </table:table-cell>
          <table:table-cell table:style-name="ce72" table:formula="oooc:=IF(MID([.F151];6;1)&gt;MID([.F150];6;1);[.C150];[.C150]+1)" office:value-type="float" office:value="24">
            <text:p>024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Podcast document in Content folder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Content folder</text:p>
          </table:table-cell>
          <table:table-cell table:style-name="ce94" office:value-type="string">
            <text:p>- Content folder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52];6;1)&gt;MID([.F151];6;1);&quot;&quot;;MAX([.A$7:.A15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52];6;1)&gt;MID([.F151];6;1);[.C151];[.C151]+1)" office:value-type="float" office:value="24">
            <text:p>02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Content folder by Fast Content Creator when input valid data in all required fields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53];6;1)&gt;MID([.F152];6;1);&quot;&quot;;MAX([.A$7:.A15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53];6;1)&gt;MID([.F152];6;1);[.C152];[.C152]+1)" office:value-type="float" office:value="24">
            <text:p>02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Content folder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Content folder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54];6;1)&gt;MID([.F153];6;1);&quot;&quot;;MAX([.A$7:.A15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54];6;1)&gt;MID([.F153];6;1);[.C153];[.C153]+1)" office:value-type="float" office:value="24">
            <text:p>02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Content folder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Podcast</text:p>
          </table:table-cell>
          <table:table-cell table:style-name="ce94" office:value-type="string">
            <text:p>Type of Podcast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55];6;1)&gt;MID([.F154];6;1);&quot;&quot;;MAX([.A$7:.A15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55];6;1)&gt;MID([.F154];6;1);[.C154];[.C154]+1)" office:value-type="float" office:value="24">
            <text:p>02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Content folder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56];6;1)&gt;MID([.F155];6;1);&quot;&quot;;MAX([.A$7:.A15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56];6;1)&gt;MID([.F155];6;1);[.C155];[.C155]+1)" office:value-type="float" office:value="24">
            <text:p>02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Content folder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57];6;1)&gt;MID([.F156];6;1);&quot;&quot;;MAX([.A$7:.A15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57];6;1)&gt;MID([.F156];6;1);[.C156];[.C156]+1)" office:value-type="float" office:value="24">
            <text:p>02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Content folder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158];6;1)&gt;MID([.F157];6;1);&quot;&quot;;MAX([.A$7:.A157])+1)" office:value-type="float" office:value="25">
            <text:p>025</text:p>
          </table:table-cell>
          <table:table-cell table:style-name="ce89" office:value-type="string">
            <text:p>FAS_02</text:p>
          </table:table-cell>
          <table:table-cell table:style-name="ce72" table:formula="oooc:=IF(MID([.F158];6;1)&gt;MID([.F157];6;1);[.C157];[.C157]+1)" office:value-type="float" office:value="25">
            <text:p>025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Podcast document in Document folder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Document folder</text:p>
          </table:table-cell>
          <table:table-cell table:style-name="ce94" office:value-type="string">
            <text:p>- Document folder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59];6;1)&gt;MID([.F158];6;1);&quot;&quot;;MAX([.A$7:.A15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59];6;1)&gt;MID([.F158];6;1);[.C158];[.C158]+1)" office:value-type="float" office:value="25">
            <text:p>02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Document folder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160];6;1)&gt;MID([.F159];6;1);&quot;&quot;;MAX([.A$7:.A15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60];6;1)&gt;MID([.F159];6;1);[.C159];[.C159]+1)" office:value-type="float" office:value="25">
            <text:p>02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Document folder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Document folder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161];6;1)&gt;MID([.F160];6;1);&quot;&quot;;MAX([.A$7:.A16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61];6;1)&gt;MID([.F160];6;1);[.C160];[.C160]+1)" office:value-type="float" office:value="25">
            <text:p>02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Document folder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 Podcast </text:p>
          </table:table-cell>
          <table:table-cell table:style-name="ce94" office:value-type="string">
            <text:p>Type of Podcast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162];6;1)&gt;MID([.F161];6;1);&quot;&quot;;MAX([.A$7:.A16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62];6;1)&gt;MID([.F161];6;1);[.C161];[.C161]+1)" office:value-type="float" office:value="25">
            <text:p>02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Document folder by Fast Content Creator 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163];6;1)&gt;MID([.F162];6;1);&quot;&quot;;MAX([.A$7:.A16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63];6;1)&gt;MID([.F162];6;1);[.C162];[.C162]+1)" office:value-type="float" office:value="25">
            <text:p>02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Document folder by Fast Content Creator 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64];6;1)&gt;MID([.F163];6;1);&quot;&quot;;MAX([.A$7:.A16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64];6;1)&gt;MID([.F163];6;1);[.C163];[.C163]+1)" office:value-type="float" office:value="25">
            <text:p>02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Document folder by Fast Content Creator 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65];6;1)&gt;MID([.F164];6;1);&quot;&quot;;MAX([.A$7:.A164])+1)" office:value-type="float" office:value="26">
            <text:p>026</text:p>
          </table:table-cell>
          <table:table-cell table:style-name="ce89" office:value-type="string">
            <text:p>FAS_02</text:p>
          </table:table-cell>
          <table:table-cell table:style-name="ce72" table:formula="oooc:=IF(MID([.F165];6;1)&gt;MID([.F164];6;1);[.C164];[.C164]+1)" office:value-type="float" office:value="26">
            <text:p>026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Podcast document in Article document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Article document</text:p>
          </table:table-cell>
          <table:table-cell table:style-name="ce94" office:value-type="string">
            <text:p>- Article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66];6;1)&gt;MID([.F165];6;1);&quot;&quot;;MAX([.A$7:.A16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66];6;1)&gt;MID([.F165];6;1);[.C165];[.C165]+1)" office:value-type="float" office:value="26">
            <text:p>02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Article document by Fast Content Creator when input valid data in all required fields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67];6;1)&gt;MID([.F166];6;1);&quot;&quot;;MAX([.A$7:.A16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67];6;1)&gt;MID([.F166];6;1);[.C166];[.C166]+1)" office:value-type="float" office:value="26">
            <text:p>02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Article document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Articl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68];6;1)&gt;MID([.F167];6;1);&quot;&quot;;MAX([.A$7:.A16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68];6;1)&gt;MID([.F167];6;1);[.C167];[.C167]+1)" office:value-type="float" office:value="26">
            <text:p>02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Article document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Podcast</text:p>
          </table:table-cell>
          <table:table-cell table:style-name="ce94" office:value-type="string">
            <text:p>Type of Podcast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69];6;1)&gt;MID([.F168];6;1);&quot;&quot;;MAX([.A$7:.A16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69];6;1)&gt;MID([.F168];6;1);[.C168];[.C168]+1)" office:value-type="float" office:value="26">
            <text:p>02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Article document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70];6;1)&gt;MID([.F169];6;1);&quot;&quot;;MAX([.A$7:.A16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70];6;1)&gt;MID([.F169];6;1);[.C169];[.C169]+1)" office:value-type="float" office:value="26">
            <text:p>02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Article document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71];6;1)&gt;MID([.F170];6;1);&quot;&quot;;MAX([.A$7:.A17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71];6;1)&gt;MID([.F170];6;1);[.C170];[.C170]+1)" office:value-type="float" office:value="26">
            <text:p>02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Article document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72];6;1)&gt;MID([.F171];6;1);&quot;&quot;;MAX([.A$7:.A171])+1)" office:value-type="float" office:value="27">
            <text:p>027</text:p>
          </table:table-cell>
          <table:table-cell table:style-name="ce89" office:value-type="string">
            <text:p>FAS_02</text:p>
          </table:table-cell>
          <table:table-cell table:style-name="ce72" table:formula="oooc:=IF(MID([.F172];6;1)&gt;MID([.F171];6;1);[.C171];[.C171]+1)" office:value-type="float" office:value="27">
            <text:p>027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Podcast document in File document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File <text:s text:c="2"/>document</text:p>
          </table:table-cell>
          <table:table-cell table:style-name="ce94" office:value-type="string">
            <text:p>- File <text:s text:c="2"/>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73];6;1)&gt;MID([.F172];6;1);&quot;&quot;;MAX([.A$7:.A17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73];6;1)&gt;MID([.F172];6;1);[.C172];[.C172]+1)" office:value-type="float" office:value="27">
            <text:p>02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File document by Fast Content Creator when input valid data in all required fields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74];6;1)&gt;MID([.F173];6;1);&quot;&quot;;MAX([.A$7:.A17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74];6;1)&gt;MID([.F173];6;1);[.C173];[.C173]+1)" office:value-type="float" office:value="27">
            <text:p>02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File document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File <text:s text:c="2"/>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75];6;1)&gt;MID([.F174];6;1);&quot;&quot;;MAX([.A$7:.A17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75];6;1)&gt;MID([.F174];6;1);[.C174];[.C174]+1)" office:value-type="float" office:value="27">
            <text:p>02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File document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 Podcast </text:p>
          </table:table-cell>
          <table:table-cell table:style-name="ce94" office:value-type="string">
            <text:p>Type of Podcast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76];6;1)&gt;MID([.F175];6;1);&quot;&quot;;MAX([.A$7:.A17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76];6;1)&gt;MID([.F175];6;1);[.C175];[.C175]+1)" office:value-type="float" office:value="27">
            <text:p>02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File document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77];6;1)&gt;MID([.F176];6;1);&quot;&quot;;MAX([.A$7:.A17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77];6;1)&gt;MID([.F176];6;1);[.C176];[.C176]+1)" office:value-type="float" office:value="27">
            <text:p>02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File document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78];6;1)&gt;MID([.F177];6;1);&quot;&quot;;MAX([.A$7:.A17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78];6;1)&gt;MID([.F177];6;1);[.C177];[.C177]+1)" office:value-type="float" office:value="27">
            <text:p>02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File document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79];6;1)&gt;MID([.F178];6;1);&quot;&quot;;MAX([.A$7:.A178])+1)" office:value-type="float" office:value="28">
            <text:p>028</text:p>
          </table:table-cell>
          <table:table-cell table:style-name="ce89" office:value-type="string">
            <text:p>FAS_02</text:p>
          </table:table-cell>
          <table:table-cell table:style-name="ce72" table:formula="oooc:=IF(MID([.F179];6;1)&gt;MID([.F178];6;1);[.C178];[.C178]+1)" office:value-type="float" office:value="28">
            <text:p>028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Podcast document in Podcast document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Podcast <text:s text:c="2"/>document</text:p>
          </table:table-cell>
          <table:table-cell table:style-name="ce94" office:value-type="string">
            <text:p>- Podcast <text:s text:c="2"/>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80];6;1)&gt;MID([.F179];6;1);&quot;&quot;;MAX([.A$7:.A17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80];6;1)&gt;MID([.F179];6;1);[.C179];[.C179]+1)" office:value-type="float" office:value="28">
            <text:p>02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Podcast document by Fast Content Creator when input valid data in all required fields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81];6;1)&gt;MID([.F180];6;1);&quot;&quot;;MAX([.A$7:.A18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81];6;1)&gt;MID([.F180];6;1);[.C180];[.C180]+1)" office:value-type="float" office:value="28">
            <text:p>02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Podcast document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Podcast <text:s text:c="2"/>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82];6;1)&gt;MID([.F181];6;1);&quot;&quot;;MAX([.A$7:.A18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82];6;1)&gt;MID([.F181];6;1);[.C181];[.C181]+1)" office:value-type="float" office:value="28">
            <text:p>02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Podcast document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 Podcast </text:p>
          </table:table-cell>
          <table:table-cell table:style-name="ce94" office:value-type="string">
            <text:p>Type of Podcast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83];6;1)&gt;MID([.F182];6;1);&quot;&quot;;MAX([.A$7:.A18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83];6;1)&gt;MID([.F182];6;1);[.C182];[.C182]+1)" office:value-type="float" office:value="28">
            <text:p>02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Podcast document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84];6;1)&gt;MID([.F183];6;1);&quot;&quot;;MAX([.A$7:.A18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84];6;1)&gt;MID([.F183];6;1);[.C183];[.C183]+1)" office:value-type="float" office:value="28">
            <text:p>02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Podcast document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85];6;1)&gt;MID([.F184];6;1);&quot;&quot;;MAX([.A$7:.A18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85];6;1)&gt;MID([.F184];6;1);[.C184];[.C184]+1)" office:value-type="float" office:value="28">
            <text:p>02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Podcast document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86];6;1)&gt;MID([.F185];6;1);&quot;&quot;;MAX([.A$7:.A185])+1)" office:value-type="float" office:value="29">
            <text:p>029</text:p>
          </table:table-cell>
          <table:table-cell table:style-name="ce89" office:value-type="string">
            <text:p>FAS_02</text:p>
          </table:table-cell>
          <table:table-cell table:style-name="ce72" table:formula="oooc:=IF(MID([.F186];6;1)&gt;MID([.F185];6;1);[.C185];[.C185]+1)" office:value-type="float" office:value="29">
            <text:p>029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Podcast document in Sample Node document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Sample Node document</text:p>
          </table:table-cell>
          <table:table-cell table:style-name="ce94" office:value-type="string">
            <text:p>- Sample Node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87];6;1)&gt;MID([.F186];6;1);&quot;&quot;;MAX([.A$7:.A18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87];6;1)&gt;MID([.F186];6;1);[.C186];[.C186]+1)" office:value-type="float" office:value="29">
            <text:p>02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Sample Node document by Fast Content Creator when input valid data in all required fields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88];6;1)&gt;MID([.F187];6;1);&quot;&quot;;MAX([.A$7:.A18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88];6;1)&gt;MID([.F187];6;1);[.C187];[.C187]+1)" office:value-type="float" office:value="29">
            <text:p>02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Sample Node document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Sample Nod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89];6;1)&gt;MID([.F188];6;1);&quot;&quot;;MAX([.A$7:.A18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89];6;1)&gt;MID([.F188];6;1);[.C188];[.C188]+1)" office:value-type="float" office:value="29">
            <text:p>02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Sample Node document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 Podcast </text:p>
          </table:table-cell>
          <table:table-cell table:style-name="ce94" office:value-type="string">
            <text:p>Type of Podcast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90];6;1)&gt;MID([.F189];6;1);&quot;&quot;;MAX([.A$7:.A18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90];6;1)&gt;MID([.F189];6;1);[.C189];[.C189]+1)" office:value-type="float" office:value="29">
            <text:p>02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Sample Node document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91];6;1)&gt;MID([.F190];6;1);&quot;&quot;;MAX([.A$7:.A19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91];6;1)&gt;MID([.F190];6;1);[.C190];[.C190]+1)" office:value-type="float" office:value="29">
            <text:p>02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Sample Node document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92];6;1)&gt;MID([.F191];6;1);&quot;&quot;;MAX([.A$7:.A19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92];6;1)&gt;MID([.F191];6;1);[.C191];[.C191]+1)" office:value-type="float" office:value="29">
            <text:p>02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Sample Node document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193];6;1)&gt;MID([.F192];6;1);&quot;&quot;;MAX([.A$7:.A192])+1)" office:value-type="float" office:value="30">
            <text:p>030</text:p>
          </table:table-cell>
          <table:table-cell table:style-name="ce89" office:value-type="string">
            <text:p>FAS_02</text:p>
          </table:table-cell>
          <table:table-cell table:style-name="ce72" table:formula="oooc:=IF(MID([.F193];6;1)&gt;MID([.F192];6;1);[.C192];[.C192]+1)" office:value-type="float" office:value="30">
            <text:p>030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Podcast <text:s/>document in File Plan document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File Plan document</text:p>
          </table:table-cell>
          <table:table-cell table:style-name="ce94" office:value-type="string">
            <text:p>- File Plan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94];6;1)&gt;MID([.F193];6;1);&quot;&quot;;MAX([.A$7:.A19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94];6;1)&gt;MID([.F193];6;1);[.C193];[.C193]+1)" office:value-type="float" office:value="30">
            <text:p>03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<text:s/>document in File Plan document by Fast Content Creator when input valid data in all required fields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95];6;1)&gt;MID([.F194];6;1);&quot;&quot;;MAX([.A$7:.A19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95];6;1)&gt;MID([.F194];6;1);[.C194];[.C194]+1)" office:value-type="float" office:value="30">
            <text:p>03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<text:s/>document in File Plan document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File Plan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96];6;1)&gt;MID([.F195];6;1);&quot;&quot;;MAX([.A$7:.A19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96];6;1)&gt;MID([.F195];6;1);[.C195];[.C195]+1)" office:value-type="float" office:value="30">
            <text:p>03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<text:s/>document in File Plan document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Podcast</text:p>
          </table:table-cell>
          <table:table-cell table:style-name="ce94" office:value-type="string">
            <text:p>Type of Podcast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97];6;1)&gt;MID([.F196];6;1);&quot;&quot;;MAX([.A$7:.A19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97];6;1)&gt;MID([.F196];6;1);[.C196];[.C196]+1)" office:value-type="float" office:value="30">
            <text:p>03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<text:s/>document in File Plan document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98];6;1)&gt;MID([.F197];6;1);&quot;&quot;;MAX([.A$7:.A19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98];6;1)&gt;MID([.F197];6;1);[.C197];[.C197]+1)" office:value-type="float" office:value="30">
            <text:p>03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<text:s/>document in File Plan document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199];6;1)&gt;MID([.F198];6;1);&quot;&quot;;MAX([.A$7:.A19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199];6;1)&gt;MID([.F198];6;1);[.C198];[.C198]+1)" office:value-type="float" office:value="30">
            <text:p>03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<text:s/>document in File Plan document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200];6;1)&gt;MID([.F199];6;1);&quot;&quot;;MAX([.A$7:.A199])+1)" office:value-type="float" office:value="31">
            <text:p>031</text:p>
          </table:table-cell>
          <table:table-cell table:style-name="ce89" office:value-type="string">
            <text:p>FAS_02</text:p>
          </table:table-cell>
          <table:table-cell table:style-name="ce72" table:formula="oooc:=IF(MID([.F200];6;1)&gt;MID([.F199];6;1);[.C199];[.C199]+1)" office:value-type="float" office:value="31">
            <text:p>031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Podcast <text:s/>document in Kofax document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Kofax document</text:p>
          </table:table-cell>
          <table:table-cell table:style-name="ce94" office:value-type="string">
            <text:p>- Kofax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01];6;1)&gt;MID([.F200];6;1);&quot;&quot;;MAX([.A$7:.A20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01];6;1)&gt;MID([.F200];6;1);[.C200];[.C200]+1)" office:value-type="float" office:value="31">
            <text:p>03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<text:s/>document in Kofax document by Fast Content Creator when input valid data in all required fields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02];6;1)&gt;MID([.F201];6;1);&quot;&quot;;MAX([.A$7:.A20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02];6;1)&gt;MID([.F201];6;1);[.C201];[.C201]+1)" office:value-type="float" office:value="31">
            <text:p>03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<text:s/>document in Kofax document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Kofax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03];6;1)&gt;MID([.F202];6;1);&quot;&quot;;MAX([.A$7:.A20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03];6;1)&gt;MID([.F202];6;1);[.C202];[.C202]+1)" office:value-type="float" office:value="31">
            <text:p>03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<text:s/>document in Kofax document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Podcast</text:p>
          </table:table-cell>
          <table:table-cell table:style-name="ce94" office:value-type="string">
            <text:p>Type of Podcast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04];6;1)&gt;MID([.F203];6;1);&quot;&quot;;MAX([.A$7:.A20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04];6;1)&gt;MID([.F203];6;1);[.C203];[.C203]+1)" office:value-type="float" office:value="31">
            <text:p>03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<text:s/>document in Kofax document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05];6;1)&gt;MID([.F204];6;1);&quot;&quot;;MAX([.A$7:.A20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05];6;1)&gt;MID([.F204];6;1);[.C204];[.C204]+1)" office:value-type="float" office:value="31">
            <text:p>03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<text:s/>document in Kofax document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06];6;1)&gt;MID([.F205];6;1);&quot;&quot;;MAX([.A$7:.A20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06];6;1)&gt;MID([.F205];6;1);[.C205];[.C205]+1)" office:value-type="float" office:value="31">
            <text:p>03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<text:s/>document in Kofax document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07];6;1)&gt;MID([.F206];6;1);&quot;&quot;;MAX([.A$7:.A206])+1)" office:value-type="float" office:value="32">
            <text:p>032</text:p>
          </table:table-cell>
          <table:table-cell table:style-name="ce89" office:value-type="string">
            <text:p>FAS_02</text:p>
          </table:table-cell>
          <table:table-cell table:style-name="ce72" table:formula="oooc:=IF(MID([.F207];6;1)&gt;MID([.F206];6;1);[.C206];[.C206]+1)" office:value-type="float" office:value="32">
            <text:p>032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Podcast document in uploaded file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Upload a file</text:p>
          </table:table-cell>
          <table:table-cell table:style-name="ce94" office:value-type="string">
            <text:p>File is upload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08];6;1)&gt;MID([.F207];6;1);&quot;&quot;;MAX([.A$7:.A20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08];6;1)&gt;MID([.F207];6;1);[.C207];[.C207]+1)" office:value-type="float" office:value="32">
            <text:p>03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uploaded file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09];6;1)&gt;MID([.F208];6;1);&quot;&quot;;MAX([.A$7:.A20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09];6;1)&gt;MID([.F208];6;1);[.C208];[.C208]+1)" office:value-type="float" office:value="32">
            <text:p>03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uploaded file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uploaded fil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10];6;1)&gt;MID([.F209];6;1);&quot;&quot;;MAX([.A$7:.A20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10];6;1)&gt;MID([.F209];6;1);[.C209];[.C209]+1)" office:value-type="float" office:value="32">
            <text:p>03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uploaded file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Podcast</text:p>
          </table:table-cell>
          <table:table-cell table:style-name="ce94" office:value-type="string">
            <text:p>Type of Podcast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11];6;1)&gt;MID([.F210];6;1);&quot;&quot;;MAX([.A$7:.A21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11];6;1)&gt;MID([.F210];6;1);[.C210];[.C210]+1)" office:value-type="float" office:value="32">
            <text:p>03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uploaded file by Fast Content Creator 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12];6;1)&gt;MID([.F211];6;1);&quot;&quot;;MAX([.A$7:.A21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12];6;1)&gt;MID([.F211];6;1);[.C211];[.C211]+1)" office:value-type="float" office:value="32">
            <text:p>03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uploaded file by Fast Content Creator 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13];6;1)&gt;MID([.F212];6;1);&quot;&quot;;MAX([.A$7:.A21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13];6;1)&gt;MID([.F212];6;1);[.C212];[.C212]+1)" office:value-type="float" office:value="32">
            <text:p>03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in uploaded file by Fast Content Creator 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14];6;1)&gt;MID([.F213];6;1);&quot;&quot;;MAX([.A$7:.A213])+1)" office:value-type="float" office:value="33">
            <text:p>033</text:p>
          </table:table-cell>
          <table:table-cell table:style-name="ce89" office:value-type="string">
            <text:p>FAS_02</text:p>
          </table:table-cell>
          <table:table-cell table:style-name="ce72" table:formula="oooc:=IF(MID([.F214];6;1)&gt;MID([.F213];6;1);[.C213];[.C213]+1)" office:value-type="float" office:value="33">
            <text:p>033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Podcast document when the link is empty</text:p>
          </table:table-cell>
          <table:table-cell table:style-name="ce94" office:value-type="string">
            <text:p>Step 1: Open form to configuration</text:p>
          </table:table-cell>
          <table:table-cell table:style-name="ce94" office:value-type="string">
            <text:p>- Go to Fast Content Creator</text:p>
            <text:p>- Switch to 'Edit' mode </text:p>
          </table:table-cell>
          <table:table-cell table:style-name="ce94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15];6;1)&gt;MID([.F214];6;1);&quot;&quot;;MAX([.A$7:.A21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15];6;1)&gt;MID([.F214];6;1);[.C214];[.C214]+1)" office:value-type="float" office:value="33">
            <text:p>03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when the link is empty</text:p>
          </table:table-cell>
          <table:table-cell table:style-name="ce94" office:value-type="string">
            <text:p>Step 2: Select the location to store document</text:p>
          </table:table-cell>
          <table:table-cell table:style-name="ce94" office:value-type="string">
            <text:p><text:span text:style-name="T9">- Select repository</text:span></text:p>
            <text:p><text:span text:style-name="T9">- Select workspace</text:span></text:p>
            <text:p><text:span text:style-name="T9">- Select root path <text:s/></text:span><text:span text:style-name="T9">to store document</text:span></text:p>
          </table:table-cell>
          <table:table-cell table:style-name="ce94" office:value-type="string">
            <text:p>Location to stor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3">
          <table:table-cell table:style-name="ce60" table:formula="oooc:=IF(MID([.F216];6;1)&gt;MID([.F215];6;1);&quot;&quot;;MAX([.A$7:.A21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16];6;1)&gt;MID([.F215];6;1);[.C215];[.C215]+1)" office:value-type="float" office:value="33">
            <text:p>03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when the link is empty</text:p>
          </table:table-cell>
          <table:table-cell table:style-name="ce94" office:value-type="string">
            <text:p>Step 3: Select type of document</text:p>
          </table:table-cell>
          <table:table-cell table:style-name="ce94" office:value-type="string">
            <text:p>Select type:Podcast</text:p>
          </table:table-cell>
          <table:table-cell table:style-name="ce94" office:value-type="string">
            <text:p>Type of Podcast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17];6;1)&gt;MID([.F216];6;1);&quot;&quot;;MAX([.A$7:.A21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17];6;1)&gt;MID([.F216];6;1);[.C216];[.C216]+1)" office:value-type="float" office:value="33">
            <text:p>03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when the link is empty</text:p>
          </table:table-cell>
          <table:table-cell table:style-name="ce94" office:value-type="string">
            <text:p>Step 4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3">
          <table:table-cell table:style-name="ce60" table:formula="oooc:=IF(MID([.F218];6;1)&gt;MID([.F217];6;1);&quot;&quot;;MAX([.A$7:.A21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18];6;1)&gt;MID([.F217];6;1);[.C217];[.C217]+1)" office:value-type="float" office:value="33">
            <text:p>03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when the link is empty</text:p>
          </table:table-cell>
          <table:table-cell table:style-name="ce94" office:value-type="string">
            <text:p>Step 5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19];6;1)&gt;MID([.F218];6;1);&quot;&quot;;MAX([.A$7:.A21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19];6;1)&gt;MID([.F218];6;1);[.C218];[.C218]+1)" office:value-type="float" office:value="33">
            <text:p>03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Podcast document when the link is empty</text:p>
          </table:table-cell>
          <table:table-cell table:style-name="ce94" office:value-type="string">
            <text:p>Step 6: Create document</text:p>
          </table:table-cell>
          <table:table-cell table:style-name="ce94" office:value-type="string">
            <text:p>- Do not fill data in 'Content' field</text:p>
            <text:p>- Click Save button</text:p>
            <text:p/>
          </table:table-cell>
          <table:table-cell table:style-name="ce94" office:value-type="string">
            <text:p>Show message “Type value into field 'Link' please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220];6;1)&gt;MID([.F219];6;1);&quot;&quot;;MAX([.A$7:.A219])+1)" office:value-type="float" office:value="34">
            <text:p>034</text:p>
          </table:table-cell>
          <table:table-cell table:style-name="ce89" office:value-type="string">
            <text:p>FAS_02</text:p>
          </table:table-cell>
          <table:table-cell table:style-name="ce72" table:formula="oooc:=IF(MID([.F220];6;1)&gt;MID([.F219];6;1);[.C219];[.C219]+1)" office:value-type="float" office:value="34">
            <text:p>034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Sample Node document in root path by Fast Content Creator when input valid data in all required fields</text:p>
          </table:table-cell>
          <table:table-cell table:style-name="ce94" office:value-type="string">
            <text:p>Step 1: Open form to configuration</text:p>
          </table:table-cell>
          <table:table-cell table:style-name="ce94" office:value-type="string">
            <text:p>- Go to Fast Content Creator</text:p>
            <text:p>- Switch to 'Edit' mode </text:p>
          </table:table-cell>
          <table:table-cell table:style-name="ce94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21];6;1)&gt;MID([.F220];6;1);&quot;&quot;;MAX([.A$7:.A22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21];6;1)&gt;MID([.F220];6;1);[.C220];[.C220]+1)" office:value-type="float" office:value="34">
            <text:p>03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root path by Fast Content Creator when input valid data in all required fields</text:p>
          </table:table-cell>
          <table:table-cell table:style-name="ce94" office:value-type="string">
            <text:p>Step 2: Select the location to store document</text:p>
          </table:table-cell>
          <table:table-cell table:style-name="ce94" office:value-type="string">
            <text:p><text:span text:style-name="T9">- Select repository</text:span></text:p>
            <text:p><text:span text:style-name="T9">- Select workspace</text:span></text:p>
            <text:p><text:span text:style-name="T9">- Select root path <text:s/></text:span><text:span text:style-name="T9">to store document</text:span></text:p>
          </table:table-cell>
          <table:table-cell table:style-name="ce94" office:value-type="string">
            <text:p>Location to stor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22];6;1)&gt;MID([.F221];6;1);&quot;&quot;;MAX([.A$7:.A22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22];6;1)&gt;MID([.F221];6;1);[.C221];[.C221]+1)" office:value-type="float" office:value="34">
            <text:p>03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root path by Fast Content Creator when input valid data in all required fields</text:p>
          </table:table-cell>
          <table:table-cell table:style-name="ce94" office:value-type="string">
            <text:p>Step 3: Select type of document</text:p>
          </table:table-cell>
          <table:table-cell table:style-name="ce94" office:value-type="string">
            <text:p>Select type: Sample Node</text:p>
          </table:table-cell>
          <table:table-cell table:style-name="ce94" office:value-type="string">
            <text:p>Type of Sample Nod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23];6;1)&gt;MID([.F222];6;1);&quot;&quot;;MAX([.A$7:.A22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23];6;1)&gt;MID([.F222];6;1);[.C222];[.C222]+1)" office:value-type="float" office:value="34">
            <text:p>03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root path by Fast Content Creator when input valid data in all required fields</text:p>
          </table:table-cell>
          <table:table-cell table:style-name="ce94" office:value-type="string">
            <text:p>Step 4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24];6;1)&gt;MID([.F223];6;1);&quot;&quot;;MAX([.A$7:.A22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24];6;1)&gt;MID([.F223];6;1);[.C223];[.C223]+1)" office:value-type="float" office:value="34">
            <text:p>03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root path by Fast Content Creator when input valid data in all required fields</text:p>
          </table:table-cell>
          <table:table-cell table:style-name="ce94" office:value-type="string">
            <text:p>Step 5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25];6;1)&gt;MID([.F224];6;1);&quot;&quot;;MAX([.A$7:.A22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25];6;1)&gt;MID([.F224];6;1);[.C224];[.C224]+1)" office:value-type="float" office:value="34">
            <text:p>03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root path by Fast Content Creator when input valid data in all required fields</text:p>
          </table:table-cell>
          <table:table-cell table:style-name="ce94" office:value-type="string">
            <text:p>Step 6: Create Sample Node <text:s/>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226];6;1)&gt;MID([.F225];6;1);&quot;&quot;;MAX([.A$7:.A225])+1)" office:value-type="float" office:value="35">
            <text:p>035</text:p>
          </table:table-cell>
          <table:table-cell table:style-name="ce89" office:value-type="string">
            <text:p>FAS_02</text:p>
          </table:table-cell>
          <table:table-cell table:style-name="ce72" table:formula="oooc:=IF(MID([.F226];6;1)&gt;MID([.F225];6;1);[.C225];[.C225]+1)" office:value-type="float" office:value="35">
            <text:p>035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Sample Node document in Content folder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Content folder</text:p>
          </table:table-cell>
          <table:table-cell table:style-name="ce94" office:value-type="string">
            <text:p>- Content folder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227];6;1)&gt;MID([.F226];6;1);&quot;&quot;;MAX([.A$7:.A22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27];6;1)&gt;MID([.F226];6;1);[.C226];[.C226]+1)" office:value-type="float" office:value="35">
            <text:p>03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Content folder by Fast Content Creator when input valid data in all required fields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228];6;1)&gt;MID([.F227];6;1);&quot;&quot;;MAX([.A$7:.A22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28];6;1)&gt;MID([.F227];6;1);[.C227];[.C227]+1)" office:value-type="float" office:value="35">
            <text:p>03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Content folder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Content folder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229];6;1)&gt;MID([.F228];6;1);&quot;&quot;;MAX([.A$7:.A22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29];6;1)&gt;MID([.F228];6;1);[.C228];[.C228]+1)" office:value-type="float" office:value="35">
            <text:p>03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Content folder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Sample Node</text:p>
          </table:table-cell>
          <table:table-cell table:style-name="ce94" office:value-type="string">
            <text:p>Type of Sample Nod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230];6;1)&gt;MID([.F229];6;1);&quot;&quot;;MAX([.A$7:.A22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30];6;1)&gt;MID([.F229];6;1);[.C229];[.C229]+1)" office:value-type="float" office:value="35">
            <text:p>03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Content folder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231];6;1)&gt;MID([.F230];6;1);&quot;&quot;;MAX([.A$7:.A23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31];6;1)&gt;MID([.F230];6;1);[.C230];[.C230]+1)" office:value-type="float" office:value="35">
            <text:p>03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Content folder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232];6;1)&gt;MID([.F231];6;1);&quot;&quot;;MAX([.A$7:.A23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32];6;1)&gt;MID([.F231];6;1);[.C231];[.C231]+1)" office:value-type="float" office:value="35">
            <text:p>03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Content folder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33];6;1)&gt;MID([.F232];6;1);&quot;&quot;;MAX([.A$7:.A232])+1)" office:value-type="float" office:value="36">
            <text:p>036</text:p>
          </table:table-cell>
          <table:table-cell table:style-name="ce89" office:value-type="string">
            <text:p>FAS_02</text:p>
          </table:table-cell>
          <table:table-cell table:style-name="ce72" table:formula="oooc:=IF(MID([.F233];6;1)&gt;MID([.F232];6;1);[.C232];[.C232]+1)" office:value-type="float" office:value="36">
            <text:p>036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Sample Node document in Document folder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Document folder</text:p>
          </table:table-cell>
          <table:table-cell table:style-name="ce94" office:value-type="string">
            <text:p>- Document folder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34];6;1)&gt;MID([.F233];6;1);&quot;&quot;;MAX([.A$7:.A23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34];6;1)&gt;MID([.F233];6;1);[.C233];[.C233]+1)" office:value-type="float" office:value="36">
            <text:p>03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Document folder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35];6;1)&gt;MID([.F234];6;1);&quot;&quot;;MAX([.A$7:.A23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35];6;1)&gt;MID([.F234];6;1);[.C234];[.C234]+1)" office:value-type="float" office:value="36">
            <text:p>03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Document folder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Document folder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36];6;1)&gt;MID([.F235];6;1);&quot;&quot;;MAX([.A$7:.A23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36];6;1)&gt;MID([.F235];6;1);[.C235];[.C235]+1)" office:value-type="float" office:value="36">
            <text:p>03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Document folder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Sample Node</text:p>
          </table:table-cell>
          <table:table-cell table:style-name="ce94" office:value-type="string">
            <text:p>You can not see type of Sample Node document in template lis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37];6;1)&gt;MID([.F236];6;1);&quot;&quot;;MAX([.A$7:.A236])+1)" office:value-type="float" office:value="37">
            <text:p>037</text:p>
          </table:table-cell>
          <table:table-cell table:style-name="ce89" office:value-type="string">
            <text:p>FAS_02</text:p>
          </table:table-cell>
          <table:table-cell table:style-name="ce72" table:formula="oooc:=IF(MID([.F237];6;1)&gt;MID([.F236];6;1);[.C236];[.C236]+1)" office:value-type="float" office:value="37">
            <text:p>037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Sample Node document in Article document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Article</text:p>
          </table:table-cell>
          <table:table-cell table:style-name="ce94" office:value-type="string">
            <text:p>-Article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38];6;1)&gt;MID([.F237];6;1);&quot;&quot;;MAX([.A$7:.A23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38];6;1)&gt;MID([.F237];6;1);[.C237];[.C237]+1)" office:value-type="float" office:value="37">
            <text:p>03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Article document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39];6;1)&gt;MID([.F238];6;1);&quot;&quot;;MAX([.A$7:.A23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39];6;1)&gt;MID([.F238];6;1);[.C238];[.C238]+1)" office:value-type="float" office:value="37">
            <text:p>03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Article document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Articl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40];6;1)&gt;MID([.F239];6;1);&quot;&quot;;MAX([.A$7:.A23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40];6;1)&gt;MID([.F239];6;1);[.C239];[.C239]+1)" office:value-type="float" office:value="37">
            <text:p>03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Article document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Sample Node</text:p>
          </table:table-cell>
          <table:table-cell table:style-name="ce94" office:value-type="string">
            <text:p>You can not see type of Sample Node document in template lis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41];6;1)&gt;MID([.F240];6;1);&quot;&quot;;MAX([.A$7:.A240])+1)" office:value-type="float" office:value="38">
            <text:p>038</text:p>
          </table:table-cell>
          <table:table-cell table:style-name="ce89" office:value-type="string">
            <text:p>FAS_02</text:p>
          </table:table-cell>
          <table:table-cell table:style-name="ce72" table:formula="oooc:=IF(MID([.F241];6;1)&gt;MID([.F240];6;1);[.C240];[.C240]+1)" office:value-type="float" office:value="38">
            <text:p>038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Sample Node document in File document by Fast Content Creator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File document</text:p>
          </table:table-cell>
          <table:table-cell table:style-name="ce94" office:value-type="string">
            <text:p>- File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42];6;1)&gt;MID([.F241];6;1);&quot;&quot;;MAX([.A$7:.A24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42];6;1)&gt;MID([.F241];6;1);[.C241];[.C241]+1)" office:value-type="float" office:value="38">
            <text:p>03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File document by Fast Content Creator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43];6;1)&gt;MID([.F242];6;1);&quot;&quot;;MAX([.A$7:.A24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43];6;1)&gt;MID([.F242];6;1);[.C242];[.C242]+1)" office:value-type="float" office:value="38">
            <text:p>03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File document by Fast Content Creator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File document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44];6;1)&gt;MID([.F243];6;1);&quot;&quot;;MAX([.A$7:.A24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44];6;1)&gt;MID([.F243];6;1);[.C243];[.C243]+1)" office:value-type="float" office:value="38">
            <text:p>03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File document by Fast Content Creator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Sample Node</text:p>
          </table:table-cell>
          <table:table-cell table:style-name="ce94" office:value-type="string">
            <text:p>Type of Sample Nod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45];6;1)&gt;MID([.F244];6;1);&quot;&quot;;MAX([.A$7:.A24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45];6;1)&gt;MID([.F244];6;1);[.C244];[.C244]+1)" office:value-type="float" office:value="38">
            <text:p>03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File document by Fast Content Creator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46];6;1)&gt;MID([.F245];6;1);&quot;&quot;;MAX([.A$7:.A24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46];6;1)&gt;MID([.F245];6;1);[.C245];[.C245]+1)" office:value-type="float" office:value="38">
            <text:p>03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File document by Fast Content Creator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47];6;1)&gt;MID([.F246];6;1);&quot;&quot;;MAX([.A$7:.A24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47];6;1)&gt;MID([.F246];6;1);[.C246];[.C246]+1)" office:value-type="float" office:value="38">
            <text:p>03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File document by Fast Content Creator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48];6;1)&gt;MID([.F247];6;1);&quot;&quot;;MAX([.A$7:.A247])+1)" office:value-type="float" office:value="39">
            <text:p>039</text:p>
          </table:table-cell>
          <table:table-cell table:style-name="ce89" office:value-type="string">
            <text:p>FAS_02</text:p>
          </table:table-cell>
          <table:table-cell table:style-name="ce72" table:formula="oooc:=IF(MID([.F248];6;1)&gt;MID([.F247];6;1);[.C247];[.C247]+1)" office:value-type="float" office:value="39">
            <text:p>039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Sample Node document in Podcast document by Fast Content Creator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Podcast document</text:p>
          </table:table-cell>
          <table:table-cell table:style-name="ce94" office:value-type="string">
            <text:p>- Podcast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49];6;1)&gt;MID([.F248];6;1);&quot;&quot;;MAX([.A$7:.A24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49];6;1)&gt;MID([.F248];6;1);[.C248];[.C248]+1)" office:value-type="float" office:value="39">
            <text:p>03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Podcast document by Fast Content Creator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50];6;1)&gt;MID([.F249];6;1);&quot;&quot;;MAX([.A$7:.A24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50];6;1)&gt;MID([.F249];6;1);[.C249];[.C249]+1)" office:value-type="float" office:value="39">
            <text:p>03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Podcast document by Fast Content Creator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Podcast document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51];6;1)&gt;MID([.F250];6;1);&quot;&quot;;MAX([.A$7:.A25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51];6;1)&gt;MID([.F250];6;1);[.C250];[.C250]+1)" office:value-type="float" office:value="39">
            <text:p>03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Podcast document by Fast Content Creator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Sample Node</text:p>
          </table:table-cell>
          <table:table-cell table:style-name="ce94" office:value-type="string">
            <text:p>Type of Sample Nod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52];6;1)&gt;MID([.F251];6;1);&quot;&quot;;MAX([.A$7:.A25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52];6;1)&gt;MID([.F251];6;1);[.C251];[.C251]+1)" office:value-type="float" office:value="39">
            <text:p>03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Podcast document by Fast Content Creator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53];6;1)&gt;MID([.F252];6;1);&quot;&quot;;MAX([.A$7:.A25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53];6;1)&gt;MID([.F252];6;1);[.C252];[.C252]+1)" office:value-type="float" office:value="39">
            <text:p>03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Podcast document by Fast Content Creator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54];6;1)&gt;MID([.F253];6;1);&quot;&quot;;MAX([.A$7:.A25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54];6;1)&gt;MID([.F253];6;1);[.C253];[.C253]+1)" office:value-type="float" office:value="39">
            <text:p>03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Podcast document by Fast Content Creator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55];6;1)&gt;MID([.F254];6;1);&quot;&quot;;MAX([.A$7:.A254])+1)" office:value-type="float" office:value="40">
            <text:p>040</text:p>
          </table:table-cell>
          <table:table-cell table:style-name="ce89" office:value-type="string">
            <text:p>FAS_02</text:p>
          </table:table-cell>
          <table:table-cell table:style-name="ce72" table:formula="oooc:=IF(MID([.F255];6;1)&gt;MID([.F254];6;1);[.C254];[.C254]+1)" office:value-type="float" office:value="40">
            <text:p>040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Sample Node document in Sample Node document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Sample Node</text:p>
          </table:table-cell>
          <table:table-cell table:style-name="ce94" office:value-type="string">
            <text:p>- Sample Node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56];6;1)&gt;MID([.F255];6;1);&quot;&quot;;MAX([.A$7:.A25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56];6;1)&gt;MID([.F255];6;1);[.C255];[.C255]+1)" office:value-type="float" office:value="40">
            <text:p>04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Sample Node document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57];6;1)&gt;MID([.F256];6;1);&quot;&quot;;MAX([.A$7:.A25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57];6;1)&gt;MID([.F256];6;1);[.C256];[.C256]+1)" office:value-type="float" office:value="40">
            <text:p>04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Sample Node document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Sample Nod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58];6;1)&gt;MID([.F257];6;1);&quot;&quot;;MAX([.A$7:.A25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58];6;1)&gt;MID([.F257];6;1);[.C257];[.C257]+1)" office:value-type="float" office:value="40">
            <text:p>04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Sample Node document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Sample Node</text:p>
          </table:table-cell>
          <table:table-cell table:style-name="ce94" office:value-type="string">
            <text:p>You can not see type of Sample Node document in template lis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59];6;1)&gt;MID([.F258];6;1);&quot;&quot;;MAX([.A$7:.A258])+1)" office:value-type="float" office:value="41">
            <text:p>041</text:p>
          </table:table-cell>
          <table:table-cell table:style-name="ce89" office:value-type="string">
            <text:p>FAS_02</text:p>
          </table:table-cell>
          <table:table-cell table:style-name="ce72" table:formula="oooc:=IF(MID([.F259];6;1)&gt;MID([.F258];6;1);[.C258];[.C258]+1)" office:value-type="float" office:value="41">
            <text:p>041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Sample Node document in File Plan document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File Plan</text:p>
          </table:table-cell>
          <table:table-cell table:style-name="ce94" office:value-type="string">
            <text:p>- File Plan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60];6;1)&gt;MID([.F259];6;1);&quot;&quot;;MAX([.A$7:.A25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60];6;1)&gt;MID([.F259];6;1);[.C259];[.C259]+1)" office:value-type="float" office:value="41">
            <text:p>04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File Plan document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61];6;1)&gt;MID([.F260];6;1);&quot;&quot;;MAX([.A$7:.A26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61];6;1)&gt;MID([.F260];6;1);[.C260];[.C260]+1)" office:value-type="float" office:value="41">
            <text:p>04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File Plan document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File Plan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62];6;1)&gt;MID([.F261];6;1);&quot;&quot;;MAX([.A$7:.A26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62];6;1)&gt;MID([.F261];6;1);[.C261];[.C261]+1)" office:value-type="float" office:value="41">
            <text:p>04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File Plan document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Sample Node</text:p>
          </table:table-cell>
          <table:table-cell table:style-name="ce94" office:value-type="string">
            <text:p>You can not see type of Sample Node document in template lis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63];6;1)&gt;MID([.F262];6;1);&quot;&quot;;MAX([.A$7:.A262])+1)" office:value-type="float" office:value="42">
            <text:p>042</text:p>
          </table:table-cell>
          <table:table-cell table:style-name="ce89" office:value-type="string">
            <text:p>FAS_02</text:p>
          </table:table-cell>
          <table:table-cell table:style-name="ce72" table:formula="oooc:=IF(MID([.F263];6;1)&gt;MID([.F262];6;1);[.C262];[.C262]+1)" office:value-type="float" office:value="42">
            <text:p>042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Sample Node document in Kofax document by Fast Content Creator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Kofax document</text:p>
          </table:table-cell>
          <table:table-cell table:style-name="ce94" office:value-type="string">
            <text:p>- Kofax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64];6;1)&gt;MID([.F263];6;1);&quot;&quot;;MAX([.A$7:.A26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64];6;1)&gt;MID([.F263];6;1);[.C263];[.C263]+1)" office:value-type="float" office:value="42">
            <text:p>04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Kofax document by Fast Content Creator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65];6;1)&gt;MID([.F264];6;1);&quot;&quot;;MAX([.A$7:.A26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65];6;1)&gt;MID([.F264];6;1);[.C264];[.C264]+1)" office:value-type="float" office:value="42">
            <text:p>04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Kofax document by Fast Content Creator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Kofax document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66];6;1)&gt;MID([.F265];6;1);&quot;&quot;;MAX([.A$7:.A26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66];6;1)&gt;MID([.F265];6;1);[.C265];[.C265]+1)" office:value-type="float" office:value="42">
            <text:p>04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Kofax document by Fast Content Creator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Sample Node</text:p>
          </table:table-cell>
          <table:table-cell table:style-name="ce94" office:value-type="string">
            <text:p>Type of Sample Nod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67];6;1)&gt;MID([.F266];6;1);&quot;&quot;;MAX([.A$7:.A26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67];6;1)&gt;MID([.F266];6;1);[.C266];[.C266]+1)" office:value-type="float" office:value="42">
            <text:p>04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Kofax document by Fast Content Creator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68];6;1)&gt;MID([.F267];6;1);&quot;&quot;;MAX([.A$7:.A26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68];6;1)&gt;MID([.F267];6;1);[.C267];[.C267]+1)" office:value-type="float" office:value="42">
            <text:p>04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Kofax document by Fast Content Creator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69];6;1)&gt;MID([.F268];6;1);&quot;&quot;;MAX([.A$7:.A26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69];6;1)&gt;MID([.F268];6;1);[.C268];[.C268]+1)" office:value-type="float" office:value="42">
            <text:p>04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Kofax document by Fast Content Creator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70];6;1)&gt;MID([.F269];6;1);&quot;&quot;;MAX([.A$7:.A269])+1)" office:value-type="float" office:value="43">
            <text:p>043</text:p>
          </table:table-cell>
          <table:table-cell table:style-name="ce89" office:value-type="string">
            <text:p>FAS_02</text:p>
          </table:table-cell>
          <table:table-cell table:style-name="ce72" table:formula="oooc:=IF(MID([.F270];6;1)&gt;MID([.F269];6;1);[.C269];[.C269]+1)" office:value-type="float" office:value="43">
            <text:p>043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Sample Node document when 'Title' field is blank</text:p>
          </table:table-cell>
          <table:table-cell table:style-name="ce94" office:value-type="string">
            <text:p>Step 1: Open form to configuration</text:p>
          </table:table-cell>
          <table:table-cell table:style-name="ce94" office:value-type="string">
            <text:p>- Go to Fast Content Creator</text:p>
            <text:p>- Switch to 'Edit' mode </text:p>
          </table:table-cell>
          <table:table-cell table:style-name="ce94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71];6;1)&gt;MID([.F270];6;1);&quot;&quot;;MAX([.A$7:.A27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71];6;1)&gt;MID([.F270];6;1);[.C270];[.C270]+1)" office:value-type="float" office:value="43">
            <text:p>04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when 'Title' field is blank</text:p>
          </table:table-cell>
          <table:table-cell table:style-name="ce94" office:value-type="string">
            <text:p>Step 2: Select the location to store document</text:p>
          </table:table-cell>
          <table:table-cell table:style-name="ce94" office:value-type="string">
            <text:p><text:span text:style-name="T9">- Select repository</text:span></text:p>
            <text:p><text:span text:style-name="T9">- Select workspace</text:span></text:p>
            <text:p><text:span text:style-name="T9">- Select root path <text:s/></text:span><text:span text:style-name="T9">to store document</text:span></text:p>
          </table:table-cell>
          <table:table-cell table:style-name="ce94" office:value-type="string">
            <text:p>Location to stor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72];6;1)&gt;MID([.F271];6;1);&quot;&quot;;MAX([.A$7:.A27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72];6;1)&gt;MID([.F271];6;1);[.C271];[.C271]+1)" office:value-type="float" office:value="43">
            <text:p>04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when 'Title' field is blank</text:p>
          </table:table-cell>
          <table:table-cell table:style-name="ce94" office:value-type="string">
            <text:p>Step 3: Select type of document</text:p>
          </table:table-cell>
          <table:table-cell table:style-name="ce94" office:value-type="string">
            <text:p>Select type: Sample Node</text:p>
          </table:table-cell>
          <table:table-cell table:style-name="ce94" office:value-type="string">
            <text:p>Type of Sample Nod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73];6;1)&gt;MID([.F272];6;1);&quot;&quot;;MAX([.A$7:.A27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73];6;1)&gt;MID([.F272];6;1);[.C272];[.C272]+1)" office:value-type="float" office:value="43">
            <text:p>04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when 'Title' field is blank</text:p>
          </table:table-cell>
          <table:table-cell table:style-name="ce94" office:value-type="string">
            <text:p>Step 4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74];6;1)&gt;MID([.F273];6;1);&quot;&quot;;MAX([.A$7:.A27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74];6;1)&gt;MID([.F273];6;1);[.C273];[.C273]+1)" office:value-type="float" office:value="43">
            <text:p>04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when 'Title' field is blank</text:p>
          </table:table-cell>
          <table:table-cell table:style-name="ce94" office:value-type="string">
            <text:p>Step 5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75];6;1)&gt;MID([.F274];6;1);&quot;&quot;;MAX([.A$7:.A27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75];6;1)&gt;MID([.F274];6;1);[.C274];[.C274]+1)" office:value-type="float" office:value="43">
            <text:p>04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when 'Title' field is blank</text:p>
          </table:table-cell>
          <table:table-cell table:style-name="ce94" office:value-type="string">
            <text:p>Step 6: Create document</text:p>
          </table:table-cell>
          <table:table-cell table:style-name="ce94" office:value-type="string">
            <text:p>- Fill data in required fields except 'Name' field</text:p>
            <text:p>- Click Save button</text:p>
            <text:p/>
          </table:table-cell>
          <table:table-cell table:style-name="ce94" office:value-type="string">
            <text:p>Show message “The field 'title' is required. Please enter your value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76];6;1)&gt;MID([.F275];6;1);&quot;&quot;;MAX([.A$7:.A275])+1)" office:value-type="float" office:value="44">
            <text:p>044</text:p>
          </table:table-cell>
          <table:table-cell table:style-name="ce89" office:value-type="string">
            <text:p>FAS_02</text:p>
          </table:table-cell>
          <table:table-cell table:style-name="ce72" table:formula="oooc:=IF(MID([.F276];6;1)&gt;MID([.F275];6;1);[.C275];[.C275]+1)" office:value-type="float" office:value="44">
            <text:p>044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Sample Node document in uploaded file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Upload a file</text:p>
          </table:table-cell>
          <table:table-cell table:style-name="ce94" office:value-type="string">
            <text:p>File is upload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77];6;1)&gt;MID([.F276];6;1);&quot;&quot;;MAX([.A$7:.A27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77];6;1)&gt;MID([.F276];6;1);[.C276];[.C276]+1)" office:value-type="float" office:value="44">
            <text:p>04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uploaded file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78];6;1)&gt;MID([.F277];6;1);&quot;&quot;;MAX([.A$7:.A27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78];6;1)&gt;MID([.F277];6;1);[.C277];[.C277]+1)" office:value-type="float" office:value="44">
            <text:p>04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uploaded file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uploaded fil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79];6;1)&gt;MID([.F278];6;1);&quot;&quot;;MAX([.A$7:.A27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79];6;1)&gt;MID([.F278];6;1);[.C278];[.C278]+1)" office:value-type="float" office:value="44">
            <text:p>04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uploaded file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Sample Node</text:p>
          </table:table-cell>
          <table:table-cell table:style-name="ce94" office:value-type="string">
            <text:p>Type of Sample Nod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80];6;1)&gt;MID([.F279];6;1);&quot;&quot;;MAX([.A$7:.A27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80];6;1)&gt;MID([.F279];6;1);[.C279];[.C279]+1)" office:value-type="float" office:value="44">
            <text:p>04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uploaded file by Fast Content Creator 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81];6;1)&gt;MID([.F280];6;1);&quot;&quot;;MAX([.A$7:.A28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81];6;1)&gt;MID([.F280];6;1);[.C280];[.C280]+1)" office:value-type="float" office:value="44">
            <text:p>04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uploaded file by Fast Content Creator 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82];6;1)&gt;MID([.F281];6;1);&quot;&quot;;MAX([.A$7:.A28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82];6;1)&gt;MID([.F281];6;1);[.C281];[.C281]+1)" office:value-type="float" office:value="44">
            <text:p>04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Sample Node document in uploaded file by Fast Content Creator 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83];6;1)&gt;MID([.F282];6;1);&quot;&quot;;MAX([.A$7:.A282])+1)" office:value-type="float" office:value="45">
            <text:p>045</text:p>
          </table:table-cell>
          <table:table-cell table:style-name="ce89" office:value-type="string">
            <text:p>FAS_02</text:p>
          </table:table-cell>
          <table:table-cell table:style-name="ce72" table:formula="oooc:=IF(MID([.F283];6;1)&gt;MID([.F282];6;1);[.C282];[.C282]+1)" office:value-type="float" office:value="45">
            <text:p>045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Plan document in root path by Fast Content Creator when input valid data in all required fields</text:p>
          </table:table-cell>
          <table:table-cell table:style-name="ce94" office:value-type="string">
            <text:p>Step 1: Open form to configuration</text:p>
          </table:table-cell>
          <table:table-cell table:style-name="ce94" office:value-type="string">
            <text:p>- Go to Fast Content Creator</text:p>
            <text:p>- Switch to 'Edit' mode </text:p>
          </table:table-cell>
          <table:table-cell table:style-name="ce94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84];6;1)&gt;MID([.F283];6;1);&quot;&quot;;MAX([.A$7:.A28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84];6;1)&gt;MID([.F283];6;1);[.C283];[.C283]+1)" office:value-type="float" office:value="45">
            <text:p>04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root path by Fast Content Creator when input valid data in all required fields</text:p>
          </table:table-cell>
          <table:table-cell table:style-name="ce94" office:value-type="string">
            <text:p>Step 2: Select the location to store document</text:p>
          </table:table-cell>
          <table:table-cell table:style-name="ce94" office:value-type="string">
            <text:p><text:span text:style-name="T9">- Select repository</text:span></text:p>
            <text:p><text:span text:style-name="T9">- Select workspace</text:span></text:p>
            <text:p><text:span text:style-name="T9">- Select root path <text:s/></text:span><text:span text:style-name="T9">to store document</text:span></text:p>
          </table:table-cell>
          <table:table-cell table:style-name="ce94" office:value-type="string">
            <text:p>Location to stor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85];6;1)&gt;MID([.F284];6;1);&quot;&quot;;MAX([.A$7:.A28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85];6;1)&gt;MID([.F284];6;1);[.C284];[.C284]+1)" office:value-type="float" office:value="45">
            <text:p>04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root path by Fast Content Creator when input valid data in all required fields</text:p>
          </table:table-cell>
          <table:table-cell table:style-name="ce94" office:value-type="string">
            <text:p>Step 3: Select type of document</text:p>
          </table:table-cell>
          <table:table-cell table:style-name="ce94" office:value-type="string">
            <text:p>Select type: File Plan </text:p>
          </table:table-cell>
          <table:table-cell table:style-name="ce94" office:value-type="string">
            <text:p>Type of File Plan <text:s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86];6;1)&gt;MID([.F285];6;1);&quot;&quot;;MAX([.A$7:.A28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86];6;1)&gt;MID([.F285];6;1);[.C285];[.C285]+1)" office:value-type="float" office:value="45">
            <text:p>04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root path by Fast Content Creator when input valid data in all required fields</text:p>
          </table:table-cell>
          <table:table-cell table:style-name="ce94" office:value-type="string">
            <text:p>Step 4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87];6;1)&gt;MID([.F286];6;1);&quot;&quot;;MAX([.A$7:.A28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87];6;1)&gt;MID([.F286];6;1);[.C286];[.C286]+1)" office:value-type="float" office:value="45">
            <text:p>04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root path by Fast Content Creator when input valid data in all required fields</text:p>
          </table:table-cell>
          <table:table-cell table:style-name="ce94" office:value-type="string">
            <text:p>Step 5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88];6;1)&gt;MID([.F287];6;1);&quot;&quot;;MAX([.A$7:.A28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88];6;1)&gt;MID([.F287];6;1);[.C287];[.C287]+1)" office:value-type="float" office:value="45">
            <text:p>04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root path by Fast Content Creator when input valid data in all required fields</text:p>
          </table:table-cell>
          <table:table-cell table:style-name="ce94" office:value-type="string">
            <text:p>Step 6: Create File Plan <text:s text:c="2"/>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289];6;1)&gt;MID([.F288];6;1);&quot;&quot;;MAX([.A$7:.A288])+1)" office:value-type="float" office:value="46">
            <text:p>046</text:p>
          </table:table-cell>
          <table:table-cell table:style-name="ce89" office:value-type="string">
            <text:p>FAS_02</text:p>
          </table:table-cell>
          <table:table-cell table:style-name="ce72" table:formula="oooc:=IF(MID([.F289];6;1)&gt;MID([.F288];6;1);[.C288];[.C288]+1)" office:value-type="float" office:value="46">
            <text:p>046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Plan document in Content folder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Content folder</text:p>
          </table:table-cell>
          <table:table-cell table:style-name="ce94" office:value-type="string">
            <text:p>- Content folder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90];6;1)&gt;MID([.F289];6;1);&quot;&quot;;MAX([.A$7:.A28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90];6;1)&gt;MID([.F289];6;1);[.C289];[.C289]+1)" office:value-type="float" office:value="46">
            <text:p>04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Content folder by Fast Content Creator when input valid data in all required fields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91];6;1)&gt;MID([.F290];6;1);&quot;&quot;;MAX([.A$7:.A29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91];6;1)&gt;MID([.F290];6;1);[.C290];[.C290]+1)" office:value-type="float" office:value="46">
            <text:p>04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Content folder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Content folder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92];6;1)&gt;MID([.F291];6;1);&quot;&quot;;MAX([.A$7:.A29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92];6;1)&gt;MID([.F291];6;1);[.C291];[.C291]+1)" office:value-type="float" office:value="46">
            <text:p>04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Content folder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Plan </text:p>
          </table:table-cell>
          <table:table-cell table:style-name="ce94" office:value-type="string">
            <text:p>Type of File Plan <text:s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93];6;1)&gt;MID([.F292];6;1);&quot;&quot;;MAX([.A$7:.A29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93];6;1)&gt;MID([.F292];6;1);[.C292];[.C292]+1)" office:value-type="float" office:value="46">
            <text:p>04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Content folder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94];6;1)&gt;MID([.F293];6;1);&quot;&quot;;MAX([.A$7:.A29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94];6;1)&gt;MID([.F293];6;1);[.C293];[.C293]+1)" office:value-type="float" office:value="46">
            <text:p>04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Content folder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95];6;1)&gt;MID([.F294];6;1);&quot;&quot;;MAX([.A$7:.A29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95];6;1)&gt;MID([.F294];6;1);[.C294];[.C294]+1)" office:value-type="float" office:value="46">
            <text:p>04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Content folder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96];6;1)&gt;MID([.F295];6;1);&quot;&quot;;MAX([.A$7:.A295])+1)" office:value-type="float" office:value="47">
            <text:p>047</text:p>
          </table:table-cell>
          <table:table-cell table:style-name="ce89" office:value-type="string">
            <text:p>FAS_02</text:p>
          </table:table-cell>
          <table:table-cell table:style-name="ce72" table:formula="oooc:=IF(MID([.F296];6;1)&gt;MID([.F295];6;1);[.C295];[.C295]+1)" office:value-type="float" office:value="47">
            <text:p>047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Plan document in Document folder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Document folder</text:p>
          </table:table-cell>
          <table:table-cell table:style-name="ce94" office:value-type="string">
            <text:p>- Document folder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297];6;1)&gt;MID([.F296];6;1);&quot;&quot;;MAX([.A$7:.A29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97];6;1)&gt;MID([.F296];6;1);[.C296];[.C296]+1)" office:value-type="float" office:value="47">
            <text:p>04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Document folder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98];6;1)&gt;MID([.F297];6;1);&quot;&quot;;MAX([.A$7:.A29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98];6;1)&gt;MID([.F297];6;1);[.C297];[.C297]+1)" office:value-type="float" office:value="47">
            <text:p>04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Document folder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Document folder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299];6;1)&gt;MID([.F298];6;1);&quot;&quot;;MAX([.A$7:.A29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299];6;1)&gt;MID([.F298];6;1);[.C298];[.C298]+1)" office:value-type="float" office:value="47">
            <text:p>04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Document folder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Plan </text:p>
          </table:table-cell>
          <table:table-cell table:style-name="ce94" office:value-type="string">
            <text:p>Type of File Plan <text:s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00];6;1)&gt;MID([.F299];6;1);&quot;&quot;;MAX([.A$7:.A29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00];6;1)&gt;MID([.F299];6;1);[.C299];[.C299]+1)" office:value-type="float" office:value="47">
            <text:p>04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Document folder by Fast Content Creator 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01];6;1)&gt;MID([.F300];6;1);&quot;&quot;;MAX([.A$7:.A30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01];6;1)&gt;MID([.F300];6;1);[.C300];[.C300]+1)" office:value-type="float" office:value="47">
            <text:p>04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Document folder by Fast Content Creator 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02];6;1)&gt;MID([.F301];6;1);&quot;&quot;;MAX([.A$7:.A30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02];6;1)&gt;MID([.F301];6;1);[.C301];[.C301]+1)" office:value-type="float" office:value="47">
            <text:p>04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Document folder by Fast Content Creator 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03];6;1)&gt;MID([.F302];6;1);&quot;&quot;;MAX([.A$7:.A302])+1)" office:value-type="float" office:value="48">
            <text:p>048</text:p>
          </table:table-cell>
          <table:table-cell table:style-name="ce89" office:value-type="string">
            <text:p>FAS_02</text:p>
          </table:table-cell>
          <table:table-cell table:style-name="ce72" table:formula="oooc:=IF(MID([.F303];6;1)&gt;MID([.F302];6;1);[.C302];[.C302]+1)" office:value-type="float" office:value="48">
            <text:p>048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Plan document in Article document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Article</text:p>
          </table:table-cell>
          <table:table-cell table:style-name="ce94" office:value-type="string">
            <text:p>- Article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04];6;1)&gt;MID([.F303];6;1);&quot;&quot;;MAX([.A$7:.A30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04];6;1)&gt;MID([.F303];6;1);[.C303];[.C303]+1)" office:value-type="float" office:value="48">
            <text:p>04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Article document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05];6;1)&gt;MID([.F304];6;1);&quot;&quot;;MAX([.A$7:.A30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05];6;1)&gt;MID([.F304];6;1);[.C304];[.C304]+1)" office:value-type="float" office:value="48">
            <text:p>04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Article document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File Plan <text:s/>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06];6;1)&gt;MID([.F305];6;1);&quot;&quot;;MAX([.A$7:.A30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06];6;1)&gt;MID([.F305];6;1);[.C305];[.C305]+1)" office:value-type="float" office:value="48">
            <text:p>04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Article document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Article</text:p>
          </table:table-cell>
          <table:table-cell table:style-name="ce94" office:value-type="string">
            <text:p>You can not see type of File Plan document in template lis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07];6;1)&gt;MID([.F306];6;1);&quot;&quot;;MAX([.A$7:.A306])+1)" office:value-type="float" office:value="49">
            <text:p>049</text:p>
          </table:table-cell>
          <table:table-cell table:style-name="ce89" office:value-type="string">
            <text:p>FAS_02</text:p>
          </table:table-cell>
          <table:table-cell table:style-name="ce72" table:formula="oooc:=IF(MID([.F307];6;1)&gt;MID([.F306];6;1);[.C306];[.C306]+1)" office:value-type="float" office:value="49">
            <text:p>049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Plan document in File document by Fast Content Creator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File document</text:p>
          </table:table-cell>
          <table:table-cell table:style-name="ce94" office:value-type="string">
            <text:p>- File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08];6;1)&gt;MID([.F307];6;1);&quot;&quot;;MAX([.A$7:.A30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08];6;1)&gt;MID([.F307];6;1);[.C307];[.C307]+1)" office:value-type="float" office:value="49">
            <text:p>04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File document by Fast Content Creator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09];6;1)&gt;MID([.F308];6;1);&quot;&quot;;MAX([.A$7:.A30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09];6;1)&gt;MID([.F308];6;1);[.C308];[.C308]+1)" office:value-type="float" office:value="49">
            <text:p>04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File document by Fast Content Creator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File document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10];6;1)&gt;MID([.F309];6;1);&quot;&quot;;MAX([.A$7:.A30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10];6;1)&gt;MID([.F309];6;1);[.C309];[.C309]+1)" office:value-type="float" office:value="49">
            <text:p>04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File document by Fast Content Creator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Plan </text:p>
          </table:table-cell>
          <table:table-cell table:style-name="ce94" office:value-type="string">
            <text:p>Type of File Plan <text:s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11];6;1)&gt;MID([.F310];6;1);&quot;&quot;;MAX([.A$7:.A31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11];6;1)&gt;MID([.F310];6;1);[.C310];[.C310]+1)" office:value-type="float" office:value="49">
            <text:p>04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File document by Fast Content Creator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12];6;1)&gt;MID([.F311];6;1);&quot;&quot;;MAX([.A$7:.A31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12];6;1)&gt;MID([.F311];6;1);[.C311];[.C311]+1)" office:value-type="float" office:value="49">
            <text:p>04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File document by Fast Content Creator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13];6;1)&gt;MID([.F312];6;1);&quot;&quot;;MAX([.A$7:.A31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13];6;1)&gt;MID([.F312];6;1);[.C312];[.C312]+1)" office:value-type="float" office:value="49">
            <text:p>04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File document by Fast Content Creator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14];6;1)&gt;MID([.F313];6;1);&quot;&quot;;MAX([.A$7:.A313])+1)" office:value-type="float" office:value="50">
            <text:p>050</text:p>
          </table:table-cell>
          <table:table-cell table:style-name="ce89" office:value-type="string">
            <text:p>FAS_02</text:p>
          </table:table-cell>
          <table:table-cell table:style-name="ce72" table:formula="oooc:=IF(MID([.F314];6;1)&gt;MID([.F313];6;1);[.C313];[.C313]+1)" office:value-type="float" office:value="50">
            <text:p>050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Plan document in Podcast document by Fast Content Creator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Podcast document</text:p>
          </table:table-cell>
          <table:table-cell table:style-name="ce94" office:value-type="string">
            <text:p>- Podcast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15];6;1)&gt;MID([.F314];6;1);&quot;&quot;;MAX([.A$7:.A31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15];6;1)&gt;MID([.F314];6;1);[.C314];[.C314]+1)" office:value-type="float" office:value="50">
            <text:p>05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Podcast document by Fast Content Creator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16];6;1)&gt;MID([.F315];6;1);&quot;&quot;;MAX([.A$7:.A31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16];6;1)&gt;MID([.F315];6;1);[.C315];[.C315]+1)" office:value-type="float" office:value="50">
            <text:p>05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Podcast document by Fast Content Creator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Podcast document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17];6;1)&gt;MID([.F316];6;1);&quot;&quot;;MAX([.A$7:.A31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17];6;1)&gt;MID([.F316];6;1);[.C316];[.C316]+1)" office:value-type="float" office:value="50">
            <text:p>05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Podcast document by Fast Content Creator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Plan </text:p>
          </table:table-cell>
          <table:table-cell table:style-name="ce94" office:value-type="string">
            <text:p>Type of File Plan <text:s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18];6;1)&gt;MID([.F317];6;1);&quot;&quot;;MAX([.A$7:.A31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18];6;1)&gt;MID([.F317];6;1);[.C317];[.C317]+1)" office:value-type="float" office:value="50">
            <text:p>05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Podcast document by Fast Content Creator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19];6;1)&gt;MID([.F318];6;1);&quot;&quot;;MAX([.A$7:.A31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19];6;1)&gt;MID([.F318];6;1);[.C318];[.C318]+1)" office:value-type="float" office:value="50">
            <text:p>05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Podcast document by Fast Content Creator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20];6;1)&gt;MID([.F319];6;1);&quot;&quot;;MAX([.A$7:.A31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20];6;1)&gt;MID([.F319];6;1);[.C319];[.C319]+1)" office:value-type="float" office:value="50">
            <text:p>05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Podcast document by Fast Content Creator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21];6;1)&gt;MID([.F320];6;1);&quot;&quot;;MAX([.A$7:.A320])+1)" office:value-type="float" office:value="51">
            <text:p>051</text:p>
          </table:table-cell>
          <table:table-cell table:style-name="ce89" office:value-type="string">
            <text:p>FAS_02</text:p>
          </table:table-cell>
          <table:table-cell table:style-name="ce72" table:formula="oooc:=IF(MID([.F321];6;1)&gt;MID([.F320];6;1);[.C320];[.C320]+1)" office:value-type="float" office:value="51">
            <text:p>051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Plan document in Sample Node document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Sample Node</text:p>
          </table:table-cell>
          <table:table-cell table:style-name="ce94" office:value-type="string">
            <text:p>- Sample Node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22];6;1)&gt;MID([.F321];6;1);&quot;&quot;;MAX([.A$7:.A32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22];6;1)&gt;MID([.F321];6;1);[.C321];[.C321]+1)" office:value-type="float" office:value="51">
            <text:p>05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Sample Node document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23];6;1)&gt;MID([.F322];6;1);&quot;&quot;;MAX([.A$7:.A32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23];6;1)&gt;MID([.F322];6;1);[.C322];[.C322]+1)" office:value-type="float" office:value="51">
            <text:p>05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Sample Node document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Sample Nod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24];6;1)&gt;MID([.F323];6;1);&quot;&quot;;MAX([.A$7:.A32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24];6;1)&gt;MID([.F323];6;1);[.C323];[.C323]+1)" office:value-type="float" office:value="51">
            <text:p>05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Sample Node document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Plan </text:p>
          </table:table-cell>
          <table:table-cell table:style-name="ce94" office:value-type="string">
            <text:p>You can not see type of File Plan <text:s/>document in template lis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25];6;1)&gt;MID([.F324];6;1);&quot;&quot;;MAX([.A$7:.A324])+1)" office:value-type="float" office:value="52">
            <text:p>052</text:p>
          </table:table-cell>
          <table:table-cell table:style-name="ce89" office:value-type="string">
            <text:p>FAS_02</text:p>
          </table:table-cell>
          <table:table-cell table:style-name="ce72" table:formula="oooc:=IF(MID([.F325];6;1)&gt;MID([.F324];6;1);[.C324];[.C324]+1)" office:value-type="float" office:value="52">
            <text:p>052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Plan document in File Plan document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File Plan</text:p>
          </table:table-cell>
          <table:table-cell table:style-name="ce94" office:value-type="string">
            <text:p>- File Plan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26];6;1)&gt;MID([.F325];6;1);&quot;&quot;;MAX([.A$7:.A32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26];6;1)&gt;MID([.F325];6;1);[.C325];[.C325]+1)" office:value-type="float" office:value="52">
            <text:p>05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File Plan document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27];6;1)&gt;MID([.F326];6;1);&quot;&quot;;MAX([.A$7:.A32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27];6;1)&gt;MID([.F326];6;1);[.C326];[.C326]+1)" office:value-type="float" office:value="52">
            <text:p>05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File Plan document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File Plan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28];6;1)&gt;MID([.F327];6;1);&quot;&quot;;MAX([.A$7:.A32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28];6;1)&gt;MID([.F327];6;1);[.C327];[.C327]+1)" office:value-type="float" office:value="52">
            <text:p>05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File Plan document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Plan </text:p>
          </table:table-cell>
          <table:table-cell table:style-name="ce94" office:value-type="string">
            <text:p>Type of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29];6;1)&gt;MID([.F328];6;1);&quot;&quot;;MAX([.A$7:.A32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29];6;1)&gt;MID([.F328];6;1);[.C328];[.C328]+1)" office:value-type="float" office:value="52">
            <text:p>05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File Plan document by Fast Content Creator 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30];6;1)&gt;MID([.F329];6;1);&quot;&quot;;MAX([.A$7:.A32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30];6;1)&gt;MID([.F329];6;1);[.C329];[.C329]+1)" office:value-type="float" office:value="52">
            <text:p>05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File Plan document by Fast Content Creator 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31];6;1)&gt;MID([.F330];6;1);&quot;&quot;;MAX([.A$7:.A33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31];6;1)&gt;MID([.F330];6;1);[.C330];[.C330]+1)" office:value-type="float" office:value="52">
            <text:p>05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File Plan document by Fast Content Creator 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32];6;1)&gt;MID([.F331];6;1);&quot;&quot;;MAX([.A$7:.A331])+1)" office:value-type="float" office:value="53">
            <text:p>053</text:p>
          </table:table-cell>
          <table:table-cell table:style-name="ce89" office:value-type="string">
            <text:p>FAS_02</text:p>
          </table:table-cell>
          <table:table-cell table:style-name="ce72" table:formula="oooc:=IF(MID([.F332];6;1)&gt;MID([.F331];6;1);[.C331];[.C331]+1)" office:value-type="float" office:value="53">
            <text:p>053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File Plan document in Kofax document by Fast Content Creator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Kofax document</text:p>
          </table:table-cell>
          <table:table-cell table:style-name="ce94" office:value-type="string">
            <text:p>- Kofax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33];6;1)&gt;MID([.F332];6;1);&quot;&quot;;MAX([.A$7:.A33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33];6;1)&gt;MID([.F332];6;1);[.C332];[.C332]+1)" office:value-type="float" office:value="53">
            <text:p>05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Kofax document by Fast Content Creator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34];6;1)&gt;MID([.F333];6;1);&quot;&quot;;MAX([.A$7:.A33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34];6;1)&gt;MID([.F333];6;1);[.C333];[.C333]+1)" office:value-type="float" office:value="53">
            <text:p>05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Kofax document by Fast Content Creator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Kofax document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35];6;1)&gt;MID([.F334];6;1);&quot;&quot;;MAX([.A$7:.A33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35];6;1)&gt;MID([.F334];6;1);[.C334];[.C334]+1)" office:value-type="float" office:value="53">
            <text:p>05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Kofax document by Fast Content Creator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File Plan </text:p>
          </table:table-cell>
          <table:table-cell table:style-name="ce94" office:value-type="string">
            <text:p>Type of File Plan <text:s/>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36];6;1)&gt;MID([.F335];6;1);&quot;&quot;;MAX([.A$7:.A33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36];6;1)&gt;MID([.F335];6;1);[.C335];[.C335]+1)" office:value-type="float" office:value="53">
            <text:p>05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Kofax document by Fast Content Creator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37];6;1)&gt;MID([.F336];6;1);&quot;&quot;;MAX([.A$7:.A33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37];6;1)&gt;MID([.F336];6;1);[.C336];[.C336]+1)" office:value-type="float" office:value="53">
            <text:p>05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Kofax document by Fast Content Creator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38];6;1)&gt;MID([.F337];6;1);&quot;&quot;;MAX([.A$7:.A33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38];6;1)&gt;MID([.F337];6;1);[.C337];[.C337]+1)" office:value-type="float" office:value="53">
            <text:p>05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File Plan document in Kofax document by Fast Content Creator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39];6;1)&gt;MID([.F338];6;1);&quot;&quot;;MAX([.A$7:.A338])+1)" office:value-type="float" office:value="54">
            <text:p>054</text:p>
          </table:table-cell>
          <table:table-cell table:style-name="ce89" office:value-type="string">
            <text:p>FAS_02</text:p>
          </table:table-cell>
          <table:table-cell table:style-name="ce72" table:formula="oooc:=IF(MID([.F339];6;1)&gt;MID([.F338];6;1);[.C338];[.C338]+1)" office:value-type="float" office:value="54">
            <text:p>054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Kofax document in root path by Fast Content Creator when input valid data in all required fields</text:p>
          </table:table-cell>
          <table:table-cell table:style-name="ce94" office:value-type="string">
            <text:p>Step 1: Open form to configuration</text:p>
          </table:table-cell>
          <table:table-cell table:style-name="ce94" office:value-type="string">
            <text:p>- Go to Fast Content Creator</text:p>
            <text:p>- Switch to 'Edit' mode </text:p>
          </table:table-cell>
          <table:table-cell table:style-name="ce94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40];6;1)&gt;MID([.F339];6;1);&quot;&quot;;MAX([.A$7:.A33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40];6;1)&gt;MID([.F339];6;1);[.C339];[.C339]+1)" office:value-type="float" office:value="54">
            <text:p>05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root path by Fast Content Creator when input valid data in all required fields</text:p>
          </table:table-cell>
          <table:table-cell table:style-name="ce94" office:value-type="string">
            <text:p>Step 2: Select the location to store document</text:p>
          </table:table-cell>
          <table:table-cell table:style-name="ce94" office:value-type="string">
            <text:p><text:span text:style-name="T9">- Select repository</text:span></text:p>
            <text:p><text:span text:style-name="T9">- Select workspace</text:span></text:p>
            <text:p><text:span text:style-name="T9">- Select root path <text:s/></text:span><text:span text:style-name="T9">to store document</text:span></text:p>
          </table:table-cell>
          <table:table-cell table:style-name="ce94" office:value-type="string">
            <text:p>Location to stor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41];6;1)&gt;MID([.F340];6;1);&quot;&quot;;MAX([.A$7:.A34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41];6;1)&gt;MID([.F340];6;1);[.C340];[.C340]+1)" office:value-type="float" office:value="54">
            <text:p>05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root path by Fast Content Creator when input valid data in all required fields</text:p>
          </table:table-cell>
          <table:table-cell table:style-name="ce94" office:value-type="string">
            <text:p>Step 3: Select type of document</text:p>
          </table:table-cell>
          <table:table-cell table:style-name="ce94" office:value-type="string">
            <text:p>Select type: Kofax</text:p>
          </table:table-cell>
          <table:table-cell table:style-name="ce94" office:value-type="string">
            <text:p>Type of Kofax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42];6;1)&gt;MID([.F341];6;1);&quot;&quot;;MAX([.A$7:.A34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42];6;1)&gt;MID([.F341];6;1);[.C341];[.C341]+1)" office:value-type="float" office:value="54">
            <text:p>05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root path by Fast Content Creator when input valid data in all required fields</text:p>
          </table:table-cell>
          <table:table-cell table:style-name="ce94" office:value-type="string">
            <text:p>Step 4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43];6;1)&gt;MID([.F342];6;1);&quot;&quot;;MAX([.A$7:.A34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43];6;1)&gt;MID([.F342];6;1);[.C342];[.C342]+1)" office:value-type="float" office:value="54">
            <text:p>05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root path by Fast Content Creator when input valid data in all required fields</text:p>
          </table:table-cell>
          <table:table-cell table:style-name="ce94" office:value-type="string">
            <text:p>Step 5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44];6;1)&gt;MID([.F343];6;1);&quot;&quot;;MAX([.A$7:.A34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44];6;1)&gt;MID([.F343];6;1);[.C343];[.C343]+1)" office:value-type="float" office:value="54">
            <text:p>05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root path by Fast Content Creator when input valid data in all required fields</text:p>
          </table:table-cell>
          <table:table-cell table:style-name="ce94" office:value-type="string">
            <text:p>Step 6: Create Article <text:s/>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345];6;1)&gt;MID([.F344];6;1);&quot;&quot;;MAX([.A$7:.A344])+1)" office:value-type="float" office:value="55">
            <text:p>055</text:p>
          </table:table-cell>
          <table:table-cell table:style-name="ce89" office:value-type="string">
            <text:p>FAS_02</text:p>
          </table:table-cell>
          <table:table-cell table:style-name="ce72" table:formula="oooc:=IF(MID([.F345];6;1)&gt;MID([.F344];6;1);[.C344];[.C344]+1)" office:value-type="float" office:value="55">
            <text:p>055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Kofax document in Content folder by Fast Content Creator when input valid data in all required fields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Content folder</text:p>
          </table:table-cell>
          <table:table-cell table:style-name="ce94" office:value-type="string">
            <text:p>- Content folder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46];6;1)&gt;MID([.F345];6;1);&quot;&quot;;MAX([.A$7:.A34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46];6;1)&gt;MID([.F345];6;1);[.C345];[.C345]+1)" office:value-type="float" office:value="55">
            <text:p>05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Content folder by Fast Content Creator when input valid data in all required fields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47];6;1)&gt;MID([.F346];6;1);&quot;&quot;;MAX([.A$7:.A34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47];6;1)&gt;MID([.F346];6;1);[.C346];[.C346]+1)" office:value-type="float" office:value="55">
            <text:p>05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Content folder by Fast Content Creator when input valid data in all required fields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Content folder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48];6;1)&gt;MID([.F347];6;1);&quot;&quot;;MAX([.A$7:.A34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48];6;1)&gt;MID([.F347];6;1);[.C347];[.C347]+1)" office:value-type="float" office:value="55">
            <text:p>05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Content folder by Fast Content Creator when input valid data in all required fields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Kofax</text:p>
          </table:table-cell>
          <table:table-cell table:style-name="ce94" office:value-type="string">
            <text:p>Type of Kofax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49];6;1)&gt;MID([.F348];6;1);&quot;&quot;;MAX([.A$7:.A34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49];6;1)&gt;MID([.F348];6;1);[.C348];[.C348]+1)" office:value-type="float" office:value="55">
            <text:p>05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Content folder by Fast Content Creator when input valid data in all required fields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50];6;1)&gt;MID([.F349];6;1);&quot;&quot;;MAX([.A$7:.A34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50];6;1)&gt;MID([.F349];6;1);[.C349];[.C349]+1)" office:value-type="float" office:value="55">
            <text:p>05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Content folder by Fast Content Creator when input valid data in all required fields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51];6;1)&gt;MID([.F350];6;1);&quot;&quot;;MAX([.A$7:.A35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51];6;1)&gt;MID([.F350];6;1);[.C350];[.C350]+1)" office:value-type="float" office:value="55">
            <text:p>05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Content folder by Fast Content Creator when input valid data in all required fields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name of folder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52];6;1)&gt;MID([.F351];6;1);&quot;&quot;;MAX([.A$7:.A351])+1)" office:value-type="float" office:value="56">
            <text:p>056</text:p>
          </table:table-cell>
          <table:table-cell table:style-name="ce89" office:value-type="string">
            <text:p>FAS_02</text:p>
          </table:table-cell>
          <table:table-cell table:style-name="ce72" table:formula="oooc:=IF(MID([.F352];6;1)&gt;MID([.F351];6;1);[.C351];[.C351]+1)" office:value-type="float" office:value="56">
            <text:p>056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Kofax document in Document folder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Document folder</text:p>
          </table:table-cell>
          <table:table-cell table:style-name="ce94" office:value-type="string">
            <text:p>- Document folder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53];6;1)&gt;MID([.F352];6;1);&quot;&quot;;MAX([.A$7:.A35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53];6;1)&gt;MID([.F352];6;1);[.C352];[.C352]+1)" office:value-type="float" office:value="56">
            <text:p>05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Document folder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54];6;1)&gt;MID([.F353];6;1);&quot;&quot;;MAX([.A$7:.A35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54];6;1)&gt;MID([.F353];6;1);[.C353];[.C353]+1)" office:value-type="float" office:value="56">
            <text:p>05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Document folder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Document folder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55];6;1)&gt;MID([.F354];6;1);&quot;&quot;;MAX([.A$7:.A35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55];6;1)&gt;MID([.F354];6;1);[.C354];[.C354]+1)" office:value-type="float" office:value="56">
            <text:p>05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Document folder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Kofax</text:p>
          </table:table-cell>
          <table:table-cell table:style-name="ce94" office:value-type="string">
            <text:p>You can not see type of Kofax documen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56];6;1)&gt;MID([.F355];6;1);&quot;&quot;;MAX([.A$7:.A355])+1)" office:value-type="float" office:value="57">
            <text:p>057</text:p>
          </table:table-cell>
          <table:table-cell table:style-name="ce89" office:value-type="string">
            <text:p>FAS_02</text:p>
          </table:table-cell>
          <table:table-cell table:style-name="ce72" table:formula="oooc:=IF(MID([.F356];6;1)&gt;MID([.F355];6;1);[.C355];[.C355]+1)" office:value-type="float" office:value="57">
            <text:p>057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Kofax document in Article document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Article</text:p>
          </table:table-cell>
          <table:table-cell table:style-name="ce94" office:value-type="string">
            <text:p>- Article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57];6;1)&gt;MID([.F356];6;1);&quot;&quot;;MAX([.A$7:.A35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57];6;1)&gt;MID([.F356];6;1);[.C356];[.C356]+1)" office:value-type="float" office:value="57">
            <text:p>05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Article document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58];6;1)&gt;MID([.F357];6;1);&quot;&quot;;MAX([.A$7:.A35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58];6;1)&gt;MID([.F357];6;1);[.C357];[.C357]+1)" office:value-type="float" office:value="57">
            <text:p>05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Article document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Articl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59];6;1)&gt;MID([.F358];6;1);&quot;&quot;;MAX([.A$7:.A35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59];6;1)&gt;MID([.F358];6;1);[.C358];[.C358]+1)" office:value-type="float" office:value="57">
            <text:p>057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Article document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Kofax</text:p>
          </table:table-cell>
          <table:table-cell table:style-name="ce94" office:value-type="string">
            <text:p>You can not see type of Kofax document in template lis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60];6;1)&gt;MID([.F359];6;1);&quot;&quot;;MAX([.A$7:.A359])+1)" office:value-type="float" office:value="58">
            <text:p>058</text:p>
          </table:table-cell>
          <table:table-cell table:style-name="ce89" office:value-type="string">
            <text:p>FAS_02</text:p>
          </table:table-cell>
          <table:table-cell table:style-name="ce72" table:formula="oooc:=IF(MID([.F360];6;1)&gt;MID([.F359];6;1);[.C359];[.C359]+1)" office:value-type="float" office:value="58">
            <text:p>058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Kofax document in File document by Fast Content Creator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File document</text:p>
          </table:table-cell>
          <table:table-cell table:style-name="ce94" office:value-type="string">
            <text:p>- File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61];6;1)&gt;MID([.F360];6;1);&quot;&quot;;MAX([.A$7:.A36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61];6;1)&gt;MID([.F360];6;1);[.C360];[.C360]+1)" office:value-type="float" office:value="58">
            <text:p>05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File document by Fast Content Creator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62];6;1)&gt;MID([.F361];6;1);&quot;&quot;;MAX([.A$7:.A36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62];6;1)&gt;MID([.F361];6;1);[.C361];[.C361]+1)" office:value-type="float" office:value="58">
            <text:p>05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File document by Fast Content Creator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File document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63];6;1)&gt;MID([.F362];6;1);&quot;&quot;;MAX([.A$7:.A36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63];6;1)&gt;MID([.F362];6;1);[.C362];[.C362]+1)" office:value-type="float" office:value="58">
            <text:p>05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File document by Fast Content Creator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Kofax</text:p>
          </table:table-cell>
          <table:table-cell table:style-name="ce94" office:value-type="string">
            <text:p>Type of Kofax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64];6;1)&gt;MID([.F363];6;1);&quot;&quot;;MAX([.A$7:.A36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64];6;1)&gt;MID([.F363];6;1);[.C363];[.C363]+1)" office:value-type="float" office:value="58">
            <text:p>05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File document by Fast Content Creator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65];6;1)&gt;MID([.F364];6;1);&quot;&quot;;MAX([.A$7:.A36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65];6;1)&gt;MID([.F364];6;1);[.C364];[.C364]+1)" office:value-type="float" office:value="58">
            <text:p>05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File document by Fast Content Creator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66];6;1)&gt;MID([.F365];6;1);&quot;&quot;;MAX([.A$7:.A36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66];6;1)&gt;MID([.F365];6;1);[.C365];[.C365]+1)" office:value-type="float" office:value="58">
            <text:p>058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File document by Fast Content Creator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67];6;1)&gt;MID([.F366];6;1);&quot;&quot;;MAX([.A$7:.A366])+1)" office:value-type="float" office:value="59">
            <text:p>059</text:p>
          </table:table-cell>
          <table:table-cell table:style-name="ce89" office:value-type="string">
            <text:p>FAS_02</text:p>
          </table:table-cell>
          <table:table-cell table:style-name="ce72" table:formula="oooc:=IF(MID([.F367];6;1)&gt;MID([.F366];6;1);[.C366];[.C366]+1)" office:value-type="float" office:value="59">
            <text:p>059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Kofax document in Podcast document by Fast Content Creator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Podcast document</text:p>
          </table:table-cell>
          <table:table-cell table:style-name="ce94" office:value-type="string">
            <text:p>- Podcast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68];6;1)&gt;MID([.F367];6;1);&quot;&quot;;MAX([.A$7:.A36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68];6;1)&gt;MID([.F367];6;1);[.C367];[.C367]+1)" office:value-type="float" office:value="59">
            <text:p>05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Podcast document by Fast Content Creator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69];6;1)&gt;MID([.F368];6;1);&quot;&quot;;MAX([.A$7:.A36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69];6;1)&gt;MID([.F368];6;1);[.C368];[.C368]+1)" office:value-type="float" office:value="59">
            <text:p>05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Podcast document by Fast Content Creator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Podcast document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70];6;1)&gt;MID([.F369];6;1);&quot;&quot;;MAX([.A$7:.A36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70];6;1)&gt;MID([.F369];6;1);[.C369];[.C369]+1)" office:value-type="float" office:value="59">
            <text:p>05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Podcast document by Fast Content Creator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Kofax</text:p>
          </table:table-cell>
          <table:table-cell table:style-name="ce94" office:value-type="string">
            <text:p>Type of Kofax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71];6;1)&gt;MID([.F370];6;1);&quot;&quot;;MAX([.A$7:.A37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71];6;1)&gt;MID([.F370];6;1);[.C370];[.C370]+1)" office:value-type="float" office:value="59">
            <text:p>05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Podcast document by Fast Content Creator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72];6;1)&gt;MID([.F371];6;1);&quot;&quot;;MAX([.A$7:.A37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72];6;1)&gt;MID([.F371];6;1);[.C371];[.C371]+1)" office:value-type="float" office:value="59">
            <text:p>05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Podcast document by Fast Content Creator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73];6;1)&gt;MID([.F372];6;1);&quot;&quot;;MAX([.A$7:.A37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73];6;1)&gt;MID([.F372];6;1);[.C372];[.C372]+1)" office:value-type="float" office:value="59">
            <text:p>059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Podcast document by Fast Content Creator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74];6;1)&gt;MID([.F373];6;1);&quot;&quot;;MAX([.A$7:.A373])+1)" office:value-type="float" office:value="60">
            <text:p>060</text:p>
          </table:table-cell>
          <table:table-cell table:style-name="ce89" office:value-type="string">
            <text:p>FAS_02</text:p>
          </table:table-cell>
          <table:table-cell table:style-name="ce72" table:formula="oooc:=IF(MID([.F374];6;1)&gt;MID([.F373];6;1);[.C373];[.C373]+1)" office:value-type="float" office:value="60">
            <text:p>060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Kofax document in Sample Node document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Sample Node</text:p>
          </table:table-cell>
          <table:table-cell table:style-name="ce94" office:value-type="string">
            <text:p>- Sample Node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75];6;1)&gt;MID([.F374];6;1);&quot;&quot;;MAX([.A$7:.A37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75];6;1)&gt;MID([.F374];6;1);[.C374];[.C374]+1)" office:value-type="float" office:value="60">
            <text:p>06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Sample Node document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76];6;1)&gt;MID([.F375];6;1);&quot;&quot;;MAX([.A$7:.A37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76];6;1)&gt;MID([.F375];6;1);[.C375];[.C375]+1)" office:value-type="float" office:value="60">
            <text:p>06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Sample Node document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Sample Nod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77];6;1)&gt;MID([.F376];6;1);&quot;&quot;;MAX([.A$7:.A37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77];6;1)&gt;MID([.F376];6;1);[.C376];[.C376]+1)" office:value-type="float" office:value="60">
            <text:p>060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Sample Node document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Kofax</text:p>
          </table:table-cell>
          <table:table-cell table:style-name="ce94" office:value-type="string">
            <text:p>You can not see type of Kofax document in template lis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78];6;1)&gt;MID([.F377];6;1);&quot;&quot;;MAX([.A$7:.A377])+1)" office:value-type="float" office:value="61">
            <text:p>061</text:p>
          </table:table-cell>
          <table:table-cell table:style-name="ce89" office:value-type="string">
            <text:p>FAS_02</text:p>
          </table:table-cell>
          <table:table-cell table:style-name="ce72" table:formula="oooc:=IF(MID([.F378];6;1)&gt;MID([.F377];6;1);[.C377];[.C377]+1)" office:value-type="float" office:value="61">
            <text:p>061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Kofax document in File Plan document by Fast Content Creator 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File Plan</text:p>
          </table:table-cell>
          <table:table-cell table:style-name="ce94" office:value-type="string">
            <text:p>- File Plan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79];6;1)&gt;MID([.F378];6;1);&quot;&quot;;MAX([.A$7:.A37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79];6;1)&gt;MID([.F378];6;1);[.C378];[.C378]+1)" office:value-type="float" office:value="61">
            <text:p>06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File Plan document by Fast Content Creator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80];6;1)&gt;MID([.F379];6;1);&quot;&quot;;MAX([.A$7:.A37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80];6;1)&gt;MID([.F379];6;1);[.C379];[.C379]+1)" office:value-type="float" office:value="61">
            <text:p>06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File Plan document by Fast Content Creator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File Plan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81];6;1)&gt;MID([.F380];6;1);&quot;&quot;;MAX([.A$7:.A38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81];6;1)&gt;MID([.F380];6;1);[.C380];[.C380]+1)" office:value-type="float" office:value="61">
            <text:p>061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File Plan document by Fast Content Creator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Kofax</text:p>
          </table:table-cell>
          <table:table-cell table:style-name="ce94" office:value-type="string">
            <text:p>You can not see type of Kofax document in template lis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82];6;1)&gt;MID([.F381];6;1);&quot;&quot;;MAX([.A$7:.A381])+1)" office:value-type="float" office:value="62">
            <text:p>062</text:p>
          </table:table-cell>
          <table:table-cell table:style-name="ce89" office:value-type="string">
            <text:p>FAS_02</text:p>
          </table:table-cell>
          <table:table-cell table:style-name="ce72" table:formula="oooc:=IF(MID([.F382];6;1)&gt;MID([.F381];6;1);[.C381];[.C381]+1)" office:value-type="float" office:value="62">
            <text:p>062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Kofax document in Kofax document by Fast Content Creator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Kofax document</text:p>
          </table:table-cell>
          <table:table-cell table:style-name="ce94" office:value-type="string">
            <text:p>- Kofax document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83];6;1)&gt;MID([.F382];6;1);&quot;&quot;;MAX([.A$7:.A38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83];6;1)&gt;MID([.F382];6;1);[.C382];[.C382]+1)" office:value-type="float" office:value="62">
            <text:p>06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Kofax document by Fast Content Creator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84];6;1)&gt;MID([.F383];6;1);&quot;&quot;;MAX([.A$7:.A38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84];6;1)&gt;MID([.F383];6;1);[.C383];[.C383]+1)" office:value-type="float" office:value="62">
            <text:p>06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Kofax document by Fast Content Creator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Kofax document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85];6;1)&gt;MID([.F384];6;1);&quot;&quot;;MAX([.A$7:.A38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85];6;1)&gt;MID([.F384];6;1);[.C384];[.C384]+1)" office:value-type="float" office:value="62">
            <text:p>06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Kofax document by Fast Content Creator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: Kofax</text:p>
          </table:table-cell>
          <table:table-cell table:style-name="ce94" office:value-type="string">
            <text:p>Type of Kofax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86];6;1)&gt;MID([.F385];6;1);&quot;&quot;;MAX([.A$7:.A38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86];6;1)&gt;MID([.F385];6;1);[.C385];[.C385]+1)" office:value-type="float" office:value="62">
            <text:p>06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Kofax document by Fast Content Creator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87];6;1)&gt;MID([.F386];6;1);&quot;&quot;;MAX([.A$7:.A38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87];6;1)&gt;MID([.F386];6;1);[.C386];[.C386]+1)" office:value-type="float" office:value="62">
            <text:p>06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Kofax document by Fast Content Creator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88];6;1)&gt;MID([.F387];6;1);&quot;&quot;;MAX([.A$7:.A38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88];6;1)&gt;MID([.F387];6;1);[.C387];[.C387]+1)" office:value-type="float" office:value="62">
            <text:p>062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Kofax document in Kofax document by Fast Content Creator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<text:span text:style-name="T11">(path)</text:span>' location successfully.”</text:p>
          </table:table-cell>
          <table:table-cell table:style-name="ce94"/>
          <table:table-cell table:number-columns-repeated="247"/>
        </table:table-row>
        <table:table-row table:style-name="ro4">
          <table:table-cell table:style-name="ce60" table:formula="oooc:=IF(MID([.F389];6;1)&gt;MID([.F388];6;1);&quot;&quot;;MAX([.A$7:.A388])+1)" office:value-type="float" office:value="63">
            <text:p>063</text:p>
          </table:table-cell>
          <table:table-cell table:style-name="ce89" office:value-type="string">
            <text:p>FAS_02</text:p>
          </table:table-cell>
          <table:table-cell table:style-name="ce72" table:formula="oooc:=IF(MID([.F389];6;1)&gt;MID([.F387];6;1);[.C387];[.C387]+1)" office:value-type="float" office:value="63">
            <text:p>063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document when name field is blank</text:p>
          </table:table-cell>
          <table:table-cell table:style-name="ce94" office:value-type="string">
            <text:p>Step 1: Open form to configuration</text:p>
          </table:table-cell>
          <table:table-cell table:style-name="ce94" office:value-type="string">
            <text:p>- Go to Fast Content Creator</text:p>
            <text:p>- Switch to 'Edit' mode </text:p>
          </table:table-cell>
          <table:table-cell table:style-name="ce94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90];6;1)&gt;MID([.F389];6;1);&quot;&quot;;MAX([.A$7:.A38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90];6;1)&gt;MID([.F389];6;1);[.C389];[.C389]+1)" office:value-type="float" office:value="63">
            <text:p>06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when name field is blank</text:p>
          </table:table-cell>
          <table:table-cell table:style-name="ce94" office:value-type="string">
            <text:p>Step 2: Select the location to store document</text:p>
          </table:table-cell>
          <table:table-cell table:style-name="ce94" office:value-type="string">
            <text:p><text:span text:style-name="T9">- Select repository</text:span></text:p>
            <text:p><text:span text:style-name="T9">- Select workspace</text:span></text:p>
            <text:p><text:span text:style-name="T9">- Select root path <text:s/></text:span><text:span text:style-name="T9">to store document</text:span></text:p>
          </table:table-cell>
          <table:table-cell table:style-name="ce94" office:value-type="string">
            <text:p>Location to stor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3">
          <table:table-cell table:style-name="ce60" table:formula="oooc:=IF(MID([.F391];6;1)&gt;MID([.F390];6;1);&quot;&quot;;MAX([.A$7:.A39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91];6;1)&gt;MID([.F390];6;1);[.C390];[.C390]+1)" office:value-type="float" office:value="63">
            <text:p>06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when name field is blank</text:p>
          </table:table-cell>
          <table:table-cell table:style-name="ce94" office:value-type="string">
            <text:p>Step 3: Select type of document</text:p>
          </table:table-cell>
          <table:table-cell table:style-name="ce94" office:value-type="string">
            <text:p>Select type of document</text:p>
          </table:table-cell>
          <table:table-cell table:style-name="ce94" office:value-type="string">
            <text:p>Type of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392];6;1)&gt;MID([.F391];6;1);&quot;&quot;;MAX([.A$7:.A39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92];6;1)&gt;MID([.F391];6;1);[.C391];[.C391]+1)" office:value-type="float" office:value="63">
            <text:p>06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when name field is blank</text:p>
          </table:table-cell>
          <table:table-cell table:style-name="ce94" office:value-type="string">
            <text:p>Step 4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3">
          <table:table-cell table:style-name="ce60" table:formula="oooc:=IF(MID([.F393];6;1)&gt;MID([.F392];6;1);&quot;&quot;;MAX([.A$7:.A39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93];6;1)&gt;MID([.F392];6;1);[.C392];[.C392]+1)" office:value-type="float" office:value="63">
            <text:p>06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when name field is blank</text:p>
          </table:table-cell>
          <table:table-cell table:style-name="ce94" office:value-type="string">
            <text:p>Step 5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94];6;1)&gt;MID([.F393];6;1);&quot;&quot;;MAX([.A$7:.A39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94];6;1)&gt;MID([.F393];6;1);[.C393];[.C393]+1)" office:value-type="float" office:value="63">
            <text:p>063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when name field is blank</text:p>
          </table:table-cell>
          <table:table-cell table:style-name="ce94" office:value-type="string">
            <text:p>Step 6: Create document</text:p>
          </table:table-cell>
          <table:table-cell table:style-name="ce94" office:value-type="string">
            <text:p>- Fill data in required fields except 'Name' field</text:p>
            <text:p>- Click Save button</text:p>
            <text:p/>
          </table:table-cell>
          <table:table-cell table:style-name="ce94" office:value-type="string">
            <text:p>Show message “The value of field 'Name' is null or empt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95];6;1)&gt;MID([.F394];6;1);&quot;&quot;;MAX([.A$7:.A394])+1)" office:value-type="float" office:value="64">
            <text:p>064</text:p>
          </table:table-cell>
          <table:table-cell table:style-name="ce89" office:value-type="string">
            <text:p>FAS_02</text:p>
          </table:table-cell>
          <table:table-cell table:style-name="ce72" table:formula="oooc:=IF(MID([.F395];6;1)&gt;MID([.F394];6;1);[.C394];[.C394]+1)" office:value-type="float" office:value="64">
            <text:p>064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document when Name field contain some</text:p>
            <text:p><text:s/>special characters: # % &amp; * ( ) “ ' : ; [ ] {}\! | /</text:p>
          </table:table-cell>
          <table:table-cell table:style-name="ce94" office:value-type="string">
            <text:p>Step 1: Open form to configuration</text:p>
          </table:table-cell>
          <table:table-cell table:style-name="ce94" office:value-type="string">
            <text:p>- Go to Fast Content Creator</text:p>
            <text:p>- Switch to 'Edit' mode </text:p>
          </table:table-cell>
          <table:table-cell table:style-name="ce94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96];6;1)&gt;MID([.F395];6;1);&quot;&quot;;MAX([.A$7:.A39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96];6;1)&gt;MID([.F395];6;1);[.C395];[.C395]+1)" office:value-type="float" office:value="64">
            <text:p>06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when Name field contain some</text:p>
            <text:p><text:s/>special characters: # % &amp; * ( ) “ ' : ; [ ] {}\! | /</text:p>
          </table:table-cell>
          <table:table-cell table:style-name="ce94" office:value-type="string">
            <text:p>Step 2: Select the location to store document</text:p>
          </table:table-cell>
          <table:table-cell table:style-name="ce94" office:value-type="string">
            <text:p><text:span text:style-name="T9">- Select repository</text:span></text:p>
            <text:p><text:span text:style-name="T9">- Select workspace</text:span></text:p>
            <text:p><text:span text:style-name="T9">- Select root path <text:s/></text:span><text:span text:style-name="T9">to store document</text:span></text:p>
          </table:table-cell>
          <table:table-cell table:style-name="ce94" office:value-type="string">
            <text:p>Location to store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97];6;1)&gt;MID([.F396];6;1);&quot;&quot;;MAX([.A$7:.A39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97];6;1)&gt;MID([.F396];6;1);[.C396];[.C396]+1)" office:value-type="float" office:value="64">
            <text:p>06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when Name field contain some</text:p>
            <text:p><text:s/>special characters: # % &amp; * ( ) “ ' : ; [ ] {}\! | /</text:p>
          </table:table-cell>
          <table:table-cell table:style-name="ce94" office:value-type="string">
            <text:p>Step 3: Select type of document</text:p>
          </table:table-cell>
          <table:table-cell table:style-name="ce94" office:value-type="string">
            <text:p>Select type of document</text:p>
          </table:table-cell>
          <table:table-cell table:style-name="ce94" office:value-type="string">
            <text:p>Type of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98];6;1)&gt;MID([.F397];6;1);&quot;&quot;;MAX([.A$7:.A39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98];6;1)&gt;MID([.F397];6;1);[.C397];[.C397]+1)" office:value-type="float" office:value="64">
            <text:p>06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when Name field contain some</text:p>
            <text:p><text:s/>special characters: # % &amp; * ( ) “ ' : ; [ ] {}\! | /</text:p>
          </table:table-cell>
          <table:table-cell table:style-name="ce94" office:value-type="string">
            <text:p>Step 4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399];6;1)&gt;MID([.F398];6;1);&quot;&quot;;MAX([.A$7:.A39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399];6;1)&gt;MID([.F398];6;1);[.C398];[.C398]+1)" office:value-type="float" office:value="64">
            <text:p>06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when Name field contain some</text:p>
            <text:p><text:s/>special characters: # % &amp; * ( ) “ ' : ; [ ] {}\! | /</text:p>
          </table:table-cell>
          <table:table-cell table:style-name="ce94" office:value-type="string">
            <text:p>Step 5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400];6;1)&gt;MID([.F399];6;1);&quot;&quot;;MAX([.A$7:.A39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00];6;1)&gt;MID([.F399];6;1);[.C399];[.C399]+1)" office:value-type="float" office:value="64">
            <text:p>064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when Name field contain some</text:p>
            <text:p><text:s/>special characters: # % &amp; * ( ) “ ' : ; [ ] {}\! | /</text:p>
          </table:table-cell>
          <table:table-cell table:style-name="ce94" office:value-type="string">
            <text:p>Step 6: Create document</text:p>
          </table:table-cell>
          <table:table-cell table:style-name="ce94" office:value-type="string">
            <text:p>- Fill data in required fields except 'Name' field</text:p>
            <text:p>- Click Save button</text:p>
            <text:p/>
          </table:table-cell>
          <table:table-cell table:style-name="ce94" office:value-type="string">
            <text:p><text:s/>Show message “There are some invalid characters in field 'Name'. Type another value, please!” 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01];6;1)&gt;MID([.F400];6;1);&quot;&quot;;MAX([.A$7:.A400])+1)" office:value-type="float" office:value="65">
            <text:p>065</text:p>
          </table:table-cell>
          <table:table-cell table:style-name="ce89" office:value-type="string">
            <text:p>FAS_02</text:p>
          </table:table-cell>
          <table:table-cell table:style-name="ce72" table:formula="oooc:=IF(MID([.F401];6;1)&gt;MID([.F400];6;1);[.C400];[.C400]+1)" office:value-type="float" office:value="65">
            <text:p>065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document by Fast Content Creator when location is deleted </text:p>
          </table:table-cell>
          <table:table-cell table:style-name="ce95" office:value-type="string">
            <text:p>Step 1: Create a node in File Explorer</text:p>
          </table:table-cell>
          <table:table-cell table:style-name="ce95" office:value-type="string">
            <text:p>- Go to File Explorer</text:p>
            <text:p>- Create a node</text:p>
          </table:table-cell>
          <table:table-cell table:style-name="ce95" office:value-type="string">
            <text:p>Node is crea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02];6;1)&gt;MID([.F401];6;1);&quot;&quot;;MAX([.A$7:.A40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02];6;1)&gt;MID([.F401];6;1);[.C401];[.C401]+1)" office:value-type="float" office:value="65">
            <text:p>06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by Fast Content Creator when location is deleted 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03];6;1)&gt;MID([.F402];6;1);&quot;&quot;;MAX([.A$7:.A40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03];6;1)&gt;MID([.F402];6;1);[.C402];[.C402]+1)" office:value-type="float" office:value="65">
            <text:p>06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by Fast Content Creator when location is deleted 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the nod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04];6;1)&gt;MID([.F403];6;1);&quot;&quot;;MAX([.A$7:.A40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04];6;1)&gt;MID([.F403];6;1);[.C403];[.C403]+1)" office:value-type="float" office:value="65">
            <text:p>06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by Fast Content Creator when location is deleted 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- Select type of document</text:p>
            <text:p>- Click Save button</text:p>
          </table:table-cell>
          <table:table-cell table:style-name="ce94" office:value-type="string">
            <text:p>Type of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05];6;1)&gt;MID([.F404];6;1);&quot;&quot;;MAX([.A$7:.A40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05];6;1)&gt;MID([.F404];6;1);[.C404];[.C404]+1)" office:value-type="float" office:value="65">
            <text:p>06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by Fast Content Creator when location is deleted </text:p>
          </table:table-cell>
          <table:table-cell table:style-name="ce94" office:value-type="string">
            <text:p>Step 5: Delete the location</text:p>
          </table:table-cell>
          <table:table-cell table:style-name="ce94" office:value-type="string">
            <text:p>- Go to File Explorer</text:p>
            <text:p>- Delete node created at step 1</text:p>
          </table:table-cell>
          <table:table-cell table:style-name="ce94" office:value-type="string">
            <text:p>Node is dele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06];6;1)&gt;MID([.F405];6;1);&quot;&quot;;MAX([.A$7:.A40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06];6;1)&gt;MID([.F405];6;1);[.C405];[.C405]+1)" office:value-type="float" office:value="65">
            <text:p>065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by Fast Content Creator when location is deleted </text:p>
          </table:table-cell>
          <table:table-cell table:style-name="ce94" office:value-type="string">
            <text:p>Step 6: Finish configuration</text:p>
          </table:table-cell>
          <table:table-cell table:style-name="ce94" office:value-type="string">
            <text:p>- Go to FCC, change to View mode</text:p>
            <text:p>- Fill data in field</text:p>
            <text:p>- Click Save</text:p>
          </table:table-cell>
          <table:table-cell table:style-name="ce94" office:value-type="string">
            <text:p>Show message that you can not create node in selected path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07];6;1)&gt;MID([.F406];6;1);&quot;&quot;;MAX([.A$7:.A406])+1)" office:value-type="float" office:value="66">
            <text:p>066</text:p>
          </table:table-cell>
          <table:table-cell table:style-name="ce89" office:value-type="string">
            <text:p>FAS_02</text:p>
          </table:table-cell>
          <table:table-cell table:style-name="ce72" table:formula="oooc:=IF(MID([.F407];6;1)&gt;MID([.F406];6;1);[.C406];[.C406]+1)" office:value-type="float" office:value="66">
            <text:p>066</text:p>
          </table:table-cell>
          <table:table-cell table:style-name="ce55" office:value-type="string">
            <text:p>DMS\Fast Content Creator\Add</text:p>
          </table:table-cell>
          <table:table-cell table:style-name="ce50" office:value-type="string">
            <text:p>Create document by Fast Content when the location is locked by user is locker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a node</text:p>
            <text:p>- Lock this node</text:p>
          </table:table-cell>
          <table:table-cell table:style-name="ce94" office:value-type="string">
            <text:p>Node is lock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08];6;1)&gt;MID([.F407];6;1);&quot;&quot;;MAX([.A$7:.A40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08];6;1)&gt;MID([.F407];6;1);[.C407];[.C407]+1)" office:value-type="float" office:value="66">
            <text:p>06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by Fast Content when the location is locked by user is locker</text:p>
          </table:table-cell>
          <table:table-cell table:style-name="ce95" office:value-type="string">
            <text:p>Step 2: Open form to configuration</text:p>
          </table:table-cell>
          <table:table-cell table:style-name="ce95" office:value-type="string">
            <text:p>- Go to Fast Content Creator</text:p>
            <text:p>- Switch to 'Edit' mode</text:p>
            <text:p/>
          </table:table-cell>
          <table:table-cell table:style-name="ce95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09];6;1)&gt;MID([.F408];6;1);&quot;&quot;;MAX([.A$7:.A40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09];6;1)&gt;MID([.F408];6;1);[.C408];[.C408]+1)" office:value-type="float" office:value="66">
            <text:p>06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by Fast Content when the location is locked by user is locker</text:p>
          </table:table-cell>
          <table:table-cell table:style-name="ce94" office:value-type="string">
            <text:p>Step 3: Select the location to store document</text:p>
          </table:table-cell>
          <table:table-cell table:style-name="ce94" office:value-type="string">
            <text:p>Select the node that you have just created in File Explorer</text:p>
          </table:table-cell>
          <table:table-cell table:style-name="ce94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10];6;1)&gt;MID([.F409];6;1);&quot;&quot;;MAX([.A$7:.A40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10];6;1)&gt;MID([.F409];6;1);[.C409];[.C409]+1)" office:value-type="float" office:value="66">
            <text:p>06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by Fast Content when the location is locked by user is locker</text:p>
          </table:table-cell>
          <table:table-cell table:style-name="ce94" office:value-type="string">
            <text:p>Step 4: Select type of document</text:p>
          </table:table-cell>
          <table:table-cell table:style-name="ce94" office:value-type="string">
            <text:p>Select type of document</text:p>
          </table:table-cell>
          <table:table-cell table:style-name="ce94" office:value-type="string">
            <text:p>Type of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11];6;1)&gt;MID([.F410];6;1);&quot;&quot;;MAX([.A$7:.A41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11];6;1)&gt;MID([.F410];6;1);[.C410];[.C410]+1)" office:value-type="float" office:value="66">
            <text:p>06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by Fast Content when the location is locked by user is locker</text:p>
          </table:table-cell>
          <table:table-cell table:style-name="ce94" office:value-type="string">
            <text:p>Step 5: Finish configuration</text:p>
          </table:table-cell>
          <table:table-cell table:style-name="ce94" office:value-type="string">
            <text:p>Click Save button</text:p>
          </table:table-cell>
          <table:table-cell table:style-name="ce94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12];6;1)&gt;MID([.F411];6;1);&quot;&quot;;MAX([.A$7:.A41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12];6;1)&gt;MID([.F411];6;1);[.C411];[.C411]+1)" office:value-type="float" office:value="66">
            <text:p>066</text:p>
          </table:table-cell>
          <table:table-cell table:style-name="ce55" office:value-type="string">
            <text:p>DMS\Fast Content Creator\Add</text:p>
          </table:table-cell>
          <table:table-cell table:style-name="ce90" office:value-type="string">
            <text:p>Create document by Fast Content when the location is locked by user is locker</text:p>
          </table:table-cell>
          <table:table-cell table:style-name="ce94" office:value-type="string">
            <text:p>Step 6: Open form to create document</text:p>
          </table:table-cell>
          <table:table-cell table:style-name="ce94" office:value-type="string">
            <text:p>Switch to 'View' mode</text:p>
          </table:table-cell>
          <table:table-cell table:style-name="ce94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13];6;1)&gt;MID([.F412];6;1);&quot;&quot;;MAX([.A$7:.A41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13];6;1)&gt;MID([.F412];6;1);[.C412];[.C412]+1)" office:value-type="float" office:value="66">
            <text:p>066</text:p>
          </table:table-cell>
          <table:table-cell table:style-name="ce55" office:value-type="string">
            <text:p>DMS\Fast Content Creator\Add</text:p>
          </table:table-cell>
          <table:table-cell table:style-name="ce91" office:value-type="string">
            <text:p>Create document by Fast Content when the location is locked by user is locker</text:p>
          </table:table-cell>
          <table:table-cell table:style-name="ce94" office:value-type="string">
            <text:p>Step 7: Create document</text:p>
          </table:table-cell>
          <table:table-cell table:style-name="ce94" office:value-type="string">
            <text:p>- Fill data in required fields</text:p>
            <text:p>- Click Save button</text:p>
            <text:p/>
          </table:table-cell>
          <table:table-cell table:style-name="ce94" office:value-type="string">
            <text:p>Show message “This node has been saved at '/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14];6;1)&gt;MID([.F413];6;1);&quot;&quot;;MAX([.A$7:.A413])+1)" office:value-type="float" office:value="67">
            <text:p>067</text:p>
          </table:table-cell>
          <table:table-cell table:style-name="ce89" office:value-type="string">
            <text:p>FAS_02</text:p>
          </table:table-cell>
          <table:table-cell table:style-name="ce72" table:formula="oooc:=IF(MID([.F414];6;1)&gt;MID([.F413];6;1);[.C413];[.C413]+1)" office:value-type="float" office:value="67">
            <text:p>067</text:p>
          </table:table-cell>
          <table:table-cell table:style-name="ce55" office:value-type="string">
            <text:p>DMS\Fast Content Creator\Add</text:p>
          </table:table-cell>
          <table:table-cell table:style-name="ce51" office:value-type="string">
            <text:p>Create document by Fast Content when the location is locked by user isn't locker</text:p>
          </table:table-cell>
          <table:table-cell table:style-name="ce82" office:value-type="string">
            <text:p>Step 1: Create a node in File Explorer</text:p>
          </table:table-cell>
          <table:table-cell table:style-name="ce82" office:value-type="string">
            <text:p>- Go to File Explorer</text:p>
            <text:p>- Create a node</text:p>
            <text:p>- Lock this node</text:p>
          </table:table-cell>
          <table:table-cell table:style-name="ce82" office:value-type="string">
            <text:p>Node is lock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60" table:formula="oooc:=IF(MID([.F415];6;1)&gt;MID([.F414];6;1);&quot;&quot;;MAX([.A$7:.A41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15];6;1)&gt;MID([.F414];6;1);[.C414];[.C414]+1)" office:value-type="float" office:value="67">
            <text:p>067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the location is locked by user isn't locker</text:p>
          </table:table-cell>
          <table:table-cell table:style-name="ce96" office:value-type="string">
            <text:p>Step 2: Open form to configuration</text:p>
          </table:table-cell>
          <table:table-cell table:style-name="ce96" office:value-type="string">
            <text:p>- login by other user who didn't lock node above but has full right with node</text:p>
            <text:p>- Go to Fast Content Creator</text:p>
            <text:p>- Switch to 'Edit' mode</text:p>
            <text:p/>
          </table:table-cell>
          <table:table-cell table:style-name="ce96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16];6;1)&gt;MID([.F415];6;1);&quot;&quot;;MAX([.A$7:.A41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16];6;1)&gt;MID([.F415];6;1);[.C415];[.C415]+1)" office:value-type="float" office:value="67">
            <text:p>067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the location is locked by user isn't locker</text:p>
          </table:table-cell>
          <table:table-cell table:style-name="ce82" office:value-type="string">
            <text:p>Step 3: Select the location to store document</text:p>
          </table:table-cell>
          <table:table-cell table:style-name="ce82" office:value-type="string">
            <text:p>Select the node which has just created in File Explorer at step 1</text:p>
          </table:table-cell>
          <table:table-cell table:style-name="ce82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17];6;1)&gt;MID([.F416];6;1);&quot;&quot;;MAX([.A$7:.A41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17];6;1)&gt;MID([.F416];6;1);[.C416];[.C416]+1)" office:value-type="float" office:value="67">
            <text:p>067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the location is locked by user isn't locker</text:p>
          </table:table-cell>
          <table:table-cell table:style-name="ce82" office:value-type="string">
            <text:p>Step 4: Select type of document</text:p>
          </table:table-cell>
          <table:table-cell table:style-name="ce82" office:value-type="string">
            <text:p>Select type of document</text:p>
          </table:table-cell>
          <table:table-cell table:style-name="ce82" office:value-type="string">
            <text:p>Type of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18];6;1)&gt;MID([.F417];6;1);&quot;&quot;;MAX([.A$7:.A41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18];6;1)&gt;MID([.F417];6;1);[.C417];[.C417]+1)" office:value-type="float" office:value="67">
            <text:p>067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the location is locked by user isn't locker</text:p>
          </table:table-cell>
          <table:table-cell table:style-name="ce82" office:value-type="string">
            <text:p>Step 5: Finish configuration</text:p>
          </table:table-cell>
          <table:table-cell table:style-name="ce82" office:value-type="string">
            <text:p>Click Save button</text:p>
          </table:table-cell>
          <table:table-cell table:style-name="ce82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19];6;1)&gt;MID([.F418];6;1);&quot;&quot;;MAX([.A$7:.A41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19];6;1)&gt;MID([.F418];6;1);[.C418];[.C418]+1)" office:value-type="float" office:value="67">
            <text:p>067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the location is locked by user isn't locker</text:p>
          </table:table-cell>
          <table:table-cell table:style-name="ce82" office:value-type="string">
            <text:p>Step 6: Open form to create document</text:p>
          </table:table-cell>
          <table:table-cell table:style-name="ce82" office:value-type="string">
            <text:p>Switch to 'View' mode</text:p>
          </table:table-cell>
          <table:table-cell table:style-name="ce82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20];6;1)&gt;MID([.F419];6;1);&quot;&quot;;MAX([.A$7:.A41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20];6;1)&gt;MID([.F419];6;1);[.C419];[.C419]+1)" office:value-type="float" office:value="67">
            <text:p>067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the location is locked by user isn't locker</text:p>
          </table:table-cell>
          <table:table-cell table:style-name="ce82" office:value-type="string">
            <text:p>Step 7: Create document</text:p>
          </table:table-cell>
          <table:table-cell table:style-name="ce82" office:value-type="string">
            <text:p>- Fill data in required fields</text:p>
            <text:p>- Click Save button</text:p>
            <text:p/>
          </table:table-cell>
          <table:table-cell table:style-name="ce82" office:value-type="string">
            <text:p>Show message “Node ' <text:span text:style-name="T11">name of </text:span><text:span text:style-name="T11">node</text:span>' is locked. Unlock this node before create documents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0" table:formula="oooc:=IF(MID([.F421];6;1)&gt;MID([.F420];6;1);&quot;&quot;;MAX([.A$7:.A420])+1)" office:value-type="float" office:value="68">
            <text:p>068</text:p>
          </table:table-cell>
          <table:table-cell table:style-name="ce89" office:value-type="string">
            <text:p>FAS_02</text:p>
          </table:table-cell>
          <table:table-cell table:style-name="ce72" table:formula="oooc:=IF(MID([.F421];6;1)&gt;MID([.F420];6;1);[.C420];[.C420]+1)" office:value-type="float" office:value="68">
            <text:p>068</text:p>
          </table:table-cell>
          <table:table-cell table:style-name="ce55" office:value-type="string">
            <text:p>DMS\Fast Content Creator\Add</text:p>
          </table:table-cell>
          <table:table-cell table:style-name="ce51" office:value-type="string">
            <text:p>Create document by Fast Content when the parent node of location node is being “lock” status</text:p>
          </table:table-cell>
          <table:table-cell table:style-name="ce82" office:value-type="string">
            <text:p>Step 1: Create a node in File Explorer</text:p>
          </table:table-cell>
          <table:table-cell table:style-name="ce82" office:value-type="string">
            <text:p>- Go to File Explorer</text:p>
            <text:p>- Create a node</text:p>
            <text:p>- Create child node for parent node above</text:p>
            <text:p>- Lock parent node</text:p>
          </table:table-cell>
          <table:table-cell table:style-name="ce82" office:value-type="string">
            <text:p>- Nodes are created</text:p>
            <text:p>- Parent node is lock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22];6;1)&gt;MID([.F421];6;1);&quot;&quot;;MAX([.A$7:.A42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22];6;1)&gt;MID([.F421];6;1);[.C421];[.C421]+1)" office:value-type="float" office:value="68">
            <text:p>068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the parent node of location node is being “lock” status</text:p>
          </table:table-cell>
          <table:table-cell table:style-name="ce96" office:value-type="string">
            <text:p>Step 2: Open form to configuration</text:p>
          </table:table-cell>
          <table:table-cell table:style-name="ce96" office:value-type="string">
            <text:p>- Go to Fast Content Creator</text:p>
            <text:p>- Switch to 'Edit' mode</text:p>
            <text:p/>
          </table:table-cell>
          <table:table-cell table:style-name="ce96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23];6;1)&gt;MID([.F422];6;1);&quot;&quot;;MAX([.A$7:.A42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23];6;1)&gt;MID([.F422];6;1);[.C422];[.C422]+1)" office:value-type="float" office:value="68">
            <text:p>068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the parent node of location node is being “lock” status</text:p>
          </table:table-cell>
          <table:table-cell table:style-name="ce82" office:value-type="string">
            <text:p>Step 3: Select the location to store document</text:p>
          </table:table-cell>
          <table:table-cell table:style-name="ce82" office:value-type="string">
            <text:p>Select the child node that you have just created in File Explorer at step 1</text:p>
          </table:table-cell>
          <table:table-cell table:style-name="ce82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24];6;1)&gt;MID([.F423];6;1);&quot;&quot;;MAX([.A$7:.A42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24];6;1)&gt;MID([.F423];6;1);[.C423];[.C423]+1)" office:value-type="float" office:value="68">
            <text:p>068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the parent node of location node is being “lock” status</text:p>
          </table:table-cell>
          <table:table-cell table:style-name="ce82" office:value-type="string">
            <text:p>Step 4: Select type of document</text:p>
          </table:table-cell>
          <table:table-cell table:style-name="ce82" office:value-type="string">
            <text:p>Select type of document</text:p>
          </table:table-cell>
          <table:table-cell table:style-name="ce82" office:value-type="string">
            <text:p>Type of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25];6;1)&gt;MID([.F424];6;1);&quot;&quot;;MAX([.A$7:.A42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25];6;1)&gt;MID([.F424];6;1);[.C424];[.C424]+1)" office:value-type="float" office:value="68">
            <text:p>068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the parent node of location node is being “lock” status</text:p>
          </table:table-cell>
          <table:table-cell table:style-name="ce82" office:value-type="string">
            <text:p>Step 5: Finish configuration</text:p>
          </table:table-cell>
          <table:table-cell table:style-name="ce82" office:value-type="string">
            <text:p>Click Save button</text:p>
          </table:table-cell>
          <table:table-cell table:style-name="ce82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26];6;1)&gt;MID([.F425];6;1);&quot;&quot;;MAX([.A$7:.A42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26];6;1)&gt;MID([.F425];6;1);[.C425];[.C425]+1)" office:value-type="float" office:value="68">
            <text:p>068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the parent node of location node is being “lock” status</text:p>
          </table:table-cell>
          <table:table-cell table:style-name="ce82" office:value-type="string">
            <text:p>Step 6: Open form to create document</text:p>
          </table:table-cell>
          <table:table-cell table:style-name="ce82" office:value-type="string">
            <text:p>Switch to 'View' mode</text:p>
          </table:table-cell>
          <table:table-cell table:style-name="ce82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27];6;1)&gt;MID([.F426];6;1);&quot;&quot;;MAX([.A$7:.A42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27];6;1)&gt;MID([.F426];6;1);[.C426];[.C426]+1)" office:value-type="float" office:value="68">
            <text:p>068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the parent node of location node is being “lock” status</text:p>
          </table:table-cell>
          <table:table-cell table:style-name="ce82" office:value-type="string">
            <text:p>Step 7: Create document</text:p>
          </table:table-cell>
          <table:table-cell table:style-name="ce82" office:value-type="string">
            <text:p>- Fill data in required fields</text:p>
            <text:p>- Click Save button</text:p>
            <text:p/>
          </table:table-cell>
          <table:table-cell table:style-name="ce82" office:value-type="string">
            <text:p>Show message “This node has been saved at '/' location successfully.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28];6;1)&gt;MID([.F427];6;1);&quot;&quot;;MAX([.A$7:.A427])+1)" office:value-type="float" office:value="69">
            <text:p>069</text:p>
          </table:table-cell>
          <table:table-cell table:style-name="ce89" office:value-type="string">
            <text:p>FAS_02</text:p>
          </table:table-cell>
          <table:table-cell table:style-name="ce72" table:formula="oooc:=IF(MID([.F428];6;1)&gt;MID([.F427];6;1);[.C427];[.C427]+1)" office:value-type="float" office:value="69">
            <text:p>069</text:p>
          </table:table-cell>
          <table:table-cell table:style-name="ce55" office:value-type="string">
            <text:p>DMS\Fast Content Creator\Add</text:p>
          </table:table-cell>
          <table:table-cell table:style-name="ce51" office:value-type="string">
            <text:p>Create document by Fast Content when user does not have add node right in selected location</text:p>
          </table:table-cell>
          <table:table-cell table:style-name="ce96" office:value-type="string">
            <text:p>Step 1: Open form to configuration</text:p>
          </table:table-cell>
          <table:table-cell table:style-name="ce96" office:value-type="string">
            <text:p>- Go to Fast Content Creator</text:p>
            <text:p>- Switch to 'Edit' mode</text:p>
            <text:p/>
          </table:table-cell>
          <table:table-cell table:style-name="ce96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29];6;1)&gt;MID([.F428];6;1);&quot;&quot;;MAX([.A$7:.A42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29];6;1)&gt;MID([.F428];6;1);[.C428];[.C428]+1)" office:value-type="float" office:value="69">
            <text:p>069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user does not have add node right in selected location</text:p>
          </table:table-cell>
          <table:table-cell table:style-name="ce82" office:value-type="string">
            <text:p>Step 2: Select the location to store document</text:p>
          </table:table-cell>
          <table:table-cell table:style-name="ce82" office:value-type="string">
            <text:p>Select the node that user does not have add node right</text:p>
          </table:table-cell>
          <table:table-cell table:style-name="ce82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30];6;1)&gt;MID([.F429];6;1);&quot;&quot;;MAX([.A$7:.A42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30];6;1)&gt;MID([.F429];6;1);[.C429];[.C429]+1)" office:value-type="float" office:value="69">
            <text:p>069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user does not have add node right in selected location</text:p>
          </table:table-cell>
          <table:table-cell table:style-name="ce82" office:value-type="string">
            <text:p>Step 3: Select type of document</text:p>
          </table:table-cell>
          <table:table-cell table:style-name="ce82" office:value-type="string">
            <text:p>Select type of document</text:p>
          </table:table-cell>
          <table:table-cell table:style-name="ce82" office:value-type="string">
            <text:p>Type of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31];6;1)&gt;MID([.F430];6;1);&quot;&quot;;MAX([.A$7:.A430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31];6;1)&gt;MID([.F430];6;1);[.C430];[.C430]+1)" office:value-type="float" office:value="69">
            <text:p>069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user does not have add node right in selected location</text:p>
          </table:table-cell>
          <table:table-cell table:style-name="ce82" office:value-type="string">
            <text:p>Step 4: Finish configuration</text:p>
          </table:table-cell>
          <table:table-cell table:style-name="ce82" office:value-type="string">
            <text:p>Click Save button</text:p>
          </table:table-cell>
          <table:table-cell table:style-name="ce82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32];6;1)&gt;MID([.F431];6;1);&quot;&quot;;MAX([.A$7:.A43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32];6;1)&gt;MID([.F431];6;1);[.C431];[.C431]+1)" office:value-type="float" office:value="69">
            <text:p>069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user does not have add node right in selected location</text:p>
          </table:table-cell>
          <table:table-cell table:style-name="ce82" office:value-type="string">
            <text:p>Step 5: Open form to create document</text:p>
          </table:table-cell>
          <table:table-cell table:style-name="ce82" office:value-type="string">
            <text:p>Switch to 'View' mode</text:p>
          </table:table-cell>
          <table:table-cell table:style-name="ce82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33];6;1)&gt;MID([.F432];6;1);&quot;&quot;;MAX([.A$7:.A43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33];6;1)&gt;MID([.F432];6;1);[.C432];[.C432]+1)" office:value-type="float" office:value="69">
            <text:p>069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user does not have add node right in selected location</text:p>
          </table:table-cell>
          <table:table-cell table:style-name="ce82" office:value-type="string">
            <text:p>Step 6: Create document</text:p>
          </table:table-cell>
          <table:table-cell table:style-name="ce82" office:value-type="string">
            <text:p>- Fill data in required fields</text:p>
            <text:p>- Click Save button</text:p>
            <text:p/>
          </table:table-cell>
          <table:table-cell table:style-name="ce98" office:value-type="string">
            <text:p><text:span text:style-name="T7">Show message </text:span><text:span text:style-name="T7">“</text:span><text:span text:style-name="T8">Access denied! </text:span><text:span text:style-name="T8">You haven't got add </text:span><text:span text:style-name="T8">permission at </text:span><text:span text:style-name="T8">'/(</text:span><text:span text:style-name="T12">node's name</text:span><text:span text:style-name="T8">)' </text:span><text:span text:style-name="T7">.”</text:span>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34];6;1)&gt;MID([.F433];6;1);&quot;&quot;;MAX([.A$7:.A433])+1)" office:value-type="float" office:value="70">
            <text:p>070</text:p>
          </table:table-cell>
          <table:table-cell table:style-name="ce89" office:value-type="string">
            <text:p>FAS_02</text:p>
          </table:table-cell>
          <table:table-cell table:style-name="ce72" table:formula="oooc:=IF(MID([.F434];6;1)&gt;MID([.F433];6;1);[.C433];[.C433]+1)" office:value-type="float" office:value="70">
            <text:p>070</text:p>
          </table:table-cell>
          <table:table-cell table:style-name="ce55" office:value-type="string">
            <text:p>DMS\Fast Content Creator\Add</text:p>
          </table:table-cell>
          <table:table-cell table:style-name="ce51" office:value-type="string">
            <text:p>Create document by Fast Content when location node is in 'check in' status</text:p>
          </table:table-cell>
          <table:table-cell table:style-name="ce82" office:value-type="string">
            <text:p>Step 1: Create a node in File Explorer</text:p>
          </table:table-cell>
          <table:table-cell table:style-name="ce82" office:value-type="string">
            <text:p>- Go to File Explorer</text:p>
            <text:p>- Create a node</text:p>
            <text:p>- Activate version and then check in this node</text:p>
          </table:table-cell>
          <table:table-cell table:style-name="ce82" office:value-type="string">
            <text:p>Node is “check in” statu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35];6;1)&gt;MID([.F434];6;1);&quot;&quot;;MAX([.A$7:.A43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35];6;1)&gt;MID([.F434];6;1);[.C434];[.C434]+1)" office:value-type="float" office:value="70">
            <text:p>070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location node is in 'check in' status</text:p>
          </table:table-cell>
          <table:table-cell table:style-name="ce96" office:value-type="string">
            <text:p>Step 2: Open form to configuration</text:p>
          </table:table-cell>
          <table:table-cell table:style-name="ce96" office:value-type="string">
            <text:p>- Go to Fast Content Creator</text:p>
            <text:p>- Switch to 'Edit' mode</text:p>
            <text:p/>
          </table:table-cell>
          <table:table-cell table:style-name="ce96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36];6;1)&gt;MID([.F435];6;1);&quot;&quot;;MAX([.A$7:.A43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36];6;1)&gt;MID([.F435];6;1);[.C435];[.C435]+1)" office:value-type="float" office:value="70">
            <text:p>070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location node is in 'check in' status</text:p>
          </table:table-cell>
          <table:table-cell table:style-name="ce82" office:value-type="string">
            <text:p>Step 3: Select the location to store document</text:p>
          </table:table-cell>
          <table:table-cell table:style-name="ce82" office:value-type="string">
            <text:p>Select the node that you have just created in File Explorer</text:p>
          </table:table-cell>
          <table:table-cell table:style-name="ce82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37];6;1)&gt;MID([.F436];6;1);&quot;&quot;;MAX([.A$7:.A43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37];6;1)&gt;MID([.F436];6;1);[.C436];[.C436]+1)" office:value-type="float" office:value="70">
            <text:p>070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location node is in 'check in' status</text:p>
          </table:table-cell>
          <table:table-cell table:style-name="ce82" office:value-type="string">
            <text:p>Step 4: Select type of document</text:p>
          </table:table-cell>
          <table:table-cell table:style-name="ce82" office:value-type="string">
            <text:p>Select type of document</text:p>
          </table:table-cell>
          <table:table-cell table:style-name="ce82" office:value-type="string">
            <text:p>Type of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38];6;1)&gt;MID([.F437];6;1);&quot;&quot;;MAX([.A$7:.A437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38];6;1)&gt;MID([.F437];6;1);[.C437];[.C437]+1)" office:value-type="float" office:value="70">
            <text:p>070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location node is in 'check in' status</text:p>
          </table:table-cell>
          <table:table-cell table:style-name="ce82" office:value-type="string">
            <text:p>Step 5: Finish configuration</text:p>
          </table:table-cell>
          <table:table-cell table:style-name="ce82" office:value-type="string">
            <text:p>Click Save button</text:p>
          </table:table-cell>
          <table:table-cell table:style-name="ce82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39];6;1)&gt;MID([.F438];6;1);&quot;&quot;;MAX([.A$7:.A43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39];6;1)&gt;MID([.F438];6;1);[.C438];[.C438]+1)" office:value-type="float" office:value="70">
            <text:p>070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location node is in 'check in' status</text:p>
          </table:table-cell>
          <table:table-cell table:style-name="ce82" office:value-type="string">
            <text:p>Step 6: Open form to create document</text:p>
          </table:table-cell>
          <table:table-cell table:style-name="ce82" office:value-type="string">
            <text:p>Switch to 'View' mode</text:p>
          </table:table-cell>
          <table:table-cell table:style-name="ce82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40];6;1)&gt;MID([.F439];6;1);&quot;&quot;;MAX([.A$7:.A43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40];6;1)&gt;MID([.F439];6;1);[.C439];[.C439]+1)" office:value-type="float" office:value="70">
            <text:p>070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location node is in 'check in' status</text:p>
          </table:table-cell>
          <table:table-cell table:style-name="ce82" office:value-type="string">
            <text:p>Step 7: Create document</text:p>
          </table:table-cell>
          <table:table-cell table:style-name="ce82" office:value-type="string">
            <text:p>- Fill data in required fields</text:p>
            <text:p>- Click Save button</text:p>
            <text:p/>
          </table:table-cell>
          <table:table-cell table:style-name="ce98" office:value-type="string">
            <text:p><text:span text:style-name="T7">Show message </text:span><text:span text:style-name="T7">“</text:span><text:span text:style-name="T8">Need to checkout </text:span><text:span text:style-name="T8">current node before </text:span><text:span text:style-name="T8">add new node </text:span><text:span text:style-name="T7">”</text:span>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0" table:formula="oooc:=IF(MID([.F441];6;1)&gt;MID([.F440];6;1);&quot;&quot;;MAX([.A$7:.A440])+1)" office:value-type="float" office:value="71">
            <text:p>071</text:p>
          </table:table-cell>
          <table:table-cell table:style-name="ce89" office:value-type="string">
            <text:p>FAS_02</text:p>
          </table:table-cell>
          <table:table-cell table:style-name="ce72" table:formula="oooc:=IF(MID([.F441];6;1)&gt;MID([.F440];6;1);[.C440];[.C440]+1)" office:value-type="float" office:value="71">
            <text:p>071</text:p>
          </table:table-cell>
          <table:table-cell table:style-name="ce55" office:value-type="string">
            <text:p>DMS\Fast Content Creator\Add</text:p>
          </table:table-cell>
          <table:table-cell table:style-name="ce51" office:value-type="string">
            <text:p>Create document by Fast Content when parent node of location node is in 'check in' status</text:p>
          </table:table-cell>
          <table:table-cell table:style-name="ce82" office:value-type="string">
            <text:p>Step 1: Create a node in File Explorer</text:p>
          </table:table-cell>
          <table:table-cell table:style-name="ce82" office:value-type="string">
            <text:p>- Go to File Explorer</text:p>
            <text:p>- Create a node</text:p>
            <text:p>- Create child node for parent node above</text:p>
            <text:p>- Activate version for parent node and then check in this node</text:p>
          </table:table-cell>
          <table:table-cell table:style-name="ce82" office:value-type="string">
            <text:p>- Nodes are created</text:p>
            <text:p>- Parent node is being “check in” statu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42];6;1)&gt;MID([.F441];6;1);&quot;&quot;;MAX([.A$7:.A44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42];6;1)&gt;MID([.F441];6;1);[.C441];[.C441]+1)" office:value-type="float" office:value="71">
            <text:p>071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parent node of location node is in 'check in' status</text:p>
          </table:table-cell>
          <table:table-cell table:style-name="ce96" office:value-type="string">
            <text:p>Step 2: Open form to configuration</text:p>
          </table:table-cell>
          <table:table-cell table:style-name="ce96" office:value-type="string">
            <text:p>- Go to Fast Content Creator</text:p>
            <text:p>- Switch to 'Edit' mode</text:p>
            <text:p/>
          </table:table-cell>
          <table:table-cell table:style-name="ce96" office:value-type="string">
            <text:p>Form to configuration pop-up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43];6;1)&gt;MID([.F442];6;1);&quot;&quot;;MAX([.A$7:.A44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43];6;1)&gt;MID([.F442];6;1);[.C442];[.C442]+1)" office:value-type="float" office:value="71">
            <text:p>071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parent node of location node is in 'check in' status</text:p>
          </table:table-cell>
          <table:table-cell table:style-name="ce82" office:value-type="string">
            <text:p>Step 3: Select the location to store document</text:p>
          </table:table-cell>
          <table:table-cell table:style-name="ce82" office:value-type="string">
            <text:p>Select the child node that you have just created in File Explorer at step 1</text:p>
          </table:table-cell>
          <table:table-cell table:style-name="ce82" office:value-type="string">
            <text:p>Node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44];6;1)&gt;MID([.F443];6;1);&quot;&quot;;MAX([.A$7:.A44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44];6;1)&gt;MID([.F443];6;1);[.C443];[.C443]+1)" office:value-type="float" office:value="71">
            <text:p>071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parent node of location node is in 'check in' status</text:p>
          </table:table-cell>
          <table:table-cell table:style-name="ce82" office:value-type="string">
            <text:p>Step 4: Select type of document</text:p>
          </table:table-cell>
          <table:table-cell table:style-name="ce82" office:value-type="string">
            <text:p>Select type of document</text:p>
          </table:table-cell>
          <table:table-cell table:style-name="ce82" office:value-type="string">
            <text:p>Type of document is selec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45];6;1)&gt;MID([.F444];6;1);&quot;&quot;;MAX([.A$7:.A444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45];6;1)&gt;MID([.F444];6;1);[.C444];[.C444]+1)" office:value-type="float" office:value="71">
            <text:p>071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parent node of location node is in 'check in' status</text:p>
          </table:table-cell>
          <table:table-cell table:style-name="ce82" office:value-type="string">
            <text:p>Step 5: Finish configuration</text:p>
          </table:table-cell>
          <table:table-cell table:style-name="ce82" office:value-type="string">
            <text:p>Click Save button</text:p>
          </table:table-cell>
          <table:table-cell table:style-name="ce82" office:value-type="string">
            <text:p>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46];6;1)&gt;MID([.F445];6;1);&quot;&quot;;MAX([.A$7:.A445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46];6;1)&gt;MID([.F445];6;1);[.C445];[.C445]+1)" office:value-type="float" office:value="71">
            <text:p>071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parent node of location node is in 'check in' status</text:p>
          </table:table-cell>
          <table:table-cell table:style-name="ce82" office:value-type="string">
            <text:p>Step 6: Open form to create document</text:p>
          </table:table-cell>
          <table:table-cell table:style-name="ce82" office:value-type="string">
            <text:p>Switch to 'View' mode</text:p>
          </table:table-cell>
          <table:table-cell table:style-name="ce82" office:value-type="string">
            <text:p>Form to create document appears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47];6;1)&gt;MID([.F446];6;1);&quot;&quot;;MAX([.A$7:.A446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47];6;1)&gt;MID([.F446];6;1);[.C446];[.C446]+1)" office:value-type="float" office:value="71">
            <text:p>071</text:p>
          </table:table-cell>
          <table:table-cell table:style-name="ce55" office:value-type="string">
            <text:p>DMS\Fast Content Creator\Add</text:p>
          </table:table-cell>
          <table:table-cell table:style-name="ce92" office:value-type="string">
            <text:p>Create document by Fast Content when parent node of location node is in 'check in' status</text:p>
          </table:table-cell>
          <table:table-cell table:style-name="ce82" office:value-type="string">
            <text:p>Step 7: Create document</text:p>
          </table:table-cell>
          <table:table-cell table:style-name="ce82" office:value-type="string">
            <text:p>- Fill data in required fields</text:p>
            <text:p>- Click Save button</text:p>
            <text:p/>
          </table:table-cell>
          <table:table-cell table:style-name="ce98" office:value-type="string">
            <text:p><text:span text:style-name="T7">Show message </text:span><text:span text:style-name="T7">“</text:span><text:span text:style-name="T8">Need to checkout </text:span><text:span text:style-name="T8">current node before </text:span><text:span text:style-name="T8">add new node </text:span><text:span text:style-name="T7">”</text:span>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48];6;1)&gt;MID([.F447];6;1);&quot;&quot;;MAX([.A$7:.A447])+1)" office:value-type="float" office:value="72">
            <text:p>072</text:p>
          </table:table-cell>
          <table:table-cell table:style-name="ce89" office:value-type="string">
            <text:p>FAS_02</text:p>
          </table:table-cell>
          <table:table-cell table:style-name="ce72" table:formula="oooc:=IF(MID([.F448];6;1)&gt;MID([.F447];6;1);[.C447];[.C447]+1)" office:value-type="float" office:value="72">
            <text:p>072</text:p>
          </table:table-cell>
          <table:table-cell table:style-name="ce55" office:value-type="string">
            <text:p>DMS\Fast Content Creator\Add</text:p>
          </table:table-cell>
          <table:table-cell table:style-name="ce52" office:value-type="string">
            <text:p>User put the wrong category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node (folder, document)</text:p>
          </table:table-cell>
          <table:table-cell table:style-name="ce94" office:value-type="string">
            <text:p>Node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0" table:formula="oooc:=IF(MID([.F449];6;1)&gt;MID([.F448];6;1);&quot;&quot;;MAX([.A$7:.A448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49];6;1)&gt;MID([.F448];6;1);[.C448];[.C448]+1)" office:value-type="float" office:value="72">
            <text:p>072</text:p>
          </table:table-cell>
          <table:table-cell table:style-name="ce55" office:value-type="string">
            <text:p>DMS\Fast Content Creator\Add</text:p>
          </table:table-cell>
          <table:table-cell table:style-name="ce93" office:value-type="string">
            <text:p>User put the wrong category</text:p>
          </table:table-cell>
          <table:table-cell table:style-name="ce95" office:value-type="string">
            <text:p>Step 2: Configuration for Fast Content Creator</text:p>
          </table:table-cell>
          <table:table-cell table:style-name="ce95" office:value-type="string">
            <text:p>- Go to Fast Content Creator</text:p>
            <text:p>- Switch to 'Edit' mode</text:p>
            <text:p>- Select Content folder that you have just created in File Explore</text:p>
            <text:p>- Select type of document except Article</text:p>
            <text:p>-Click Save button</text:p>
            <text:p/>
          </table:table-cell>
          <table:table-cell table:style-name="ce94" office:value-type="string">
            <text:p>- Config successfully</text:p>
            <text:p>- 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60" table:formula="oooc:=IF(MID([.F450];6;1)&gt;MID([.F449];6;1);&quot;&quot;;MAX([.A$7:.A449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50];6;1)&gt;MID([.F449];6;1);[.C449];[.C449]+1)" office:value-type="float" office:value="72">
            <text:p>072</text:p>
          </table:table-cell>
          <table:table-cell table:style-name="ce55" office:value-type="string">
            <text:p>DMS\Fast Content Creator\Add</text:p>
          </table:table-cell>
          <table:table-cell table:style-name="ce93" office:value-type="string">
            <text:p>User put the wrong category</text:p>
          </table:table-cell>
          <table:table-cell table:style-name="ce97" office:value-type="string">
            <text:p>Step 3: Add category for document</text:p>
          </table:table-cell>
          <table:table-cell table:style-name="ce82" office:value-type="string">
            <text:p>- Switch to 'View' mode</text:p>
            <text:p>- Click on 'Add category' icon </text:p>
            <text:p>- Put invalid value in 'Categories' field</text:p>
            <text:p><text:span text:style-name="T10">- In 'Referenced </text:span><text:span text:style-name="T10">categories' tab, click </text:span><text:span text:style-name="T10">Save button</text:span></text:p>
            <text:p/>
          </table:table-cell>
          <table:table-cell table:style-name="ce99" office:value-type="string">
            <text:p>Show message “Categories are wrong. Please choose right those 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60" table:formula="oooc:=IF(MID([.F451];6;1)&gt;MID([.F450];6;1);&quot;&quot;;MAX([.A$7:.A450])+1)" office:value-type="float" office:value="73">
            <text:p>073</text:p>
          </table:table-cell>
          <table:table-cell table:style-name="ce89" office:value-type="string">
            <text:p>FAS_02</text:p>
          </table:table-cell>
          <table:table-cell table:style-name="ce72" table:formula="oooc:=IF(MID([.F451];6;1)&gt;MID([.F450];6;1);[.C450];[.C450]+1)" office:value-type="float" office:value="73">
            <text:p>073</text:p>
          </table:table-cell>
          <table:table-cell table:style-name="ce55" office:value-type="string">
            <text:p>DMS\Fast Content Creator\Add</text:p>
          </table:table-cell>
          <table:table-cell table:style-name="ce52" office:value-type="string">
            <text:p>Delete category</text:p>
          </table:table-cell>
          <table:table-cell table:style-name="ce94" office:value-type="string">
            <text:p>Step 1: Create a node in File Explorer</text:p>
          </table:table-cell>
          <table:table-cell table:style-name="ce94" office:value-type="string">
            <text:p>- Go to File Explorer</text:p>
            <text:p>- Create node (folder, document)</text:p>
          </table:table-cell>
          <table:table-cell table:style-name="ce94" office:value-type="string">
            <text:p>Node is created successfully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60" table:formula="oooc:=IF(MID([.F452];6;1)&gt;MID([.F451];6;1);&quot;&quot;;MAX([.A$7:.A451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52];6;1)&gt;MID([.F451];6;1);[.C451];[.C451]+1)" office:value-type="float" office:value="73">
            <text:p>073</text:p>
          </table:table-cell>
          <table:table-cell table:style-name="ce55" office:value-type="string">
            <text:p>DMS\Fast Content Creator\Add</text:p>
          </table:table-cell>
          <table:table-cell table:style-name="ce93" office:value-type="string">
            <text:p>Delete category</text:p>
          </table:table-cell>
          <table:table-cell table:style-name="ce95" office:value-type="string">
            <text:p>Step 2: Configuration for Fast Content Creator</text:p>
          </table:table-cell>
          <table:table-cell table:style-name="ce95" office:value-type="string">
            <text:p>- Go to Fast Content Creator</text:p>
            <text:p>- Switch to 'Edit' mode</text:p>
            <text:p>- Select Content folder that you have just created in File Explore</text:p>
            <text:p>- Select type of document except Article</text:p>
            <text:p>-Click Save button</text:p>
            <text:p/>
          </table:table-cell>
          <table:table-cell table:style-name="ce94" office:value-type="string">
            <text:p>- Config successfully</text:p>
            <text:p>- Show message “Saved to portlet preferences successfully”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60" table:formula="oooc:=IF(MID([.F453];6;1)&gt;MID([.F452];6;1);&quot;&quot;;MAX([.A$7:.A452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53];6;1)&gt;MID([.F452];6;1);[.C452];[.C452]+1)" office:value-type="float" office:value="73">
            <text:p>073</text:p>
          </table:table-cell>
          <table:table-cell table:style-name="ce55" office:value-type="string">
            <text:p>DMS\Fast Content Creator\Add</text:p>
          </table:table-cell>
          <table:table-cell table:style-name="ce93" office:value-type="string">
            <text:p>Delete category</text:p>
          </table:table-cell>
          <table:table-cell table:style-name="ce97" office:value-type="string">
            <text:p>Step 3: Add category for document</text:p>
          </table:table-cell>
          <table:table-cell table:style-name="ce82" office:value-type="string">
            <text:p>- Switch to 'View' mode</text:p>
            <text:p>- Click on 'Add category' icon </text:p>
            <text:p>-Click on categories you want to add for document</text:p>
            <text:p><text:span text:style-name="T10"/></text:p>
            <text:p><text:span text:style-name="T10"/></text:p>
            <text:p/>
          </table:table-cell>
          <table:table-cell table:style-name="ce97" office:value-type="string">
            <text:p>Categories are added for document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60" table:formula="oooc:=IF(MID([.F454];6;1)&gt;MID([.F453];6;1);&quot;&quot;;MAX([.A$7:.A453])+1)">
            <text:p/>
          </table:table-cell>
          <table:table-cell table:style-name="ce89" office:value-type="string">
            <text:p>FAS_02</text:p>
          </table:table-cell>
          <table:table-cell table:style-name="ce72" table:formula="oooc:=IF(MID([.F454];6;1)&gt;MID([.F453];6;1);[.C453];[.C453]+1)" office:value-type="float" office:value="73">
            <text:p>073</text:p>
          </table:table-cell>
          <table:table-cell table:style-name="ce55" office:value-type="string">
            <text:p>DMS\Fast Content Creator\Add</text:p>
          </table:table-cell>
          <table:table-cell table:style-name="ce93" office:value-type="string">
            <text:p>Delete category</text:p>
          </table:table-cell>
          <table:table-cell table:style-name="ce82" office:value-type="string">
            <text:p>Step 4: Delete category</text:p>
          </table:table-cell>
          <table:table-cell table:style-name="ce97" office:value-type="string">
            <text:p>In form to add document, click 'Delete' icon near the field contain name of category you want to edit</text:p>
          </table:table-cell>
          <table:table-cell table:style-name="ce97" office:value-type="string">
            <text:p>Category is deleted</text:p>
          </table:table-cell>
          <table:table-cell table:style-name="ce94" office:value-type="string">
            <text:p>High</text:p>
          </table:table-cell>
          <table:table-cell table:number-columns-repeated="247"/>
        </table:table-row>
        <table:table-row table:style-name="ro12" table:number-rows-repeated="65081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Summary_Report" table:style-name="ta1" table:print="false">
        <table:table-column table:style-name="co27" table:default-cell-style-name="ce107"/>
        <table:table-column table:style-name="co28" table:default-cell-style-name="ce110"/>
        <table:table-column table:style-name="co29" table:default-cell-style-name="ce110"/>
        <table:table-column table:style-name="co30" table:default-cell-style-name="ce110"/>
        <table:table-column table:style-name="co31" table:default-cell-style-name="ce114"/>
        <table:table-column table:style-name="co13" table:number-columns-repeated="231" table:default-cell-style-name="ce110"/>
        <table:table-column table:style-name="co13" table:number-columns-repeated="15" table:default-cell-style-name="Default"/>
        <table:table-row table:style-name="ro23">
          <table:table-cell table:style-name="ce103" office:value-type="string" table:number-columns-spanned="5" table:number-rows-spanned="2">
            <text:p>FAS Functionality List</text:p>
            <text:p><text:span text:style-name="T5">Based on </text:span><text:span text:style-name="T5">document </text:span><text:span text:style-name="T5">version: <text:s/></text:span></text:p>
            <text:p><text:span text:style-name="T5">Product version: </text:span><text:span text:style-name="T5">DMS 2.6</text:span></text:p>
          </table:table-cell>
          <table:covered-table-cell table:number-columns-repeated="4" table:style-name="ce108"/>
          <table:table-cell table:style-name="ce115"/>
          <table:table-cell table:style-name="ce119" table:number-columns-repeated="230"/>
          <table:table-cell table:style-name="ce53" table:number-columns-repeated="15"/>
        </table:table-row>
        <table:table-row table:style-name="ro24">
          <table:covered-table-cell table:style-name="ce104"/>
          <table:covered-table-cell table:number-columns-repeated="4" table:style-name="ce108"/>
          <table:table-cell table:style-name="ce116"/>
          <table:table-cell table:number-columns-repeated="245"/>
        </table:table-row>
        <table:table-row table:style-name="ro25">
          <table:table-cell table:style-name="ce42" office:value-type="string">
            <text:p>Id</text:p>
          </table:table-cell>
          <table:table-cell table:style-name="ce46" office:value-type="string">
            <text:p>Portlet</text:p>
          </table:table-cell>
          <table:table-cell table:style-name="ce46" office:value-type="string">
            <text:p>Functional Group</text:p>
          </table:table-cell>
          <table:table-cell table:style-name="ce46" office:value-type="string">
            <text:p>Functionality</text:p>
          </table:table-cell>
          <table:table-cell table:style-name="ce46" office:value-type="string">
            <text:p>Functionality summary</text:p>
          </table:table-cell>
          <table:table-cell table:style-name="ce46" office:value-type="string">
            <text:p>Total cases</text:p>
          </table:table-cell>
          <table:table-cell table:number-columns-repeated="245"/>
        </table:table-row>
        <table:table-row table:style-name="ro6">
          <table:table-cell table:style-name="ce105" office:value-type="string">
            <text:p>FAS_01</text:p>
          </table:table-cell>
          <table:table-cell table:style-name="ce109"/>
          <table:table-cell table:style-name="ce111" office:value-type="string">
            <text:p>Configuration</text:p>
          </table:table-cell>
          <table:table-cell table:style-name="ce112" office:value-type="string">
            <text:p>Edit</text:p>
          </table:table-cell>
          <table:table-cell table:style-name="ce112" office:value-type="string">
            <text:p>Edit current configuration</text:p>
          </table:table-cell>
          <table:table-cell table:style-name="ce117" table:formula="oooc:=SUMPRODUCT(([Configuration.B$4:Configuration.B$1004]=[.$A4])*([Configuration.A$4:Configuration.A$1004]&lt;&gt;&quot;&quot;))" office:value-type="float" office:value="19">
            <text:p>19</text:p>
          </table:table-cell>
          <table:table-cell table:number-columns-repeated="245"/>
        </table:table-row>
        <table:table-row table:style-name="ro6">
          <table:table-cell table:style-name="ce105" office:value-type="string">
            <text:p>FAS_02</text:p>
          </table:table-cell>
          <table:table-cell table:style-name="ce109"/>
          <table:table-cell table:style-name="ce111" office:value-type="string">
            <text:p>Document</text:p>
          </table:table-cell>
          <table:table-cell table:style-name="ce112" office:value-type="string">
            <text:p>Add</text:p>
          </table:table-cell>
          <table:table-cell table:style-name="ce112" office:value-type="string">
            <text:p>Add document in selected path</text:p>
          </table:table-cell>
          <table:table-cell table:style-name="ce117" table:formula="oooc:=SUMPRODUCT(([Add_Document.B$4:Add_Document.B$1005]=[.$A5])*([Add_Document.A$4:Add_Document.A$1005]&lt;&gt;&quot;&quot;))" office:value-type="float" office:value="73">
            <text:p>73</text:p>
          </table:table-cell>
          <table:table-cell table:number-columns-repeated="245"/>
        </table:table-row>
        <table:table-row table:style-name="ro12">
          <table:table-cell table:style-name="ce106" office:value-type="string" table:number-columns-spanned="5" table:number-rows-spanned="1">
            <text:p>Total</text:p>
          </table:table-cell>
          <table:covered-table-cell table:style-name="ce109"/>
          <table:covered-table-cell table:number-columns-repeated="2" table:style-name="ce105"/>
          <table:covered-table-cell table:style-name="ce113"/>
          <table:table-cell table:style-name="ce118" table:formula="oooc:=SUM([.F4:.F5])" office:value-type="float" office:value="92">
            <text:p>92</text:p>
          </table:table-cell>
          <table:table-cell table:number-columns-repeated="245"/>
        </table:table-row>
        <table:table-row table:style-name="ro12">
          <table:table-cell table:number-columns-repeated="2"/>
          <table:table-cell table:style-name="Default" table:number-columns-repeated="2"/>
          <table:table-cell table:number-columns-repeated="247"/>
        </table:table-row>
        <table:table-row table:style-name="ro12" table:number-rows-repeated="12">
          <table:table-cell/>
          <table:table-cell table:style-name="Default" table:number-columns-repeated="5"/>
          <table:table-cell table:number-columns-repeated="245"/>
        </table:table-row>
        <table:table-row table:style-name="ro26">
          <table:table-cell/>
          <table:table-cell table:style-name="Default" table:number-columns-repeated="5"/>
          <table:table-cell table:number-columns-repeated="245"/>
        </table:table-row>
        <table:table-row table:style-name="ro12" table:number-rows-repeated="11">
          <table:table-cell/>
          <table:table-cell table:style-name="Default" table:number-columns-repeated="5"/>
          <table:table-cell table:number-columns-repeated="245"/>
        </table:table-row>
        <table:table-row table:style-name="ro12" table:number-rows-repeated="65504">
          <table:table-cell table:number-columns-repeated="251"/>
        </table:table-row>
        <table:table-row table:style-name="ro12">
          <table:table-cell table:number-columns-repeated="251"/>
        </table:table-row>
      </table:table>
      <table:named-expressions>
        <table:named-range table:name="FAS_01" table:base-cell-address="$Configuration.$C$71" table:cell-range-address="$Configuration.$B$7:.$H$94"/>
        <table:named-range table:name="FAS_02" table:base-cell-address="$Add_Document.$G$459" table:cell-range-address="$Add_Document.$B$7:.$H$454"/>
      </table:named-expressions>
      <table:database-ranges>
        <table:database-range table:target-range-address="Add_Document.B1:Add_Document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2" number:min-integer-digits="1" number:grouping="true"/>
    </number:number-style>
    <number:number-style style:name="N138">
      <style:text-properties fo:color="#ff0000"/>
      <number:text>-£</number:text>
      <number:number number:decimal-places="2" number:min-integer-digits="1" number:grouping="true"/>
      <style:map style:condition="value()&gt;=0" style:apply-style-name="N138P0"/>
    </number:number-style>
    <number:number-style style:name="N142P0" style:volatile="true">
      <number:text> £</number:text>
      <number:number number:decimal-places="0" number:min-integer-digits="1" number:grouping="true"/>
      <number:text> </number:text>
    </number:number-style>
    <number:number-style style:name="N142P1" style:volatile="true">
      <number:text>-£</number:text>
      <number:number number:decimal-places="0" number:min-integer-digits="1" number:grouping="true"/>
      <number:text> </number:text>
    </number:number-style>
    <number:number-style style:name="N142P2" style:volatile="true">
      <number:text> £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£</number:text>
      <number:number number:decimal-places="2" number:min-integer-digits="1" number:grouping="true"/>
      <number:text> </number:text>
    </number:number-style>
    <number:number-style style:name="N148P1" style:volatile="true">
      <number:text>-£</number:text>
      <number:number number:decimal-places="2" number:min-integer-digits="1" number:grouping="true"/>
      <number:text> </number:text>
    </number:number-style>
    <number:number-style style:name="N148P2" style:volatile="true">
      <number:text> £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£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£-</number:text>
      <number:number number:decimal-places="2" number:min-integer-digits="1" number:grouping="true"/>
      <style:map style:condition="value()&gt;=0" style:apply-style-name="N152P0"/>
    </number:number-style>
    <number:date-style style:name="N153">
      <number:day/>
      <number:text>-</number:text>
      <number:month number:textual="true"/>
      <number:text>-</number:text>
      <number:year/>
    </number:date-style>
    <number:date-style style:name="N154P0" style:volatile="true">
      <number:day/>
      <number:text>-</number:text>
      <number:month number:textual="true"/>
      <number:text>-</number:text>
      <number:year/>
    </number:date-style>
    <number:text-style style:name="N154">
      <number:text-content/>
      <style:map style:condition="value()&gt;=0" style:apply-style-name="N154P0"/>
    </number:text-style>
    <number:number-style style:name="N155">
      <number:number number:decimal-places="1" number:min-integer-digits="1"/>
    </number:number-style>
    <number:date-style style:name="N156">
      <number:day/>
      <number:text>- </number:text>
      <number:month number:textual="true"/>
      <number:text>- </number:text>
      <number:year number:style="long"/>
    </number:date-style>
    <number:date-style style:name="N157">
      <number:day/>
      <number:text>-</number:text>
      <number:month number:textual="true"/>
      <number:text>-</number:text>
      <number:year number:style="long"/>
    </number:date-style>
    <number:number-style style:name="N158">
      <number:number number:decimal-places="0" number:min-integer-digits="3"/>
    </number:number-style>
    <number:number-style style:name="N160P0" style:volatile="true">
      <number:text>¥</number:text>
      <number:number number:decimal-places="0" number:min-integer-digits="1" number:grouping="true"/>
    </number:number-style>
    <number:number-style style:name="N160">
      <style:text-properties fo:color="#ff0000"/>
      <number:text>¥-</number:text>
      <number:number number:decimal-places="0" number:min-integer-digits="1" number:grouping="true"/>
      <style:map style:condition="value()&gt;=0" style:apply-style-name="N160P0"/>
    </number:number-style>
    <number:number-style style:name="N161">
      <number:text>UR_</number:text>
      <number:number number:decimal-places="0" number:min-integer-digits="2"/>
    </number:number-style>
    <number:date-style style:name="N162P0" style:volatile="true">
      <number:day/>
      <number:text>-</number:text>
      <number:month number:textual="true"/>
      <number:text>-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">
      <number:text>GUI_</number:text>
      <number:number number:decimal-places="0" number:min-integer-digits="2"/>
    </number:number-style>
    <number:number-style style:name="N164">
      <number:text>FUN_</number:text>
      <number:number number:decimal-places="0" number:min-integer-digits="2"/>
    </number:number-style>
    <number:number-style style:name="N16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6P0"/>
    </number:number-style>
    <number:number-style style:name="N167P0" style:volatile="true">
      <number:text>¥</number:text>
      <number:number number:decimal-places="0" number:min-integer-digits="1" number:grouping="true"/>
    </number:number-style>
    <number:number-style style:name="N167">
      <style:text-properties fo:color="#ff0000"/>
      <number:text>¥¥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">
      <number:text>DATA_</number:text>
      <number:number number:decimal-places="0" number:min-integer-digits="2"/>
    </number:number-style>
    <number:number-style style:name="N170">
      <number:text>DATA_M_</number:text>
      <number:number number:decimal-places="0" number:min-integer-digits="2"/>
    </number:number-style>
    <number:percentage-style style:name="N171">
      <number:number number:decimal-places="1" number:min-integer-digits="1"/>
      <number:text>%</number:text>
    </number:percentage-style>
    <number:number-style style:name="N173P0" style:volatile="true">
      <number:text>Yes</number:text>
    </number:number-style>
    <number:number-style style:name="N173P1" style:volatile="true">
      <number:text>Yes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True</number:text>
    </number:number-style>
    <number:number-style style:name="N175P1" style:volatile="true">
      <number:text>True</number:text>
    </number:number-style>
    <number:number-style style:name="N175">
      <number:text>False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On</number:text>
    </number:number-style>
    <number:number-style style:name="N177P1" style:volatile="true">
      <number:text>On</number:text>
    </number:number-style>
    <number:number-style style:name="N177">
      <number:text>Of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1P0" style:volatile="true">
      <number:number number:decimal-places="0" number:min-integer-digits="1"/>
      <number:text> </number:text>
    </number:number-style>
    <number:number-style style:name="N181">
      <number:text>(</number:text>
      <number:number number:decimal-places="0" number:min-integer-digits="1"/>
      <number:text>)</number:text>
      <style:map style:condition="value()&gt;=0" style:apply-style-name="N181P0"/>
    </number:number-style>
    <number:number-style style:name="N183P0" style:volatile="true">
      <number:number number:decimal-places="2" number:min-integer-digits="1"/>
      <number:text> </number:text>
    </number:number-style>
    <number:number-style style:name="N183">
      <number:text>(</number:text>
      <number:number number:decimal-places="2" number:min-integer-digits="1"/>
      <number:text>)</number:text>
      <style:map style:condition="value()&gt;=0" style:apply-style-name="N183P0"/>
    </number:number-style>
    <number:date-style style:name="N184">
      <number:month number:textual="true"/>
      <number:text>-</number:text>
      <number:year number:style="long"/>
    </number:date-style>
    <number:number-style style:name="N185P0" style:volatile="true">
      <number:number number:decimal-places="2" number:min-integer-digits="1"/>
    </number:number-style>
    <number:number-style style:name="N185">
      <style:text-properties fo:color="#ff0000"/>
      <number:number number:decimal-places="2" number:min-integer-digits="1"/>
      <style:map style:condition="value()&gt;=0" style:apply-style-name="N185P0"/>
    </number:number-style>
    <number:number-style style:name="N187P0" style:volatile="true">
      <number:number number:decimal-places="0" number:min-integer-digits="1" number:grouping="true"/>
      <number:text> €</number:text>
    </number:number-style>
    <number:number-style style:name="N187">
      <number:text>-</number:text>
      <number:number number:decimal-places="0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€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€</number:text>
    </number:number-style>
    <number:number-style style:name="N190">
      <number:text>-</number:text>
      <number:number number:decimal-places="2" number:min-integer-digits="1" number:grouping="true"/>
      <number:text> €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€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1P0"/>
    </number:number-style>
    <number:number-style style:name="N195P0" style:volatile="true">
      <number:number number:decimal-places="0" number:min-integer-digits="1" number:grouping="true"/>
      <number:text> € </number:text>
    </number:number-style>
    <number:number-style style:name="N195P1" style:volatile="true">
      <number:text>-</number:text>
      <number:number number:decimal-places="0" number:min-integer-digits="1" number:grouping="true"/>
      <number:text> € </number:text>
    </number:number-style>
    <number:number-style style:name="N195P2" style:volatile="true">
      <number:text> - €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0" number:min-integer-digits="1" number:grouping="true"/>
      <number:text>    </number:text>
    </number:number-style>
    <number:number-style style:name="N199P1" style:volatile="true">
      <number:text>-</number:text>
      <number:number number:decimal-places="0" number:min-integer-digits="1" number:grouping="true"/>
      <number:text>    </number:text>
    </number:number-style>
    <number:number-style style:name="N199P2" style:volatile="true">
      <number:text> -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2" number:min-integer-digits="1" number:grouping="true"/>
      <number:text> € </number:text>
    </number:number-style>
    <number:number-style style:name="N203P1" style:volatile="true">
      <number:text>-</number:text>
      <number:number number:decimal-places="2" number:min-integer-digits="1" number:grouping="true"/>
      <number:text> € </number:text>
    </number:number-style>
    <number:number-style style:name="N203P2" style:volatile="true">
      <number:text> -</number:text>
      <number:number number:decimal-places="0" number:min-integer-digits="0"/>
      <number:text> €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P2" style:volatile="true">
      <number:text> -</number:text>
      <number:number number:decimal-places="0" number:min-integer-digits="0"/>
      <number:text>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date-style style:name="N208">
      <number:month number:style="long"/>
      <number:text>/</number:text>
      <number:day number:style="long"/>
    </number:date-style>
    <number:date-style style:name="N209P0" style:volatile="true">
      <number:month/>
      <number:text>/</number:text>
      <number:day/>
      <number:text>/</number:text>
      <number:year/>
    </number:date-style>
    <number:text-style style:name="N209">
      <number:text-content/>
      <style:map style:condition="value()&gt;=0" style:apply-style-name="N209P0"/>
    </number:text-style>
    <number:number-style style:name="N210">
      <number:number number:decimal-places="0" number:min-integer-digits="4"/>
    </number:number-style>
    <number:date-style style:name="N211">
      <number:month/>
      <number:text>/</number:text>
      <number:day/>
      <number:text>/</number:text>
      <number:year number:style="long"/>
    </number:date-style>
    <number:date-style style:name="N212">
      <number:day/>
      <number:text>-</number:text>
      <number:month number:textual="true"/>
    </number:date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date-style style:name="N215">
      <number:day number:style="long"/>
      <number:text>-</number:text>
      <number:month number:textual="true"/>
      <number:text>-</number:text>
      <number:year/>
    </number:date-style>
    <number:date-style style:name="N216">
      <number:day number:style="long"/>
      <number:text>/</number:text>
      <number:month number:style="long"/>
      <number:text>/</number:text>
      <number:year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/</number:text>
      <number:month number:style="long"/>
      <number:text>/</number:text>
      <number:year number:style="long"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05/17/2010</text:date>, <text:time>13:5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Tuan Nguyen</meta:initial-creator>
    <meta:creation-date>2008-10-28T09:59:10</meta:creation-date>
    <dc:date>2010-05-17T13:54:53</dc:date>
    <dc:language>en-US</dc:language>
    <meta:editing-cycles>73</meta:editing-cycles>
    <meta:editing-duration>PT19H53M53S</meta:editing-duration>
    <meta:user-defined meta:name="Info 1"/>
    <meta:user-defined meta:name="Info 2"/>
    <meta:user-defined meta:name="Info 3"/>
    <meta:user-defined meta:name="Info 4"/>
    <meta:document-statistic meta:table-count="5" meta:cell-count="5242" meta:object-count="1"/>
  </office:meta>
</office:document-meta>
</file>